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91in" fo:margin-left="0in" fo:margin-right="-0.0035in" table:align="margins"/>
    </style:style>
    <style:style style:name="Table1.A" style:family="table-column">
      <style:table-column-properties style:column-width="1.0285in" style:rel-column-width="9244*"/>
    </style:style>
    <style:style style:name="Table1.B" style:family="table-column">
      <style:table-column-properties style:column-width="6.2625in" style:rel-column-width="5629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9pt" style:font-size-asian="9pt" style:font-size-complex="9pt"/>
    </style:style>
    <style:style style:name="P2" style:family="paragraph" style:parent-style-name="Text_20_body">
      <style:text-properties fo:font-size="9pt" fo:font-style="italic" style:font-size-asian="9pt" style:font-style-asian="italic" style:font-size-complex="9pt" style:font-style-complex="italic"/>
    </style:style>
    <style:style style:name="P3" style:family="paragraph" style:parent-style-name="Text_20_body">
      <style:text-properties fo:font-size="9pt" style:text-underline-style="solid" style:text-underline-width="auto" style:text-underline-color="font-color" style:font-size-asian="9pt" style:font-size-complex="9pt"/>
    </style:style>
    <style:style style:name="P4" style:family="paragraph" style:parent-style-name="Text_20_body">
      <style:text-properties fo:font-size="9pt" style:text-underline-style="solid" style:text-underline-width="auto" style:text-underline-color="font-color" fo:font-weight="bold" style:font-size-asian="9pt" style:font-weight-asian="bold" style:font-size-complex="9pt" style:font-weight-complex="bold"/>
    </style:style>
    <style:style style:name="P5" style:family="paragraph" style:parent-style-name="Text_20_body">
      <style:text-properties fo:font-size="9pt" style:text-underline-style="none" style:font-size-asian="9pt" style:font-size-complex="9pt"/>
    </style:style>
    <style:style style:name="P6" style:family="paragraph" style:parent-style-name="Text_20_body">
      <style:text-properties fo:font-size="9pt" style:text-underline-style="none" fo:font-weight="normal" style:font-size-asian="9pt" style:font-weight-asian="normal" style:font-size-complex="9pt" style:font-weight-complex="normal"/>
    </style:style>
    <style:style style:name="P7" style:family="paragraph" style:parent-style-name="Table_20_Contents">
      <style:text-properties fo:font-size="9pt" style:font-size-asian="9pt" style:font-size-complex="9pt"/>
    </style:style>
    <style:style style:name="P8" style:family="paragraph" style:parent-style-name="Standard">
      <style:text-properties fo:font-size="9pt" style:font-size-asian="9pt" style:font-size-complex="9pt"/>
    </style:style>
    <style:style style:name="P9" style:family="paragraph" style:parent-style-name="Standard">
      <style:text-properties style:font-name="Nimbus Roman No9 L" fo:font-size="8pt" fo:font-style="normal" style:text-underline-style="none" fo:font-weight="normal" style:font-name-asian="Nimbus Roman No9 L" style:font-size-asian="8pt" style:font-style-asian="normal" style:font-weight-asian="normal" style:font-name-complex="Nimbus Roman No9 L" style:font-size-complex="8pt" style:font-style-complex="normal" style:font-weight-complex="normal"/>
    </style:style>
    <style:style style:name="P10" style:family="paragraph" style:parent-style-name="Text_20_body">
      <style:paragraph-properties fo:margin-left="0in" fo:margin-right="0in" fo:text-indent="-0.6in" style:auto-text-indent="false"/>
    </style:style>
    <style:style style:name="P11" style:family="paragraph" style:parent-style-name="Text_20_body">
      <style:paragraph-properties fo:break-before="page"/>
      <style:text-properties fo:font-size="9pt" style:font-size-asian="9pt" style:font-size-complex="9pt"/>
    </style:style>
    <style:style style:name="P12" style:family="paragraph" style:parent-style-name="Text_20_body" style:list-style-name="L1"/>
    <style:style style:name="P13" style:family="paragraph" style:parent-style-name="Text_20_body">
      <style:text-properties fo:font-size="9pt" style:font-size-asian="9pt" style:font-size-complex="9pt"/>
    </style:style>
    <style:style style:name="P14" style:family="paragraph" style:parent-style-name="Text_20_body" style:list-style-name="L1">
      <style:text-properties fo:font-size="9pt" style:font-size-asian="9pt" style:font-size-complex="9pt"/>
    </style:style>
    <style:style style:name="P15" style:family="paragraph" style:parent-style-name="Text_20_body" style:list-style-name="L2">
      <style:text-properties fo:font-size="9pt" style:font-size-asian="9pt" style:font-size-complex="9pt"/>
    </style:style>
    <style:style style:name="P16" style:family="paragraph" style:parent-style-name="Text_20_body" style:list-style-name="L3">
      <style:text-properties fo:font-size="9pt" style:font-size-asian="9pt" style:font-size-complex="9pt"/>
    </style:style>
    <style:style style:name="P17" style:family="paragraph" style:parent-style-name="Text_20_body" style:list-style-name="L4">
      <style:text-properties fo:font-size="9pt" style:font-size-asian="9pt" style:font-size-complex="9pt"/>
    </style:style>
    <style:style style:name="P18" style:family="paragraph" style:parent-style-name="Text_20_body" style:list-style-name="L5">
      <style:text-properties fo:font-size="9pt" style:font-size-asian="9pt" style:font-size-complex="9pt"/>
    </style:style>
    <style:style style:name="P19" style:family="paragraph" style:parent-style-name="Text_20_body" style:list-style-name="L6">
      <style:text-properties fo:font-size="9pt" style:font-size-asian="9pt" style:font-size-complex="9pt"/>
    </style:style>
    <style:style style:name="P20" style:family="paragraph" style:parent-style-name="Text_20_body" style:list-style-name="L7">
      <style:text-properties fo:font-size="9pt" style:font-size-asian="9pt" style:font-size-complex="9pt"/>
    </style:style>
    <style:style style:name="P21" style:family="paragraph" style:parent-style-name="Text_20_body" style:list-style-name="L8">
      <style:text-properties fo:font-size="9pt" style:font-size-asian="9pt" style:font-size-complex="9pt"/>
    </style:style>
    <style:style style:name="P22" style:family="paragraph" style:parent-style-name="Text_20_body" style:list-style-name="L9">
      <style:text-properties fo:font-size="9pt" style:font-size-asian="9pt" style:font-size-complex="9pt"/>
    </style:style>
    <style:style style:name="P23" style:family="paragraph" style:parent-style-name="Text_20_body">
      <style:text-properties fo:font-size="9pt" style:text-underline-style="solid" style:text-underline-width="auto" style:text-underline-color="font-color" style:font-size-asian="9pt" style:font-size-complex="9pt"/>
    </style:style>
    <style:style style:name="P24" style:family="paragraph" style:parent-style-name="Text_20_body" style:list-style-name="L10">
      <style:text-properties fo:font-size="9pt" style:text-underline-style="none" style:font-size-asian="9pt" style:font-size-complex="9pt"/>
    </style:style>
    <style:style style:name="P25" style:family="paragraph" style:parent-style-name="Text_20_body" style:list-style-name="L11">
      <style:text-properties fo:font-size="9pt" style:text-underline-style="none" style:font-size-asian="9pt" style:font-size-complex="9pt"/>
    </style:style>
    <style:style style:name="P26" style:family="paragraph" style:parent-style-name="Text_20_body" style:list-style-name="L16">
      <style:text-properties fo:font-size="9pt" style:text-underline-style="none" style:font-size-asian="9pt" style:font-size-complex="9pt"/>
    </style:style>
    <style:style style:name="P27" style:family="paragraph" style:parent-style-name="Text_20_body" style:list-style-name="L17">
      <style:text-properties fo:font-size="9pt" style:text-underline-style="none" style:font-size-asian="9pt" style:font-size-complex="9pt"/>
    </style:style>
    <style:style style:name="P28" style:family="paragraph" style:parent-style-name="Text_20_body" style:list-style-name="L12">
      <style:text-properties fo:font-size="9pt" style:text-underline-style="none" fo:font-weight="normal" style:font-size-asian="9pt" style:font-weight-asian="normal" style:font-size-complex="9pt" style:font-weight-complex="normal"/>
    </style:style>
    <style:style style:name="P29" style:family="paragraph" style:parent-style-name="Text_20_body" style:list-style-name="L13">
      <style:text-properties fo:font-size="9pt" style:text-underline-style="none" fo:font-weight="normal" style:font-size-asian="9pt" style:font-weight-asian="normal" style:font-size-complex="9pt" style:font-weight-complex="normal"/>
    </style:style>
    <style:style style:name="P30" style:family="paragraph" style:parent-style-name="Text_20_body" style:list-style-name="L14">
      <style:text-properties fo:font-size="9pt" style:text-underline-style="none" fo:font-weight="normal" style:font-size-asian="9pt" style:font-weight-asian="normal" style:font-size-complex="9pt" style:font-weight-complex="normal"/>
    </style:style>
    <style:style style:name="P31" style:family="paragraph" style:parent-style-name="Text_20_body" style:list-style-name="L15">
      <style:text-properties fo:font-size="9pt" style:text-underline-style="none" fo:font-weight="normal" style:font-size-asian="9pt" style:font-weight-asian="normal" style:font-size-complex="9pt" style:font-weight-complex="normal"/>
    </style:style>
    <style:style style:name="P32" style:family="paragraph" style:parent-style-name="Text_20_body" style:list-style-name="L16">
      <style:text-properties fo:font-size="9pt" style:text-underline-style="none" fo:font-weight="normal" style:font-size-asian="9pt" style:font-weight-asian="normal" style:font-size-complex="9pt" style:font-weight-complex="normal"/>
    </style:style>
    <style:style style:name="P33" style:family="paragraph" style:parent-style-name="Text_20_body">
      <style:text-properties fo:font-size="9pt" fo:font-style="italic" style:font-size-asian="9pt" style:font-style-asian="italic" style:font-size-complex="9pt" style:font-style-complex="italic"/>
    </style:style>
    <style:style style:name="P34" style:family="paragraph" style:parent-style-name="Text_20_body" style:list-style-name="L5"/>
    <style:style style:name="P35" style:family="paragraph" style:parent-style-name="Text_20_body" style:list-style-name="L7"/>
    <style:style style:name="P36" style:family="paragraph" style:parent-style-name="Text_20_body">
      <style:paragraph-properties fo:margin-left="0in" fo:margin-right="0in" fo:text-indent="-0.6in" style:auto-text-indent="false"/>
    </style:style>
    <style:style style:name="P37" style:family="paragraph" style:parent-style-name="Text_20_body">
      <style:paragraph-properties fo:break-before="page"/>
      <style:text-properties fo:font-size="9pt" style:font-size-asian="9pt" style:font-size-complex="9pt"/>
    </style:style>
    <style:style style:name="P38" style:family="paragraph" style:parent-style-name="Standard">
      <style:text-properties fo:font-size="9pt" style:font-size-asian="9pt" style:font-size-complex="9pt"/>
    </style:style>
    <style:style style:name="P39" style:family="paragraph" style:parent-style-name="Heading_20_3">
      <style:text-properties fo:font-size="10pt" style:font-size-asian="10pt" style:font-size-complex="10pt"/>
    </style:style>
    <style:style style:name="P40" style:family="paragraph" style:parent-style-name="Heading_20_3">
      <style:text-properties fo:font-size="12pt" style:font-size-asian="12pt" style:font-size-complex="12pt"/>
    </style:style>
    <style:style style:name="P41" style:family="paragraph" style:parent-style-name="Heading_20_3">
      <style:text-properties style:text-underline-style="none"/>
    </style:style>
    <style:style style:name="P42" style:family="paragraph" style:parent-style-name="Heading_20_3">
      <style:paragraph-properties fo:margin-top="0.1665in" fo:margin-bottom="0.0835in" fo:keep-with-next="always"/>
      <style:text-properties style:font-name="Nimbus Sans L" style:font-name-asian="DejaVu Sans" style:font-name-complex="DejaVu Sans"/>
    </style:style>
    <style:style style:name="P43" style:family="paragraph" style:parent-style-name="Heading_20_4">
      <style:paragraph-properties fo:margin-left="0in" fo:margin-right="0in" fo:text-indent="-0.6in" style:auto-text-indent="false"/>
    </style:style>
    <style:style style:name="P44" style:family="paragraph" style:parent-style-name="Heading_20_2">
      <style:paragraph-properties fo:break-before="page"/>
    </style:style>
    <style:style style:name="P45" style:family="paragraph" style:parent-style-name="Heading_20_1">
      <style:text-properties fo:font-size="12pt" style:font-size-asian="12pt" style:font-size-complex="12pt"/>
    </style:style>
    <style:style style:name="P46" style:family="paragraph" style:parent-style-name="Table_20_Contents">
      <style:text-properties fo:font-size="9pt" style:font-size-asian="9pt" style:font-size-complex="9pt"/>
    </style:style>
    <style:style style:name="P47" style:family="paragraph">
      <style:paragraph-properties fo:text-align="center"/>
    </style:style>
    <style:style style:name="P48" style:family="paragraph">
      <style:text-properties fo:font-size="7pt" style:font-size-asian="7pt" style:font-size-complex="7pt"/>
    </style:style>
    <style:style style:name="P49" style:family="paragraph">
      <style:text-properties fo:font-size="9pt" style:font-size-asian="9pt" style:font-size-complex="9pt"/>
    </style:style>
    <style:style style:name="P50" style:family="paragraph">
      <style:paragraph-properties fo:text-align="center"/>
      <style:text-properties fo:font-size="8pt" style:font-size-asian="8pt" style:font-size-complex="8pt"/>
    </style:style>
    <style:style style:name="P51" style:family="paragraph">
      <style:paragraph-properties fo:text-align="center"/>
      <style:text-properties fo:font-size="6pt" style:font-size-asian="6pt" style:font-size-complex="6pt"/>
    </style:style>
    <style:style style:name="T1" style:family="text">
      <style:text-properties fo:font-size="9pt" style:font-size-asian="9pt" style:font-size-complex="9pt"/>
    </style:style>
    <style:style style:name="T2" style:family="text">
      <style:text-properties fo:font-size="9pt" style:text-underline-style="none" style:font-size-asian="9pt" style:font-size-complex="9pt"/>
    </style:style>
    <style:style style:name="T3" style:family="text">
      <style:text-properties fo:font-size="9pt" fo:font-style="italic" style:font-size-asian="9pt" style:font-style-asian="italic" style:font-size-complex="9pt" style:font-style-complex="italic"/>
    </style:style>
    <style:style style:name="T4" style:family="text">
      <style:text-properties fo:font-size="9pt" fo:font-style="normal" fo:font-weight="normal" style:font-size-asian="9pt" style:font-style-asian="normal" style:font-weight-asian="normal" style:font-size-complex="9pt" style:font-style-complex="normal" style:font-weight-complex="normal"/>
    </style:style>
    <style:style style:name="T5" style:family="text">
      <style:text-properties fo:font-size="9pt" fo:font-weight="bold" style:font-size-asian="9pt" style:font-weight-asian="bold" style:font-size-complex="9pt" style:font-weight-complex="bold"/>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fo:font-size="7pt" style:font-size-asian="7pt" style:font-size-complex="7pt"/>
    </style:style>
    <style:style style:name="T15" style:family="text">
      <style:text-properties fo:font-size="8pt" style:font-size-asian="8pt" style:font-size-complex="8pt"/>
    </style:style>
    <style:style style:name="T16" style:family="text">
      <style:text-propertie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335in" fo:text-indent="-0.25in" fo:margin-left="0.5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35in" fo:text-indent="-0.25in" fo:margin-left="0.7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35in" fo:text-indent="-0.25in" fo:margin-left="1.0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35in" fo:text-indent="-0.25in" fo:margin-left="1.2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35in" fo:text-indent="-0.25in" fo:margin-left="1.5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35in" fo:text-indent="-0.25in" fo:margin-left="1.7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35in" fo:text-indent="-0.25in" fo:margin-left="2.0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35in" fo:text-indent="-0.25in" fo:margin-left="2.2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35in" fo:text-indent="-0.25in" fo:margin-left="2.5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35in" fo:text-indent="-0.25in" fo:margin-left="2.78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291in" style:run-through="foreground"/>
    </style:style>
    <style:style style:name="gr3" style:family="graphic">
      <style:graphic-properties draw:fill="none" draw:textarea-horizontal-align="center" draw:textarea-vertical-align="middle" style:run-through="foreground"/>
    </style:style>
    <style:style style:name="gr4" style:family="graphic">
      <style:graphic-properties draw:stroke="solid" svg:stroke-color="#000000" draw:fill="solid" draw:fill-color="#cccccc" fo:min-height="0.1299in" style:run-through="foreground"/>
    </style:style>
    <style:style style:name="gr5" style:family="graphic">
      <style:graphic-properties draw:stroke="solid" svg:stroke-color="#000000" draw:fill="solid" draw:fill-color="#cccccc" fo:min-height="0.1571in" style:run-through="foreground"/>
    </style:style>
    <style:style style:name="gr6" style:family="graphic">
      <style:graphic-properties draw:stroke="solid" svg:stroke-color="#000000" draw:fill="solid" draw:fill-color="#cccccc" fo:min-height="0.1484in" style:run-through="foreground"/>
    </style:style>
    <style:style style:name="gr7" style:family="graphic">
      <style:graphic-properties draw:marker-start="" draw:marker-end="Arrow_20_concave" draw:textarea-horizontal-align="center" draw:textarea-vertical-align="middle" draw:shadow-offset-x="0.1201in" draw:shadow-offset-y="0.1201in" style:run-through="foreground"/>
    </style:style>
    <style:style style:name="gr8" style:family="graphic">
      <style:graphic-properties draw:stroke="none" svg:stroke-color="#000000" draw:fill="none" draw:fill-color="#ffffff" fo:min-height="0.1362in" style:run-through="foreground"/>
    </style:style>
    <style:style style:name="gr9"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solid" draw:fill-color="#ffff66" fo:min-height="0.2898in" style:run-through="foreground"/>
    </style:style>
    <style:style style:name="gr11" style:family="graphic">
      <style:graphic-properties draw:fill="solid" draw:fill-color="#e6e6ff" draw:textarea-horizontal-align="center" draw:textarea-vertical-align="middle" style:run-through="foreground"/>
    </style:style>
    <style:style style:name="gr12" style:family="graphic">
      <style:graphic-properties draw:marker-start="" draw:marker-end="Arrow" draw:textarea-horizontal-align="center" draw:textarea-vertical-align="middle" style:run-through="foreground"/>
    </style:style>
    <style:style style:name="gr13"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marker-end="Arrow" draw:textarea-horizontal-align="center" draw:textarea-vertical-align="middle" style:run-through="foreground"/>
    </style:style>
    <style:style style:name="gr1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style>
    <style:style style:name="gr17" style:family="graphic">
      <style:graphic-properties draw:stroke="solid" draw:stroke-dash="Line_20_with_20_Fine_20_Dots" svg:stroke-width="0.0598in" svg:stroke-color="#800000" draw:marker-start-width="0.2299in" draw:marker-end-width="0.2299in" draw:textarea-horizontal-align="center" draw:textarea-vertical-align="middle" fo:padding-top="0.0299in" fo:padding-bottom="0.0299in" fo:padding-left="0.0299in" fo:padding-right="0.0299in" style:run-through="foreground"/>
    </style:style>
    <style:style style:name="gr18" style:family="graphic">
      <style:graphic-properties draw:stroke="solid" draw:stroke-dash="Line_20_with_20_Fine_20_Dots" svg:stroke-width="0.0598in" svg:stroke-color="#800000" draw:marker-start-width="0.2299in" draw:marker-end-width="0.2299in" draw:stroke-linejoin="none" draw:textarea-horizontal-align="center" draw:textarea-vertical-align="middle" fo:padding-top="0.0299in" fo:padding-bottom="0.0299in" fo:padding-left="0.0299in" fo:padding-right="0.0299in" style:run-through="foreground"/>
    </style:style>
    <style:style style:name="gr19" style:family="graphic">
      <style:graphic-properties draw:stroke="dash" draw:stroke-dash="Ultrafine_20_Dashed" draw:marker-start="Square"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b3b3b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Symmetric_20_Arrow" draw:stroke-linejoin="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2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152in" style:run-through="foreground"/>
    </style:style>
    <style:style style:name="gr26" style:family="graphic">
      <style:graphic-properties draw:stroke="none" svg:stroke-color="#000000" draw:fill="none" draw:fill-color="#ffffff" fo:min-height="0.2161in" style:run-through="foreground"/>
    </style:style>
    <style:style style:name="gr27" style:family="graphic">
      <style:graphic-properties draw:marker-end="Arrow" draw:marker-end-width="0.0598in"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ff0000" draw:marker-end="Arrow" draw:marker-end-width="0.0598in"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0" style:family="graphic">
      <style:graphic-properties style:run-through="foreground"/>
    </style:style>
    <style:style style:name="gr31" style:family="graphic">
      <style:graphic-properties draw:stroke="solid" svg:stroke-width="0in" svg:stroke-color="#000000" draw:marker-start-width="0.1402in" draw:marker-end-width="0.1402in" draw:fill="none" draw:fill-color="#ffffff" fo:min-height="0.15in" fo:padding-top="0in" fo:padding-bottom="0in" fo:padding-left="0in" fo:padding-right="0in" style:run-through="foreground"/>
    </style:style>
    <style:style style:name="gr32" style:family="graphic">
      <style:graphic-properties draw:stroke="none" svg:stroke-color="#000000" draw:fill="none" draw:fill-color="#ffffff" fo:min-height="0.148in" style:run-through="foreground"/>
    </style:style>
    <style:style style:name="gr33" style:family="graphic">
      <style:graphic-properties draw:stroke="solid" svg:stroke-width="0in" svg:stroke-color="#000000" draw:marker-start-width="0.1402in" draw:marker-end-width="0.1402in" draw:fill="solid" draw:fill-color="#c0c0c0" fo:min-height="0.15in" fo:padding-top="0in" fo:padding-bottom="0in" fo:padding-left="0in" fo:padding-right="0in" style:run-through="foreground"/>
    </style:style>
    <style:style style:name="gr34" style:family="graphic">
      <style:graphic-properties draw:marker-start="Arrow" draw:marker-start-width="0.0598in" draw:marker-end="" draw:marker-end-width="0.0201in" draw:textarea-horizontal-align="center" draw:textarea-vertical-align="middle" style:run-through="foreground"/>
    </style:style>
    <style:style style:name="gr35" style:family="graphic">
      <style:graphic-properties draw:stroke="none" svg:stroke-width="0in" svg:stroke-color="#000000" draw:marker-start-width="0.1402in" draw:marker-end-width="0.1402in" draw:fill="none" draw:fill-color="#ffffff" fo:min-height="0.15in" fo:padding-top="0in" fo:padding-bottom="0in" fo:padding-left="0in" fo:padding-right="0in" style:run-through="foreground"/>
    </style:style>
    <style:style style:name="gr36" style:family="graphic">
      <style:graphic-properties draw:stroke="dash" draw:stroke-dash="Ultrafine_20_Dashed" svg:stroke-color="#ff0000" draw:marker-end="Arrow" draw:marker-end-width="0.0598in" draw:textarea-horizontal-align="center" draw:textarea-vertical-align="middle" style:run-through="foreground"/>
    </style:style>
    <style:style style:name="gr37" style:family="graphic">
      <style:graphic-properties draw:stroke="solid" svg:stroke-width="0in" svg:stroke-color="#000000" draw:marker-start-width="0.1402in" draw:marker-end-width="0.1402in" draw:fill="solid" draw:fill-color="#cccccc" fo:min-height="0.15in" fo:padding-top="0in" fo:padding-bottom="0in" fo:padding-left="0in" fo:padding-right="0in" draw:shadow-offset-x="0.1201in" draw:shadow-offset-y="0.1201in" style:run-through="foreground"/>
    </style:style>
    <style:style style:name="gr38" style:family="graphic">
      <style:graphic-properties draw:stroke="solid" svg:stroke-width="0in" svg:stroke-color="#000000" draw:marker-start-width="0.1402in" draw:marker-end-width="0.1402in" draw:fill="none" draw:fill-color="#c0c0c0" fo:min-height="0.15in" fo:padding-top="0in" fo:padding-bottom="0in" fo:padding-left="0in" fo:padding-right="0in" style:run-through="foreground"/>
    </style:style>
    <style:style style:name="gr39" style:family="graphic">
      <style:graphic-properties draw:stroke="solid" svg:stroke-width="0in" svg:stroke-color="#000000" draw:marker-start-width="0.1402in" draw:marker-end-width="0.1402in" draw:fill="none" draw:fill-color="#cccccc" fo:min-height="0.15in" fo:padding-top="0in" fo:padding-bottom="0in" fo:padding-left="0in" fo:padding-right="0in" draw:shadow-offset-x="0.1201in" draw:shadow-offset-y="0.1201in" style:run-through="foreground"/>
    </style:style>
    <style:style style:name="gr40" style:family="graphic">
      <style:graphic-properties draw:stroke="solid" svg:stroke-width="0in" svg:stroke-color="#000000" draw:marker-start-width="0.1402in" draw:marker-end-width="0.1402in" draw:fill="solid" draw:fill-color="#c0c0c0" fo:min-height="0.15in" fo:padding-top="0in" fo:padding-bottom="0in" fo:padding-left="0in" fo:padding-right="0in" draw:shadow-offset-x="0.1201in" draw:shadow-offset-y="0.1201in" style:run-through="foreground"/>
    </style:style>
    <style:style style:name="gr41" style:family="graphic">
      <style:graphic-properties draw:stroke="solid" svg:stroke-width="0in" svg:stroke-color="#000000" draw:marker-start-width="0.1402in" draw:marker-end-width="0.1402in" draw:fill="none" draw:fill-color="#c0c0c0" fo:min-height="0.15in" fo:padding-top="0in" fo:padding-bottom="0in" fo:padding-left="0in" fo:padding-right="0in" draw:shadow-offset-x="0.1201in" draw:shadow-offset-y="0.1201in" style:run-through="foreground"/>
    </style:style>
    <style:style style:name="gr42" style:family="graphic">
      <style:graphic-properties draw:textarea-horizontal-align="center" draw:textarea-vertical-align="middle" style:run-through="foreground"/>
    </style:style>
    <style:style style:name="gr43" style:family="graphic">
      <style:graphic-properties draw:stroke="solid" svg:stroke-width="0in" svg:stroke-color="#000000" draw:marker-start-width="0.1402in" draw:marker-end-width="0.1402in" draw:fill="solid" draw:fill-color="#ffff00" fo:min-height="0.15in" fo:padding-top="0in" fo:padding-bottom="0in" fo:padding-left="0in" fo:padding-right="0in" style:run-through="foreground"/>
    </style:style>
    <style:style style:name="gr44" style:family="graphic">
      <style:graphic-properties draw:stroke="solid" svg:stroke-width="0in" svg:stroke-color="#000000" draw:marker-start-width="0.1402in" draw:marker-end-width="0.1402in" draw:fill="solid" draw:fill-color="#ffff00" fo:min-height="0.15in" fo:padding-top="0in" fo:padding-bottom="0in" fo:padding-left="0in" fo:padding-right="0in" draw:shadow-offset-x="0.1201in" draw:shadow-offset-y="0.1201in" style:run-through="foreground"/>
    </style:style>
    <style:style style:name="gr45" style:family="graphic">
      <style:graphic-properties draw:marker-start="Arrow" draw:marker-start-width="0.0598in"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h text:style-name="P45" text:outline-level="1">Requirements </text:h>
      <text:h text:style-name="P39" text:outline-level="3" text:restart-numbering="true" text:start-value="-1">Global requirement</text:h>
      <text:p text:style-name="Text_20_body"><text:span text:style-name="T1">Replace existing libvhd.so that exposes too many APIs and VHD files' internals to various clients, like libvhdio.so, tapdisk with something better, with more sane API and improved performance based on implementation of various ideas that can be found on the WiKi.</text:span></text:p>
      <text:p text:style-name="P1"/>
      <text:h text:style-name="P39" text:outline-level="3">VHD performance improvements</text:h>
      <text:p text:style-name="Text_20_body"><text:span text:style-name="T1">A number of ideas and proposals can be found on WiKi: <text:s text:c="2"/><text:line-break/></text:span><text:a xlink:type="simple" xlink:href="http://wiki/index.php/James-VHD-plan"><text:span text:style-name="T1">http://wiki/index.php/James-VHD-plan</text:span></text:a></text:p>
      <text:p text:style-name="Text_20_body"><text:span text:style-name="T1">&lt;add here more ideas later on if there are any&gt;</text:span></text:p>
      <text:list xml:id="list1551437412" text:style-name="L1">
        <text:list-item>
          <text:p text:style-name="P12"><text:span text:style-name="T1">Implement VHD “purity mode”. <text:s/>This mode helps to avoid dealing with the Sector Bitmap's bits. Whole sector bitmap should contain ether all '1' or all '0'. No need to cache/flush/access the bitmap in this case. All '1's means that we will need to copy whole block contents from the parent VHD chain before dealing with this block. <text:line-break/>This mode can be switched On and OFF in runtime. <text:line-break/>Notes:<text:line-break/></text:span><text:span text:style-name="T3">implement copy-on-write ?? in this case reading of the block in Tail (leaf) VHD still can require <text:s/>traversing back towards the Head.<text:line-break/>Implement copy-on-read ?? copy whole block to the tail VHD on first read attempt <text:s text:c="2"/>???</text:span></text:p>
        </text:list-item>
        <text:list-item>
          <text:p text:style-name="P12"><text:span text:style-name="T1">Implement the idea with non-standard VHD BAT entry contents, like '1' that will indicate that the block data should be fetched from the Head VHD directly without traversing whole chain.<text:line-break/>Notes: <text:line-break/></text:span><text:span text:style-name="T3">Need to think about it; Does it violate VHD specs ? Do we care about these specs ? Do we use some other tools to deal with VHDs?</text:span></text:p>
        </text:list-item>
        <text:list-item>
          <text:p text:style-name="P12"><text:span text:style-name="T1">Implement means to avoid traversing long VHD chains. (see “</text:span><text:a xlink:type="simple" xlink:href="http://wiki/index.php/James-VHD-plan">James-VHD-plan</text:a><text:span text:style-name="T2">”</text:span><text:span text:style-name="T1">)<text:line-break/>I'm still thinking about these tricks on VHD chains; will put more concrete things here later on. This also relates to “VHD volume control API”: making backups, snapshots, extending chain etc.</text:span></text:p>
        </text:list-item>
        <text:list-item>
          <text:p text:style-name="P14">something else :)</text:p>
        </text:list-item>
      </text:list>
      <text:p text:style-name="P1"/>
      <text:h text:style-name="P39" text:outline-level="3">VHD data access API</text:h>
      <text:p text:style-name="P1">New VHD library should provide a simple data access API to the client. See “implementation details”. This API should:</text:p>
      <text:list xml:id="list1763482056" text:style-name="L2">
        <text:list-item>
          <text:p text:style-name="P15">allow clients to open specific VHD file in various modes (RO, RW, Cached or DirectIO, locked/non-locked, etc). Any <text:s/>number of clients should be able to open any number of VHD files (implicitly opening VHD files in a chain towards Head). </text:p>
        </text:list-item>
        <text:list-item>
          <text:p text:style-name="P15">provide simple sector-based access to the VHD, like read/write number of sectors. <text:line-break/><text:span text:style-name="T9">Note: current libvhd implementation provides more complicated interface that allows reading bytes, seeking, etc. libvhdio that sits on a top of libvhd uses this to present VHD chains as a usual file to the clients. It also can be used to intercept client's file operations using LD_PRELOAD. I'm not sure that we need this. On the other hand, <text:s/>a simple layer can be built on the top of block-oriented new VHD library API to provide similar functionality. But IMHO representing VHD chain as a block device should be better. Take a look at “device mapper”, don't know much about it</text:span>.</text:p>
        </text:list-item>
        <text:list-item>
          <text:p text:style-name="P15"><text:s/>Provide simple control methods, like Flush, querying VHD parameters, toggling modes of operation, etc.</text:p>
        </text:list-item>
      </text:list>
      <text:h text:style-name="Heading_20_3" text:outline-level="3"><text:span text:style-name="T7">VHD volume control API.</text:span></text:h>
      <text:p text:style-name="P1"><text:span text:style-name="T8">New VHD library should provide API that allows manipulation with VHD files and their chains, e.g. “Create VHD”, “Make snapshot”, etc. Some sort of a command line utility also can be created to allow user using this API for manipulating VHDs on the PC.</text:span></text:p>
      <text:p text:style-name="P2">Note: not much here yet :) Need to investigate what client may want to do from API and functionality points of view. Will put something tangible later, I hope.</text:p>
      <text:h text:style-name="P39" text:outline-level="3">VHD encryption / decryption</text:h>
      <text:p text:style-name="P2">I don't know much about how it is implemented currently.</text:p>
      <text:p text:style-name="P2">AFAIK currently libvhd exposes some low-level internals to the BlkTap to perform encryption/decryption on the fly. (looks like this, I might be wrong though; didn't have much time to read and understand BlkTap code). </text:p>
      <text:p text:style-name="P2"><text:soft-page-break/>“struct vhd_context” has a member “crypto_blkcipher <text:s text:c="2"/>*xts_tfm” and most of the references to it lead to “/blktap/drivers/block-crypto.c”</text:p>
      <text:p text:style-name="P2">Is it possible to implement all this encryption/decryption stuff inside the new VHD library to avoid exposing low-level data structures to the clients of the API ? It would be nice to do it this way, IMHO.</text:p>
      <text:p text:style-name="P2">Any suggestions about how new VHD library cryptography API may look like ? </text:p>
      <text:p text:style-name="P1">Based on James's proposal:</text:p>
      <text:list xml:id="list1840811682" text:style-name="L3">
        <text:list-item>
          <text:p text:style-name="P16">New VHD library should provide functionality to encrypt/decrypt VHD data on the fly. VHD metadata , like BAT and sectors bitmaps are not encrypted.</text:p>
        </text:list-item>
        <text:list-item>
          <text:p text:style-name="P16">Use one key to encrypt the “Head” VHD and other key to encrypt the following differencing VHDs in a chain.</text:p>
        </text:list-item>
      </text:list>
      <text:p text:style-name="P1"/>
      <text:h text:style-name="Heading_20_3" text:outline-level="3">Implementation details </text:h>
      <text:p text:style-name="P1">I suggest to create a new library called something like “libvhd2.so” (any suggestions – welcome) that can be built as dynamic or static library. </text:p>
      <text:h text:style-name="P40" text:outline-level="3">API proposal</text:h>
      <text:h text:style-name="Heading_20_4" text:outline-level="4"><text:span text:style-name="T6">VHD data access API (proposal)</text:span></text:h>
      <text:h text:style-name="P43" text:outline-level="4" text:is-list-header="true"><text:span text:style-name="T4">Please see attached file libvhd2_Api_notes.txt , I don't understand how to embed a file here nicely...</text:span> </text:h>
      <text:p text:style-name="P10">ss</text:p>
      <text:h text:style-name="Heading_20_3" text:outline-level="3">Notes</text:h>
      <text:p text:style-name="P1">Random notes:</text:p>
      <text:p text:style-name="Text_20_body"><text:span text:style-name="T1">The user can open VHD (Tail and implicitly chain towards the head) in DirectIO or normal file mode; it affects VHDs data/metadata flushing. </text:span></text:p>
      <text:p text:style-name="P1"/>
      <text:p text:style-name="P1">If “purity” mode is ON, then there is no need to provide write caching of VHD metadata (BAT and sectors bitmaps). But what to do when the “purity mode” is OFF and we need to deal with individual bits in the Sector Bitmap and there can be many of such bitmaps from different VHDs? Technically it is not difficult to develop LRU bitmaps cache, consisting of a limited number of bit arrays (pages) to cache sector bitmaps. Will we need this ? BATs as well can be affected. It is also possible to make metadata caches Write-back, but it is more complicated and it it needed at all ? Need to investigate how BlkTap deals with VHDs data flushing, probably.</text:p>
      <text:p text:style-name="P1">I'm not sure that there will be an easy way to provide a compatibility layer on the top of a new library API to make it look like an old libvhd.so. AFAIK the current library exposes too much of the VHD files internals via its multiple API methods, while we aim to make new library's API simple and hide all VHD handling stuff inside. Is is necessary at all ?</text:p>
      <text:h text:style-name="Heading_20_3" text:outline-level="3">Testing</text:h>
      <text:p text:style-name="P1">No idea yet about how to test all use cases more or less effectively. Writing unit tests for testing API is Ok, just takes time. </text:p>
      <text:p text:style-name="P1">Simple Data API testting:</text:p>
      <text:p text:style-name="P1">If it is possible to convert new library's block-oriented API to something that looks like a standard block device, mount file system on it and runs some standard fileIO tests, it would be nice. Don't know much about such stuff yet.</text:p>
      <text:p text:style-name="P1">Complicated and obscured use cases, like making snapshots, coalescing, encryption/decryption, etc. may require some effort. Otherwise, how can we be sure that all this functionality works well?</text:p>
      <text:p text:style-name="P1">Performance testing is an interesting stuff. How do we tell that the new implementation works better ? In this area things that look obvious can bring some nasty surprises.</text:p>
      <text:p text:style-name="P1"/>
      <text:p text:style-name="P1"/>
      <text:p text:style-name="P1"/>
      <text:p text:style-name="P1"/>
      <text:p text:style-name="P1"/>
      <text:p text:style-name="P1"/>
      <text:p text:style-name="P1"><text:soft-page-break/></text:p>
      <table:table table:name="Table1" table:style-name="Table1">
        <table:table-column table:style-name="Table1.A"/>
        <table:table-column table:style-name="Table1.B"/>
        <table:table-row>
          <table:table-cell table:style-name="Table1.A1" office:value-type="string">
            <text:p text:style-name="P7">Req. name</text:p>
          </table:table-cell>
          <table:table-cell table:style-name="Table1.B1" office:value-type="string">
            <text:p text:style-name="P7">description</text:p>
          </table:table-cell>
        </table:table-row>
        <table:table-row>
          <table:table-cell table:style-name="Table1.A2" office:value-type="string">
            <text:p text:style-name="P7">Open1</text:p>
          </table:table-cell>
          <table:table-cell table:style-name="Table1.B2" office:value-type="string">
            <text:p text:style-name="P7">First VHD chain client should be able to open VHD chain in RO or RW mode normally. File System limitations can apply. </text:p>
          </table:table-cell>
        </table:table-row>
        <table:table-row>
          <table:table-cell table:style-name="Table1.A2" office:value-type="string">
            <text:p text:style-name="P7">Open2</text:p>
          </table:table-cell>
          <table:table-cell table:style-name="Table1.B2" office:value-type="string">
            <text:p text:style-name="P7">Second client of already opened VHD chain should be able to open it in RO mode only. RW mode is rejected by FS locks or similar. Thus, one writer, many readers. Proper atomic operations / synchronization functionality should be taken <text:s/>into account (elaborate later ?)</text:p>
          </table:table-cell>
        </table:table-row>
        <table:table-row>
          <table:table-cell table:style-name="Table1.A2" office:value-type="string">
            <text:p text:style-name="P7">Open3</text:p>
          </table:table-cell>
          <table:table-cell table:style-name="Table1.B2" office:value-type="string">
            <text:p text:style-name="P7">First VHD chain client should be able to select DirectIO or Cached mode of operation. (elaborate later on caching ???)</text:p>
            <text:p text:style-name="P7">Second client of already opened VHD chain automatically inherits the caching mode, even if it tries to use one, different from what 1<text:span text:style-name="T10">st</text:span> client used.</text:p>
          </table:table-cell>
        </table:table-row>
        <table:table-row>
          <table:table-cell table:style-name="Table1.A2" office:value-type="string">
            <text:p text:style-name="P7">Open4</text:p>
          </table:table-cell>
          <table:table-cell table:style-name="Table1.B2" office:value-type="string">
            <text:p text:style-name="P7">@pre: VHD chain is already opened. It should be possible to have RO access to any VHD file in the chain, apart from Tail from the FS user. (e.g. making a backup by copying a snapshot file somewhere).</text:p>
          </table:table-cell>
        </table:table-row>
        <table:table-row>
          <table:table-cell table:style-name="Table1.A2" office:value-type="string">
            <text:p text:style-name="P7">Open5</text:p>
          </table:table-cell>
          <table:table-cell table:style-name="Table1.B2" office:value-type="string">
            <text:p text:style-name="P7">@pre VHD chain is already opened by Client1. Client2 should be able to open any VHD in the chain apart from Tail in RO mode.</text:p>
          </table:table-cell>
        </table:table-row>
        <table:table-row>
          <table:table-cell table:style-name="Table1.A2" office:value-type="string">
            <text:p text:style-name="P7">Open6 </text:p>
          </table:table-cell>
          <table:table-cell table:style-name="Table1.B2" office:value-type="string">
            <text:p text:style-name="P7"><text:s/>The API client should be able to open VHD file by specifying its name or symbolic link. <text:s text:c="2"/></text:p>
          </table:table-cell>
        </table:table-row>
        <table:table-row>
          <table:table-cell table:style-name="Table1.A2" office:value-type="string">
            <text:p text:style-name="P7">Open7 (??)</text:p>
          </table:table-cell>
          <table:table-cell table:style-name="Table1.B2" office:value-type="string">
            <text:p text:style-name="P7">The API client should be able to open VHD file by specifying its UUID. In this case text representation of the UUID can be passed as a file name along with a special flag</text:p>
          </table:table-cell>
        </table:table-row>
        <table:table-row>
          <table:table-cell table:style-name="Table1.A2" office:value-type="string">
            <text:p text:style-name="P7">Open8.1</text:p>
          </table:table-cell>
          <table:table-cell table:style-name="Table1.B2" office:value-type="string">
            <text:p text:style-name="P7">“purity mode” flag affects write operation only and ignored in RO mode. This flag is passed to the library on opening the chain.</text:p>
          </table:table-cell>
        </table:table-row>
        <table:table-row>
          <table:table-cell table:style-name="Table1.A2" office:value-type="string">
            <text:p text:style-name="P7">Open8.2</text:p>
          </table:table-cell>
          <table:table-cell table:style-name="Table1.B2" office:value-type="string">
            <text:p text:style-name="P7">When VHD Tail is opened in “pure” mode, the check should be performed to ensure that there are no “impure” blocks in the VHD file. If there are, Tail VHD should be fixed by copying necessary blocks from parents, making it “pure”. This may affect VHD opening time, don't think it really matters. <text:s/><text:line-break/>Alternatively the open attempt can fail in this case (but I don't like this idea much).<text:line-break/>Another option: “purify on the fly”, when necessary blocks are copied from parent on the first attempt to access “impure” block in “pure” mode.</text:p>
          </table:table-cell>
        </table:table-row>
        <table:table-row>
          <table:table-cell table:style-name="Table1.A2" office:value-type="string">
            <text:p text:style-name="P7">Open9</text:p>
          </table:table-cell>
          <table:table-cell table:style-name="Table1.B2" office:value-type="string">
            <text:p text:style-name="P7">Opening corrupted files. <text:s/></text:p>
            <text:p text:style-name="P7">- Fixed-size VHDs: not much to do if the footer is corrupted. Fail to open such file.</text:p>
            <text:p text:style-name="P7">- Variable-size and Differencing VHDs: Try Footer first, if it looks corrupt, try footer copy, if it is corrupt, try using Header. If it is corrupt – fail to open such file. </text:p>
            <text:p text:style-name="P7"/>
            <text:p text:style-name="P7">Idea: Refuse to open a corrupted file by default and use special mode to try opening it using footer copy/header. Do we need this ?</text:p>
          </table:table-cell>
        </table:table-row>
        <table:table-row>
          <table:table-cell table:style-name="Table1.A2" office:value-type="string">
            <text:p text:style-name="P7"/>
          </table:table-cell>
          <table:table-cell table:style-name="Table1.B2" office:value-type="string">
            <text:p text:style-name="P7"/>
          </table:table-cell>
        </table:table-row>
        <table:table-row>
          <table:table-cell table:style-name="Table1.A2" office:value-type="string">
            <text:p text:style-name="P7">VolControl???</text:p>
          </table:table-cell>
          <table:table-cell table:style-name="Table1.B2" office:value-type="string">
            <text:p text:style-name="P7">VHD volume control API should use the same VHD descriptors from, the client that opened a chain (think about it later on) Snapshot/Coalescing</text:p>
          </table:table-cell>
        </table:table-row>
      </table:table>
      <text:p text:style-name="P1"/>
      <text:p text:style-name="P11"/>
      <text:p text:style-name="P1">Random questions:</text:p>
      <text:p text:style-name="P1"/>
      <text:list xml:id="list1710160782" text:style-name="L4">
        <text:list-item>
          <text:p text:style-name="P17">VHD chains opening / locking files.</text:p>
        </text:list-item>
      </text:list>
      <text:list xml:id="list782331480" text:style-name="L5">
        <text:list-item>
          <text:p text:style-name="P18">Is it Ok to use VHD files' inode numbers for internal things. (cases with sym links, etc, check if VHD in a chain is already opened)</text:p>
        </text:list-item>
        <text:list-item>
          <text:p text:style-name="P18">Clients trying to open VHDs in a chain directly using File System</text:p>
        </text:list-item>
        <text:list-item>
          <text:p text:style-name="P18">Clients trying to open an intermediate VHD in the middle of the chain that is already in use</text:p>
        </text:list-item>
        <text:list-item>
          <text:p text:style-name="P34"><text:span text:style-name="T1">Several clients opening the same VHD Tail file (and the preceding chain) via libvhd2 API ? <text:line-break/>Their Read / Write modes combinations?</text:span></text:p>
        </text:list-item>
      </text:list>
      <text:p text:style-name="P1"/>
      <text:list xml:id="list1384928792" text:style-name="L6">
        <text:list-item>
          <text:p text:style-name="P19">“purity” property.<text:line-break/>Do we need to be able to toggle this mode when VHD chain is already opened ? Or is it enough to specify this mode only when opening a VHD chain only? Some work might be required to make Tail VHD “pure”, if its Sector bitmaps are not “pure” due to some previous operations. It can be done on the fly as well. </text:p>
        </text:list-item>
        <text:list-item>
          <text:p text:style-name="P19">Making snapshots.</text:p>
        </text:list-item>
      </text:list>
      <text:list xml:id="list1207992595" text:style-name="L7">
        <text:list-item>
          <text:p text:style-name="P20">Do we need to make snapshots / coalesce VHD chains while it is being used by some client (exclusive locks required ??)</text:p>
        </text:list-item>
        <text:list-item>
          <text:p text:style-name="P20">original libvhd can check length of the VHD chain while making a snapshot. Do we need this ?</text:p>
        </text:list-item>
        <text:list-item>
          <text:p text:style-name="P35"><text:span text:style-name="T1">Storage problems while making many snapshots / coalescing</text:span></text:p>
        </text:list-item>
        <text:list-item>
          <text:p text:style-name="P20">Who decides to do this and when ?</text:p>
        </text:list-item>
      </text:list>
      <text:p text:style-name="P1"/>
      <text:p text:style-name="P1"/>
      <text:p text:style-name="P1"/>
      <text:p text:style-name="P1"/>
      <text:p text:style-name="P1"/>
      <text:p text:style-name="P1"/>
      <text:p text:style-name="P11"/>
      <text:p text:style-name="P1"><draw:g text:anchor-type="paragraph" draw:z-index="20" draw:style-name="gr1"><draw:custom-shape draw:style-name="gr16" svg:width="0.4185in" svg:height="0.4787in" svg:x="3.7425in" svg:y="0.679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5" svg:width="0.1433in" svg:height="0.2024in" svg:x="3.85in" svg:y="0.8579in"><draw:text-box><text:p>T</text:p></draw:text-box></draw:frame></draw:g><draw:g text:anchor-type="paragraph" draw:z-index="21" draw:style-name="gr1"><draw:custom-shape draw:style-name="gr16" svg:width="0.4185in" svg:height="0.4787in" svg:x="2.9547in" svg:y="0.679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6" draw:text-style-name="P49" svg:width="0.1752in" svg:height="0.2161in" svg:x="3.074in" svg:y="0.8634in"><draw:text-box><text:p><text:span text:style-name="T1">D3</text:span></text:p></draw:text-box></draw:frame></draw:g><draw:g text:anchor-type="paragraph" draw:z-index="22" draw:style-name="gr1"><draw:custom-shape draw:style-name="gr16" svg:width="0.4185in" svg:height="0.4787in" svg:x="2.1673in" svg:y="0.679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6" draw:text-style-name="P49" svg:width="0.1752in" svg:height="0.2161in" svg:x="2.2866in" svg:y="0.8634in"><draw:text-box><text:p><text:span text:style-name="T1">D2</text:span></text:p></draw:text-box></draw:frame></draw:g><draw:g text:anchor-type="paragraph" draw:z-index="23" draw:style-name="gr1"><draw:custom-shape draw:style-name="gr16" svg:width="0.4185in" svg:height="0.4787in" svg:x="1.3799in" svg:y="0.679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6" draw:text-style-name="P49" svg:width="0.1752in" svg:height="0.2161in" svg:x="1.4992in" svg:y="0.8634in"><draw:text-box><text:p><text:span text:style-name="T1">D1</text:span></text:p></draw:text-box></draw:frame></draw:g><draw:g text:anchor-type="paragraph" draw:z-index="24" draw:style-name="gr1"><draw:custom-shape draw:style-name="gr16" svg:width="0.4185in" svg:height="0.4787in" svg:x="0.5925in" svg:y="0.6799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25" svg:width="0.1433in" svg:height="0.2024in" svg:x="0.7in" svg:y="0.8579in"><draw:text-box><text:p>H</text:p></draw:text-box></draw:frame></draw:g><draw:line text:anchor-type="paragraph" draw:z-index="11" draw:style-name="gr19" draw:text-style-name="P47" svg:x1="5.0358in" svg:y1="0.722in" svg:x2="4.1602in" svg:y2="0.7358in"><text:p/></draw:line><draw:rect text:anchor-type="paragraph" draw:z-index="12" draw:style-name="gr20" draw:text-style-name="P47" svg:width="0.8768in" svg:height="0.213in" svg:x="5.3236in" svg:y="1.4882in"><text:p text:style-name="P47">API</text:p></draw:rect><draw:rect text:anchor-type="paragraph" draw:z-index="13" draw:style-name="gr21" draw:text-style-name="P47" svg:width="0.2071in" svg:height="0.2803in" svg:x="4.9165in" svg:y="0.5772in"><text:p/></draw:rect><draw:rect text:anchor-type="paragraph" draw:z-index="14" draw:style-name="gr22" draw:text-style-name="P47" svg:width="1.515in" svg:height="1.1205in" svg:x="4.9165in" svg:y="0.4429in"><text:p/></draw:rect><draw:line text:anchor-type="paragraph" draw:z-index="15" draw:style-name="gr23" draw:text-style-name="P47" svg:x1="3.3728in" svg:y1="0.7492in" svg:x2="3.7421in" svg:y2="0.7492in"><text:p/></draw:line><draw:line text:anchor-type="paragraph" draw:z-index="16" draw:style-name="gr23" draw:text-style-name="P47" svg:x1="2.5854in" svg:y1="0.7492in" svg:x2="2.9547in" svg:y2="0.7492in"><text:p/></draw:line><draw:line text:anchor-type="paragraph" draw:z-index="17" draw:style-name="gr23" draw:text-style-name="P47" svg:x1="1.798in" svg:y1="0.7492in" svg:x2="2.1673in" svg:y2="0.7492in"><text:p/></draw:line><draw:line text:anchor-type="paragraph" draw:z-index="18" draw:style-name="gr23" draw:text-style-name="P47" svg:x1="1.0102in" svg:y1="0.7492in" svg:x2="1.3795in" svg:y2="0.7492in"><text:p/></draw:line><draw:frame text:anchor-type="paragraph" draw:z-index="19" draw:style-name="gr24" draw:text-style-name="P49" svg:width="0.5996in" svg:height="0.2213in" svg:x="5.2626in" svg:y="0.222in"><draw:text-box><text:p><text:span text:style-name="T1">libvhd2</text:span></text:p></draw:text-box></draw:frame></text:p>
      <text:h text:style-name="P44" text:outline-level="2">“Block purity mode”</text:h>
      <text:p text:style-name="P1">This mode is applicable to the VHD file opened in RW mode and selected by using VHDF_OPMODE_PURE_BLOCKS flag when opening a VHD. This mode does not make any sense for <text:s/>the Fixed VHD type and the flag is simply ignored when opening any type of VHD RO or Fixed VHD.</text:p>
      <text:p text:style-name="P1">The original idea and description can be found here: “<text:a xlink:type="simple" xlink:href="http://wiki/index.php/James-VHD-plan">James-VHD-plan</text:a><text:span text:style-name="T13">”.</text:span></text:p>
      <text:p text:style-name="P1">This mode of operation makes usage of the block bitmaps unnecessary, which can have some positive impact on performance especially when VHD chains grow long. On the other hand, it requires some guarantees about VHD blocks contents. In general, this mode relies on the fact that all sectors bitmaps for all physically present VHD blocks have all bits set to '1' , or the block doesn't exist at all.</text:p>
      <text:p text:style-name="P1">The meaning of bitmap bits is slightly different for Dynamic and Differencing VHD types; thus, this mode operates slightly different, depending on the VHD type.</text:p>
      <text:p text:style-name="P1"/>
      <text:p text:style-name="P4">Dynamic VHDs:</text:p>
      <text:p text:style-name="P1">'1' bit in the sector bitmap means that the corresponding sector has been modified and contains valid data. '0' bit means that the sector hasn't been modified and must contain all zeros (which is slightly daft IMHO). Anyway, if <text:s/>VHDF_OPMODE_PURE_BLOCKS flag was used when opening a Dynamic VHD in RW mode, it is guaranteed, that all sectors in any existing block contain valid data, including zero-filled sectors. In this case all sector bitmaps have all bits set, which in turn simplifies block access operations and makes dealing with bitmaps completely unnecessary. </text:p>
      <text:p text:style-name="P1">On the other hand, in order to ensure that all bitmaps have all bits set, some work needs to be done when opening this VHD type. When Dynamic <text:s/>VHD is opened in “block purity mode”, all bitmaps for all physically present blocks are checked and if they contain '0' bits, then corresponding sectors are zero-filled and bitmaps corrected accordingly. This may make opening VHD file slower, but the following data access can be faster. Moreover, when the file is opened second time, it is very likely that there will be no zero-filling at all, just reading all existing bitmaps and checking them, which should be quite fast.</text:p>
      <text:p text:style-name="P1"/>
      <text:p text:style-name="P4">Differencing VHDs:</text:p>
      <text:p text:style-name="P1">'1' bit in the sector bitmap means that the corresponding sector has been modified and should be read/written from/to this VHD. '0' bit means that the sector must be read from the parent VHD, which can involve a lot of activity, especially when VHD chain is long.</text:p>
      <text:p text:style-name="P1">When VHDF_OPMODE_PURE_BLOCKS flag was used when opening a Differencing VHD in RW mode, it is guaranteed, that all sectors in any existing block contain valid data, and there is no need to fetch data from the parent for any existing block. Thus, all bits in all existing bitmaps are set to '1', which simplifies block access operations and makes bitmaps caching unnecessary.</text:p>
      <text:p text:style-name="P1">In order to meet such guarantees, it is necessary to copy data from parent VHDs <text:s/>when adding a new block or when performing check during file opening. <text:s/>When Differencing <text:s/>VHD is opened in “block purity mode”, all bitmaps for all physically present blocks are checked and if they contain '0' bits, then corresponding sectors are copied from parents bitmaps corrected accordingly. This “mini-coalescing” may make opening VHD file slower, but the following data access can be faster. Moreover, when the file is opened second time, it is very likely that there will be no need to copy data from parent VHDs, because it was done before.</text:p>
      <text:p text:style-name="P1"/>
      <text:p text:style-name="P11"/>
      <text:h text:style-name="Heading_20_2" text:outline-level="2">Making a snapshot.</text:h>
      <text:p text:style-name="P1"/>
      <text:p text:style-name="P1">Initial situation: We have a chain of VHD files, in the simplest case it is a “Head” that is opened Read-Only and a differencing VHD “Diff1” opened in RW mode and operated by “handle1”. In this case “Head” has a read lock, and “Diff1” file has an exclusive, or write lock.<text:line-break/></text:p>
      <text:p text:style-name="P1"><draw:g text:anchor-type="paragraph" draw:z-index="7" draw:style-name="gr13"><draw:frame draw:style-name="gr2" svg:width="0.5039in" svg:height="0.3531in" svg:x="0.0354in" svg:y="-0.052in"><draw:text-box><text:p><text:span text:style-name="T1">Head</text:span></text:p><text:p/></draw:text-box></draw:frame><draw:rect draw:style-name="gr3" draw:text-style-name="P47" svg:width="0.6898in" svg:height="0.615in" svg:x="0.0354in" svg:y="0.1189in"><text:p/></draw:rect><draw:frame draw:style-name="gr2" svg:width="0.5039in" svg:height="0.2295in" svg:x="1.2409in" svg:y="-0.0528in"><draw:text-box><text:p><text:span text:style-name="T1">Diff1</text:span></text:p></draw:text-box></draw:frame><draw:rect draw:style-name="gr3" draw:text-style-name="P47" svg:width="0.6898in" svg:height="0.615in" svg:x="1.2165in" svg:y="0.1189in"><text:p/></draw:rect><draw:frame draw:style-name="gr6" draw:text-style-name="P48" svg:width="0.4276in" svg:height="0.1488in" svg:x="1.2165in" svg:y="0.1189in"><draw:text-box><text:p><text:span text:style-name="T14">Head</text:span></text:p></draw:text-box></draw:frame><draw:line draw:style-name="gr7" draw:text-style-name="P47" svg:x1="1.2169in" svg:y1="0.1854in" svg:x2="0.7252in" svg:y2="0.1854in"><text:p/></draw:line><draw:frame draw:style-name="gr8" svg:width="0.4413in" svg:height="0.1516in" svg:x="1.2409in" svg:y="0.5752in"><draw:text-box><text:p><text:span text:style-name="T1">RW</text:span></text:p></draw:text-box></draw:frame><draw:frame draw:style-name="gr8" svg:width="0.4413in" svg:height="0.1516in" svg:x="0.0354in" svg:y="0.5626in"><draw:text-box><text:p><text:span text:style-name="T1">RO</text:span></text:p></draw:text-box></draw:frame><draw:custom-shape draw:style-name="gr16" svg:width="0.8012in" svg:height="0.3461in" svg:x="1.911in" svg:y="0.264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svg:width="0.5039in" svg:height="0.2295in" svg:x="2.1327in" svg:y="0.3693in"><draw:text-box><text:p><text:span text:style-name="T1">handle1</text:span></text:p></draw:text-box></draw:frame></draw:g></text:p>
      <text:p text:style-name="P1">Objective: We want to “freeze” changes in “Diff1” file and extend VHD chain with another differencing file. In this case “Diff1” becomes a “snapshot”.</text:p>
      <text:p text:style-name="P1">Actions:</text:p>
      <text:list xml:id="list962602998" text:style-name="L8">
        <text:list-item>
          <text:p text:style-name="P21">Close VHD chain by using VHD_Close(). This will flush dirty data into “Diff1” file, <text:s/>close the file. “handle1” becomes invalid.</text:p>
        </text:list-item>
        <text:list-item>
          <text:p text:style-name="P21">Use VHD_Create() API call to create another empty differencing <text:s/>VHD file “Diff2” setting “Diff1” as its parent. On success VHD_Create() will return a new “handle2” that will be used to provide RW access to “Diff2” file. <text:s/>Files “Head” and “Diff1” will be opened in RO mode and will have <text:s/>read locks, file “Diff2” will be opened in RW mode and will have a write lock.</text:p>
        </text:list-item>
      </text:list>
      <text:p text:style-name="P1"/>
      <text:p text:style-name="P1"><draw:g text:anchor-type="paragraph" draw:z-index="8" draw:style-name="gr1"><draw:frame draw:style-name="gr2" svg:width="0.5039in" svg:height="0.3531in" svg:x="0.048in" svg:y="-0.0654in"><draw:text-box><text:p><text:span text:style-name="T1">Head</text:span></text:p><text:p/></draw:text-box></draw:frame><draw:rect draw:style-name="gr3" draw:text-style-name="P47" svg:width="0.6898in" svg:height="0.615in" svg:x="0.048in" svg:y="0.1055in"><text:p/></draw:rect><draw:frame draw:style-name="gr2" svg:width="0.5039in" svg:height="0.2295in" svg:x="1.2535in" svg:y="-0.0661in"><draw:text-box><text:p><text:span text:style-name="T1">Diff1</text:span></text:p></draw:text-box></draw:frame><draw:rect draw:style-name="gr3" draw:text-style-name="P47" svg:width="0.6898in" svg:height="0.615in" svg:x="1.2291in" svg:y="0.1055in"><text:p/></draw:rect><draw:frame draw:style-name="gr6" draw:text-style-name="P48" svg:width="0.4276in" svg:height="0.1488in" svg:x="1.2291in" svg:y="0.1055in"><draw:text-box><text:p><text:span text:style-name="T14">Head</text:span></text:p></draw:text-box></draw:frame><draw:line draw:style-name="gr7" draw:text-style-name="P47" svg:x1="1.2299in" svg:y1="0.172in" svg:x2="0.7382in" svg:y2="0.172in"><text:p/></draw:line><draw:frame draw:style-name="gr8" svg:width="0.4413in" svg:height="0.1516in" svg:x="1.2535in" svg:y="0.5618in"><draw:text-box><text:p><text:span text:style-name="T1">RO</text:span></text:p></draw:text-box></draw:frame><draw:frame draw:style-name="gr8" svg:width="0.4413in" svg:height="0.1516in" svg:x="0.048in" svg:y="0.5492in"><draw:text-box><text:p><text:span text:style-name="T1">RO</text:span></text:p></draw:text-box></draw:frame><draw:frame draw:style-name="gr2" svg:width="0.5039in" svg:height="0.2295in" svg:x="2.4346in" svg:y="-0.0661in"><draw:text-box><text:p><text:span text:style-name="T1">Diff2</text:span></text:p></draw:text-box></draw:frame><draw:rect draw:style-name="gr3" draw:text-style-name="P47" svg:width="0.6898in" svg:height="0.615in" svg:x="2.4106in" svg:y="0.1055in"><text:p/></draw:rect><draw:frame draw:style-name="gr6" draw:text-style-name="P48" svg:width="0.4276in" svg:height="0.1488in" svg:x="2.4106in" svg:y="0.1055in"><draw:text-box><text:p><text:span text:style-name="T14">Diff1</text:span></text:p></draw:text-box></draw:frame><draw:line draw:style-name="gr7" draw:text-style-name="P47" svg:x1="2.4106in" svg:y1="0.172in" svg:x2="1.9189in" svg:y2="0.172in"><text:p/></draw:line><draw:frame draw:style-name="gr8" svg:width="0.4413in" svg:height="0.1516in" svg:x="2.4346in" svg:y="0.5618in"><draw:text-box><text:p><text:span text:style-name="T1">RW</text:span></text:p></draw:text-box></draw:frame><draw:custom-shape draw:style-name="gr16" svg:width="0.8012in" svg:height="0.3461in" svg:x="3.1051in" svg:y="0.251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svg:width="0.5039in" svg:height="0.2295in" svg:x="3.3264in" svg:y="0.3559in"><draw:text-box><text:p><text:span text:style-name="T1">handle2</text:span></text:p></draw:text-box></draw:frame></draw:g></text:p>
      <text:p text:style-name="P1"/>
      <text:p text:style-name="P1"/>
      <text:p text:style-name="P1"/>
      <text:p text:style-name="P1">It was decided to make “VHD snapshotting” as simple as possible from the library's point of view and leave all manipulations with the file names and VHD handles to the API user. In theory it is possible to make “snapshotting” more or less transparent with files renaming and keeping VHD handle valid when adding an empty differencing VHD “Diff2”. <text:s/>This functionality can be easily built on top of the existing API.</text:p>
      <text:p text:style-name="P1"/>
      <text:p text:style-name="P1">Potential problems:</text:p>
      <text:list xml:id="list1671880691" text:style-name="L9">
        <text:list-item>
          <text:p text:style-name="P22">This operation isn't atomic. We need to close existing chain, create a new diff. File and open the chain again. In between quite a lot can happen: e.g. someone can try opening another VHD, including one in the middle of the chain we just closed or even open “Diff2” in RW mode. In theory it is possible to make this “snapshotting” atomic by playing with the <text:s/>file locking, but do we need to ?</text:p>
        </text:list-item>
      </text:list>
      <text:p text:style-name="P1"/>
      <text:p text:style-name="P1"/>
      <text:p text:style-name="P1"/>
      <text:p text:style-name="P1"/>
      <text:p text:style-name="P1"/>
      <text:p text:style-name="P11"/>
      <text:h text:style-name="Heading_20_2" text:outline-level="2">Coalescing VHD chain.</text:h>
      <text:p text:style-name="Text_20_body"/>
      <text:p text:style-name="P1">VHD chain coalescing is performed by <text:s/>API call: <text:line-break/><text:span text:style-name="T11">VHD_CoalesceChain(TVhdHandle aVhdHandle, uint32_t aChainIdxStart, uint32_t aChainIdxResult) </text:span></text:p>
      <text:p text:style-name="P1">It takes a handle of the opened “Tail” VHD, index of the file in the chain to start with (aChainIdxStart) and index in the chain to put coalesced data to (aChainIdxResult).</text:p>
      <text:p text:style-name="P1">VHD chain is indexed as follows: opened “Tail” file has index 0, its parent has index 1, etc.</text:p>
      <text:p text:style-name="P2">It is not currently possible to coalesce data <text:s/>from the “Head” <text:s/>file (it doesn't have a parent). It is not very difficult to implement, but what's the point ? “Head” file is supposed to be <text:s/>a “golden image” and never modified.</text:p>
      <text:p text:style-name="P1">Depending on the <text:s/>aChainIdxResult value, the coalescing can be performed in two slightly different modes:</text:p>
      <text:p text:style-name="P1">“coalescing directly into opened tail” and “coalescing into intermediate parent”. <text:s/><text:line-break/></text:p>
      <text:p text:style-name="P1">Technically, from libvhd2 implementation point of view, these modes implemented absolutely the same way and using the same internal functionality. The difference is in higher-level VHD files manipulation.</text:p>
      <text:h text:style-name="Heading_20_3" text:outline-level="3">Coalescing directly into opened tail</text:h>
      <text:p text:style-name="P1">This mode is simple, but not quite safe from the reliability point of view. Write failure at certain stages can lead to completely broken VHD chain.</text:p>
      <text:p text:style-name="P1">Preconditions: We have a chain of VHD files and the “Tail” is opened in RW mode; we are going to coalesce data from its 2 parents “Diff2” and “Diff1” directly into it.</text:p>
      <text:p text:style-name="P1">API call in this case looks like:</text:p>
      <text:p text:style-name="Text_20_body"><text:span text:style-name="T5">int nRes = <text:s/>VHD_CoalesceChain(handle, 2, 0);</text:span><text:span text:style-name="T1"> </text:span></text:p>
      <text:p text:style-name="P1">Which means “coalesce data from the files starting from chain[2] inclusively to into the chain[0], which is the opened “Tail”.</text:p>
      <text:p text:style-name="P1"/>
      <text:p text:style-name="P3">Initial state.</text:p>
      <text:p text:style-name="P1"><draw:g text:anchor-type="paragraph" draw:z-index="0" draw:style-name="gr1"><draw:frame draw:style-name="gr2" svg:width="0.5039in" svg:height="0.3531in" svg:x="0.5429in" svg:y="0.0661in"><draw:text-box><text:p><text:span text:style-name="T1">Head [3]</text:span></text:p><text:p/></draw:text-box></draw:frame><draw:rect draw:style-name="gr3" draw:text-style-name="P47" svg:width="0.6898in" svg:height="0.615in" svg:x="0.5429in" svg:y="0.237in"><text:p/></draw:rect><draw:frame draw:style-name="gr2" svg:width="0.6358in" svg:height="0.2295in" svg:x="1.7484in" svg:y="0.0654in"><draw:text-box><text:p><text:span text:style-name="T1">Diff_1 [2]</text:span></text:p></draw:text-box></draw:frame><draw:rect draw:style-name="gr3" draw:text-style-name="P47" svg:width="0.6898in" svg:height="0.615in" svg:x="1.724in" svg:y="0.237in"><text:p/></draw:rect><draw:frame draw:style-name="gr4" draw:text-style-name="P48" svg:width="0.2524in" svg:height="0.1303in" svg:x="1.724in" svg:y="0.237in"><draw:text-box><text:p><text:span text:style-name="T14">Head</text:span></text:p></draw:text-box></draw:frame><draw:frame draw:style-name="gr2" svg:width="0.6114in" svg:height="0.2295in" svg:x="2.9295in" svg:y="0.0654in"><draw:text-box><text:p><text:span text:style-name="T1">Diff_2 <text:s/>[1]</text:span></text:p></draw:text-box></draw:frame><draw:rect draw:style-name="gr3" draw:text-style-name="P47" svg:width="0.6898in" svg:height="0.615in" svg:x="2.9055in" svg:y="0.237in"><text:p/></draw:rect><draw:frame draw:style-name="gr5" draw:text-style-name="P48" svg:width="0.4051in" svg:height="0.1571in" svg:x="2.9055in" svg:y="0.237in"><draw:text-box><text:p><text:span text:style-name="T14">Diff_1</text:span></text:p></draw:text-box></draw:frame><draw:frame draw:style-name="gr2" svg:width="0.7031in" svg:height="0.2295in" svg:x="4.111in" svg:y="0.0654in"><draw:text-box><text:p><text:span text:style-name="T1">Tail <text:s/>[0]</text:span></text:p></draw:text-box></draw:frame><draw:rect draw:style-name="gr3" draw:text-style-name="P47" svg:width="0.6898in" svg:height="0.615in" svg:x="4.0866in" svg:y="0.237in"><text:p/></draw:rect><draw:frame draw:style-name="gr6" draw:text-style-name="P48" svg:width="0.4276in" svg:height="0.1488in" svg:x="4.0866in" svg:y="0.237in"><draw:text-box><text:p><text:span text:style-name="T14">Diff_2</text:span></text:p></draw:text-box></draw:frame><draw:line draw:style-name="gr7" draw:text-style-name="P47" svg:x1="1.7244in" svg:y1="0.3035in" svg:x2="1.2327in" svg:y2="0.3035in"><text:p/></draw:line><draw:line draw:style-name="gr7" draw:text-style-name="P47" svg:x1="2.9055in" svg:y1="0.3083in" svg:x2="2.4138in" svg:y2="0.3083in"><text:p/></draw:line><draw:line draw:style-name="gr7" draw:text-style-name="P47" svg:x1="4.0862in" svg:y1="0.3055in" svg:x2="3.5945in" svg:y2="0.3055in"><text:p/></draw:line><draw:frame draw:style-name="gr8" svg:width="0.4413in" svg:height="0.1516in" svg:x="4.111in" svg:y="0.6933in"><draw:text-box><text:p><text:span text:style-name="T1">RW</text:span></text:p></draw:text-box></draw:frame><draw:frame draw:style-name="gr8" svg:width="0.4413in" svg:height="0.1516in" svg:x="2.9055in" svg:y="0.6807in"><draw:text-box><text:p><text:span text:style-name="T1">RO</text:span></text:p></draw:text-box></draw:frame><draw:frame draw:style-name="gr8" svg:width="0.4413in" svg:height="0.1516in" svg:x="1.724in" svg:y="0.6807in"><draw:text-box><text:p><text:span text:style-name="T1">RO</text:span></text:p></draw:text-box></draw:frame><draw:frame draw:style-name="gr8" svg:width="0.4413in" svg:height="0.1516in" svg:x="0.5429in" svg:y="0.6807in"><draw:text-box><text:p><text:span text:style-name="T1">RO</text:span></text:p></draw:text-box></draw:frame></draw:g></text:p>
      <text:p text:style-name="P1"/>
      <text:p text:style-name="P1"/>
      <text:p text:style-name="P1"/>
      <text:p text:style-name="P1"/>
      <text:p text:style-name="P1"/>
      <text:p text:style-name="P1"><text:span text:style-name="T12">Internal stage #1.</text:span> Data sectors from selected parents are copied to the “Tail”. This may make “Tail” grow.</text:p>
      <text:p text:style-name="P1"><draw:g text:anchor-type="paragraph" draw:z-index="1" draw:style-name="gr9"><draw:frame draw:style-name="gr2" svg:width="0.5039in" svg:height="0.3531in" svg:x="0.5071in" svg:y="0.1445in"><draw:text-box><text:p><text:span text:style-name="T1">Head</text:span></text:p><text:p/></draw:text-box></draw:frame><draw:rect draw:style-name="gr3" draw:text-style-name="P47" svg:width="0.6898in" svg:height="0.615in" svg:x="0.5071in" svg:y="0.3154in"><text:p/></draw:rect><draw:frame draw:style-name="gr2" svg:width="0.5039in" svg:height="0.2295in" svg:x="1.7126in" svg:y="0.1437in"><draw:text-box><text:p><text:span text:style-name="T1">Diff_1</text:span></text:p></draw:text-box></draw:frame><draw:rect draw:style-name="gr3" draw:text-style-name="P47" svg:width="0.6898in" svg:height="0.615in" svg:x="1.6882in" svg:y="0.3154in"><text:p/></draw:rect><draw:frame draw:style-name="gr4" draw:text-style-name="P48" svg:width="0.2524in" svg:height="0.1303in" svg:x="1.6882in" svg:y="0.3154in"><draw:text-box><text:p><text:span text:style-name="T14">Head</text:span></text:p></draw:text-box></draw:frame><draw:frame draw:style-name="gr2" svg:width="0.5039in" svg:height="0.2295in" svg:x="2.8937in" svg:y="0.1437in"><draw:text-box><text:p><text:span text:style-name="T1">Diff_2</text:span></text:p></draw:text-box></draw:frame><draw:rect draw:style-name="gr3" draw:text-style-name="P47" svg:width="0.6898in" svg:height="0.615in" svg:x="2.8697in" svg:y="0.3154in"><text:p/></draw:rect><draw:frame draw:style-name="gr5" draw:text-style-name="P48" svg:width="0.4051in" svg:height="0.1571in" svg:x="2.8697in" svg:y="0.3154in"><draw:text-box><text:p><text:span text:style-name="T14">Diff_1</text:span></text:p></draw:text-box></draw:frame><draw:frame draw:style-name="gr2" svg:width="0.5039in" svg:height="0.2295in" svg:x="4.0752in" svg:y="0.1437in"><draw:text-box><text:p><text:span text:style-name="T1">Tail</text:span></text:p></draw:text-box></draw:frame><draw:rect draw:style-name="gr3" draw:text-style-name="P47" svg:width="0.6898in" svg:height="0.615in" svg:x="4.0508in" svg:y="0.3154in"><text:p/></draw:rect><draw:frame draw:style-name="gr6" draw:text-style-name="P48" svg:width="0.4276in" svg:height="0.1488in" svg:x="4.0508in" svg:y="0.3154in"><draw:text-box><text:p><text:span text:style-name="T14">Diff_2</text:span></text:p></draw:text-box></draw:frame><draw:line draw:style-name="gr7" draw:text-style-name="P47" svg:x1="1.689in" svg:y1="0.3819in" svg:x2="1.1972in" svg:y2="0.3819in"><text:p/></draw:line><draw:line draw:style-name="gr7" draw:text-style-name="P47" svg:x1="2.8693in" svg:y1="0.3862in" svg:x2="2.3776in" svg:y2="0.3862in"><text:p/></draw:line><draw:line draw:style-name="gr7" draw:text-style-name="P47" svg:x1="4.0508in" svg:y1="0.3839in" svg:x2="3.5591in" svg:y2="0.3839in"><text:p/></draw:line><draw:frame draw:style-name="gr8" svg:width="0.4413in" svg:height="0.1516in" svg:x="4.0752in" svg:y="0.7717in"><draw:text-box><text:p><text:span text:style-name="T1">RW</text:span></text:p></draw:text-box></draw:frame><draw:frame draw:style-name="gr8" svg:width="0.4413in" svg:height="0.1516in" svg:x="2.8697in" svg:y="0.7591in"><draw:text-box><text:p><text:span text:style-name="T1">RO</text:span></text:p></draw:text-box></draw:frame><draw:frame draw:style-name="gr8" svg:width="0.4413in" svg:height="0.1516in" svg:x="1.6882in" svg:y="0.7591in"><draw:text-box><text:p><text:span text:style-name="T1">RO</text:span></text:p></draw:text-box></draw:frame><draw:frame draw:style-name="gr8" svg:width="0.4413in" svg:height="0.1516in" svg:x="0.5071in" svg:y="0.7591in"><draw:text-box><text:p><text:span text:style-name="T1">RO</text:span></text:p></draw:text-box></draw:frame><draw:frame draw:style-name="gr10" draw:text-style-name="P48" svg:width="0.6295in" svg:height="0.2898in" svg:x="4.0752in" svg:y="0.5102in"><draw:text-box><text:p><text:span text:style-name="T14">Tail + Diff2+Diff1</text:span></text:p></draw:text-box></draw:frame></draw:g></text:p>
      <text:p text:style-name="P1"/>
      <text:p text:style-name="P1"/>
      <text:p text:style-name="P1"/>
      <text:p text:style-name="P1"/>
      <text:p text:style-name="P1"/>
      <text:p text:style-name="P1"/>
      <text:p text:style-name="P1"><text:span text:style-name="T12">Internal stage #2.</text:span> <text:tab/>Link of the “Tail” VHD file is changed to point to the parent of the chain[2], it is “Head” in our example. This operation can't be performed atomically, because changing VHD link to parent implies making several writes to the different parts of the VHD (parent locators, VHD header). Thus, if there is a write failure in the middle of this process, whole VHD chain can become completely broken. After changing the Tail's link, files “Diff1” and “Diff2” no longer needed.</text:p>
      <text:p text:style-name="P1"/>
      <text:p text:style-name="P1"><draw:g text:anchor-type="paragraph" draw:z-index="2" draw:style-name="gr9"><draw:frame draw:style-name="gr2" svg:width="0.5039in" svg:height="0.3531in" svg:x="0.5047in" svg:y="0.2098in"><draw:text-box><text:p><text:span text:style-name="T1">Head</text:span></text:p><text:p/></draw:text-box></draw:frame><draw:rect draw:style-name="gr3" draw:text-style-name="P47" svg:width="0.6898in" svg:height="0.615in" svg:x="0.5047in" svg:y="0.3803in"><text:p/></draw:rect><draw:frame draw:style-name="gr2" svg:width="0.5039in" svg:height="0.2295in" svg:x="1.7102in" svg:y="0.2091in"><draw:text-box><text:p><text:span text:style-name="T1">Diff_1</text:span></text:p></draw:text-box></draw:frame><draw:rect draw:style-name="gr11" draw:text-style-name="P47" svg:width="0.6898in" svg:height="0.615in" svg:x="1.6858in" svg:y="0.3803in"><text:p/></draw:rect><draw:frame draw:style-name="gr4" draw:text-style-name="P48" svg:width="0.2524in" svg:height="0.1303in" svg:x="1.6858in" svg:y="0.3803in"><draw:text-box><text:p><text:span text:style-name="T14">Head</text:span></text:p></draw:text-box></draw:frame><draw:frame draw:style-name="gr2" svg:width="0.5039in" svg:height="0.2295in" svg:x="2.8913in" svg:y="0.2091in"><draw:text-box><text:p><text:span text:style-name="T1">Diff_2</text:span></text:p></draw:text-box></draw:frame><draw:rect draw:style-name="gr11" draw:text-style-name="P47" svg:width="0.6898in" svg:height="0.615in" svg:x="2.8673in" svg:y="0.3803in"><text:p/></draw:rect><draw:frame draw:style-name="gr5" draw:text-style-name="P48" svg:width="0.4051in" svg:height="0.1571in" svg:x="2.8673in" svg:y="0.3803in"><draw:text-box><text:p><text:span text:style-name="T14">Diff_1</text:span></text:p></draw:text-box></draw:frame><draw:frame draw:style-name="gr2" svg:width="0.5039in" svg:height="0.2295in" svg:x="4.0728in" svg:y="0.2091in"><draw:text-box><text:p><text:span text:style-name="T1">Tail</text:span></text:p></draw:text-box></draw:frame><draw:rect draw:style-name="gr3" draw:text-style-name="P47" svg:width="0.6898in" svg:height="0.615in" svg:x="4.0484in" svg:y="0.3803in"><text:p/></draw:rect><draw:frame draw:style-name="gr6" draw:text-style-name="P48" svg:width="0.4276in" svg:height="0.1488in" svg:x="4.0484in" svg:y="0.3803in"><draw:text-box><text:p><text:span text:style-name="T14">Head</text:span></text:p></draw:text-box></draw:frame><draw:line draw:style-name="gr7" draw:text-style-name="P47" svg:x1="1.6862in" svg:y1="0.4472in" svg:x2="1.1945in" svg:y2="0.4472in"><text:p/></draw:line><draw:line draw:style-name="gr7" draw:text-style-name="P47" svg:x1="2.8673in" svg:y1="0.4508in" svg:x2="2.3756in" svg:y2="0.4508in"><text:p/></draw:line><draw:frame draw:style-name="gr8" svg:width="0.4413in" svg:height="0.1516in" svg:x="4.0728in" svg:y="0.8366in"><draw:text-box><text:p><text:span text:style-name="T1">RW</text:span></text:p></draw:text-box></draw:frame><draw:frame draw:style-name="gr8" svg:width="0.4413in" svg:height="0.1516in" svg:x="2.8673in" svg:y="0.8244in"><draw:text-box><text:p><text:span text:style-name="T1">RO</text:span></text:p></draw:text-box></draw:frame><draw:frame draw:style-name="gr8" svg:width="0.4413in" svg:height="0.1516in" svg:x="1.6858in" svg:y="0.8244in"><draw:text-box><text:p><text:span text:style-name="T1">RO</text:span></text:p></draw:text-box></draw:frame><draw:frame draw:style-name="gr8" svg:width="0.4413in" svg:height="0.1516in" svg:x="0.5047in" svg:y="0.8244in"><draw:text-box><text:p><text:span text:style-name="T1">RO</text:span></text:p></draw:text-box></draw:frame><draw:frame draw:style-name="gr10" draw:text-style-name="P48" svg:width="0.6295in" svg:height="0.2898in" svg:x="4.0728in" svg:y="0.5756in"><draw:text-box><text:p><text:span text:style-name="T14">Tail + Diff2+Diff1</text:span></text:p></draw:text-box></draw:frame><draw:path draw:style-name="gr12" draw:text-style-name="P47" svg:width="1.9299in" svg:height="2.1752in" draw:transform="skewX (-5.47813448478385E-017) rotate (2.25566352527747) translate (2.34853983510979in 1.84201597302488in)" svg:viewBox="0 0 4903 5526" svg:d="m0 5526c1280 0 1317-4 1314-22s3580-4403 3589-4414-347-1090-347-1090"><text:p/></draw:path></draw:g></text:p>
      <text:p text:style-name="P1"/>
      <text:p text:style-name="P1"><text:soft-page-break/></text:p>
      <text:p text:style-name="P1"/>
      <text:p text:style-name="P1"><text:span text:style-name="T12">Internal stage #3.</text:span><text:span text:style-name="T13"> <text:tab/>Deleting stray files. </text:span></text:p>
      <text:p text:style-name="P1"><draw:g text:anchor-type="paragraph" draw:z-index="3" draw:style-name="gr1"><draw:frame draw:style-name="gr2" svg:width="0.5039in" svg:height="0.3531in" svg:x="0.8583in" svg:y="0.089in"><draw:text-box><text:p><text:span text:style-name="T1">Head</text:span></text:p><text:p/></draw:text-box></draw:frame><draw:rect draw:style-name="gr3" draw:text-style-name="P47" svg:width="0.6898in" svg:height="0.615in" svg:x="0.8583in" svg:y="0.2598in"><text:p/></draw:rect><draw:frame draw:style-name="gr2" svg:width="0.5039in" svg:height="0.2295in" svg:x="2.0638in" svg:y="0.0882in"><draw:text-box><text:p><text:span text:style-name="T1">Tail</text:span></text:p></draw:text-box></draw:frame><draw:rect draw:style-name="gr3" draw:text-style-name="P47" svg:width="0.6898in" svg:height="0.615in" svg:x="2.0394in" svg:y="0.2598in"><text:p/></draw:rect><draw:frame draw:style-name="gr6" draw:text-style-name="P48" svg:width="0.4276in" svg:height="0.1488in" svg:x="2.0394in" svg:y="0.2598in"><draw:text-box><text:p><text:span text:style-name="T14">Head</text:span></text:p></draw:text-box></draw:frame><draw:line draw:style-name="gr7" draw:text-style-name="P47" svg:x1="2.0398in" svg:y1="0.3264in" svg:x2="1.548in" svg:y2="0.3264in"><text:p/></draw:line><draw:frame draw:style-name="gr8" svg:width="0.4413in" svg:height="0.1516in" svg:x="2.0638in" svg:y="0.7161in"><draw:text-box><text:p><text:span text:style-name="T1">RW</text:span></text:p></draw:text-box></draw:frame><draw:frame draw:style-name="gr8" svg:width="0.4413in" svg:height="0.1516in" svg:x="0.8583in" svg:y="0.7035in"><draw:text-box><text:p><text:span text:style-name="T1">RO</text:span></text:p></draw:text-box></draw:frame><draw:frame draw:style-name="gr10" draw:text-style-name="P48" svg:width="0.6295in" svg:height="0.2898in" svg:x="2.0638in" svg:y="0.4547in"><draw:text-box><text:p><text:span text:style-name="T14">Tail + Diff2+Diff1</text:span></text:p></draw:text-box></draw:frame></draw:g></text:p>
      <text:p text:style-name="P1"/>
      <text:p text:style-name="P1"/>
      <text:p text:style-name="P1"/>
      <text:p text:style-name="P1"/>
      <text:h text:style-name="P42" text:outline-level="3">coalescing into intermediate parent</text:h>
      <text:p text:style-name="P1">This coalescing mode is slightly more complex, but is supposed to be fail-safe.</text:p>
      <text:p text:style-name="P1">Preconditions: We have a chain of VHD files and the “Tail” is opened in RW or RO mode; we are going to coalesce data from its 2 parents “Diff2” and “Diff1” into the file that will replace chain[1] “Diff2”.</text:p>
      <text:p text:style-name="P1">API call in this case looks like:</text:p>
      <text:p text:style-name="Text_20_body"><text:span text:style-name="T5">int nRes = <text:s/>VHD_CoalesceChain(handle, 2, 1);</text:span><text:span text:style-name="T1"> </text:span></text:p>
      <text:p text:style-name="P1">Which means “coalesce data from the files starting from chain[2] inclusively to into the chain[1], which is the “Diff2”</text:p>
      <text:p text:style-name="P3">Initial state.</text:p>
      <text:p text:style-name="P3"/>
      <text:p text:style-name="P1"><draw:g text:anchor-type="paragraph" draw:z-index="6" draw:style-name="gr15"><draw:frame draw:style-name="gr2" svg:width="0.5039in" svg:height="0.3531in" svg:x="0.5429in" svg:y="0.0661in"><draw:text-box><text:p><text:span text:style-name="T1">Head [3]</text:span></text:p><text:p/></draw:text-box></draw:frame><draw:rect draw:style-name="gr3" draw:text-style-name="P47" svg:width="0.6898in" svg:height="0.615in" svg:x="0.5429in" svg:y="0.237in"><text:p/></draw:rect><draw:frame draw:style-name="gr2" svg:width="0.6358in" svg:height="0.2295in" svg:x="1.7484in" svg:y="0.0654in"><draw:text-box><text:p><text:span text:style-name="T1">Diff_1 [2]</text:span></text:p></draw:text-box></draw:frame><draw:rect draw:style-name="gr3" draw:text-style-name="P47" svg:width="0.6898in" svg:height="0.615in" svg:x="1.724in" svg:y="0.237in"><text:p/></draw:rect><draw:frame draw:style-name="gr4" draw:text-style-name="P48" svg:width="0.2524in" svg:height="0.1303in" svg:x="1.724in" svg:y="0.237in"><draw:text-box><text:p><text:span text:style-name="T14">Head</text:span></text:p></draw:text-box></draw:frame><draw:frame draw:style-name="gr2" svg:width="0.6114in" svg:height="0.2295in" svg:x="2.9295in" svg:y="0.0654in"><draw:text-box><text:p><text:span text:style-name="T1">Diff_2 <text:s/>[1]</text:span></text:p></draw:text-box></draw:frame><draw:rect draw:style-name="gr3" draw:text-style-name="P47" svg:width="0.6898in" svg:height="0.615in" svg:x="2.9055in" svg:y="0.237in"><text:p/></draw:rect><draw:frame draw:style-name="gr5" draw:text-style-name="P48" svg:width="0.4051in" svg:height="0.1571in" svg:x="2.9055in" svg:y="0.237in"><draw:text-box><text:p><text:span text:style-name="T14">Diff_1</text:span></text:p></draw:text-box></draw:frame><draw:frame draw:style-name="gr2" svg:width="0.7031in" svg:height="0.2295in" svg:x="4.111in" svg:y="0.0654in"><draw:text-box><text:p><text:span text:style-name="T1">Tail <text:s/>[0]</text:span></text:p></draw:text-box></draw:frame><draw:rect draw:style-name="gr3" draw:text-style-name="P47" svg:width="0.6898in" svg:height="0.615in" svg:x="4.0866in" svg:y="0.237in"><text:p/></draw:rect><draw:frame draw:style-name="gr6" draw:text-style-name="P48" svg:width="0.4276in" svg:height="0.1488in" svg:x="4.0866in" svg:y="0.237in"><draw:text-box><text:p><text:span text:style-name="T14">Diff_2</text:span></text:p></draw:text-box></draw:frame><draw:line draw:style-name="gr7" draw:text-style-name="P47" svg:x1="1.7244in" svg:y1="0.3035in" svg:x2="1.2327in" svg:y2="0.3035in"><text:p/></draw:line><draw:line draw:style-name="gr7" draw:text-style-name="P47" svg:x1="2.9055in" svg:y1="0.3083in" svg:x2="2.4138in" svg:y2="0.3083in"><text:p/></draw:line><draw:line draw:style-name="gr7" draw:text-style-name="P47" svg:x1="4.0862in" svg:y1="0.3055in" svg:x2="3.5945in" svg:y2="0.3055in"><text:p/></draw:line><draw:frame draw:style-name="gr8" svg:width="0.4413in" svg:height="0.1516in" svg:x="4.111in" svg:y="0.6933in"><draw:text-box><text:p><text:span text:style-name="T1">RW</text:span></text:p></draw:text-box></draw:frame><draw:frame draw:style-name="gr8" svg:width="0.4413in" svg:height="0.1516in" svg:x="2.9055in" svg:y="0.6807in"><draw:text-box><text:p><text:span text:style-name="T1">RO</text:span></text:p></draw:text-box></draw:frame><draw:frame draw:style-name="gr8" svg:width="0.4413in" svg:height="0.1516in" svg:x="1.724in" svg:y="0.6807in"><draw:text-box><text:p><text:span text:style-name="T1">RO</text:span></text:p></draw:text-box></draw:frame><draw:frame draw:style-name="gr8" svg:width="0.4413in" svg:height="0.1516in" svg:x="0.5429in" svg:y="0.6807in"><draw:text-box><text:p><text:span text:style-name="T1">RO</text:span></text:p></draw:text-box></draw:frame></draw:g></text:p>
      <text:p text:style-name="P1"/>
      <text:p text:style-name="P1"/>
      <text:p text:style-name="P1"/>
      <text:p text:style-name="P1"/>
      <text:p text:style-name="P1"><text:span text:style-name="T12">Internal stage #1.</text:span> </text:p>
      <text:p text:style-name="P1">Temporary empty differencing VHD file “Temp” is created and <text:s/>data sectors from selected parents are copied into it. If this fails, temporary file is deleted. “Temp” has the same UUID as “Diff_2”</text:p>
      <text:p text:style-name="P1"/>
      <text:p text:style-name="P1"><draw:g text:anchor-type="paragraph" draw:z-index="4" draw:style-name="gr13"><draw:frame draw:style-name="gr2" svg:width="0.5039in" svg:height="0.3531in" svg:x="0.4681in" svg:y="-0.0299in"><draw:text-box><text:p><text:span text:style-name="T1">Head</text:span></text:p><text:p/></draw:text-box></draw:frame><draw:rect draw:style-name="gr3" draw:text-style-name="P47" svg:width="0.6898in" svg:height="0.615in" svg:x="0.4681in" svg:y="0.1409in"><text:p/></draw:rect><draw:frame draw:style-name="gr2" svg:width="0.5039in" svg:height="0.2295in" svg:x="1.6736in" svg:y="-0.0307in"><draw:text-box><text:p><text:span text:style-name="T1">Diff_1</text:span></text:p></draw:text-box></draw:frame><draw:rect draw:style-name="gr3" draw:text-style-name="P47" svg:width="0.6898in" svg:height="0.615in" svg:x="1.6492in" svg:y="0.1409in"><text:p/></draw:rect><draw:frame draw:style-name="gr4" draw:text-style-name="P48" svg:width="0.2524in" svg:height="0.1303in" svg:x="1.6492in" svg:y="0.1409in"><draw:text-box><text:p><text:span text:style-name="T14">Head</text:span></text:p></draw:text-box></draw:frame><draw:frame draw:style-name="gr2" svg:width="0.5039in" svg:height="0.2295in" svg:x="2.8547in" svg:y="-0.0307in"><draw:text-box><text:p><text:span text:style-name="T1">Diff_2</text:span></text:p></draw:text-box></draw:frame><draw:rect draw:style-name="gr3" draw:text-style-name="P47" svg:width="0.6898in" svg:height="0.615in" svg:x="2.8307in" svg:y="0.1409in"><text:p/></draw:rect><draw:frame draw:style-name="gr5" draw:text-style-name="P48" svg:width="0.4051in" svg:height="0.1571in" svg:x="2.8307in" svg:y="0.1409in"><draw:text-box><text:p><text:span text:style-name="T14">Diff_1</text:span></text:p></draw:text-box></draw:frame><draw:frame draw:style-name="gr2" svg:width="0.5039in" svg:height="0.2295in" svg:x="4.0362in" svg:y="-0.0307in"><draw:text-box><text:p><text:span text:style-name="T1">Tail</text:span></text:p></draw:text-box></draw:frame><draw:rect draw:style-name="gr3" draw:text-style-name="P47" svg:width="0.6898in" svg:height="0.615in" svg:x="4.0118in" svg:y="0.1409in"><text:p/></draw:rect><draw:frame draw:style-name="gr6" draw:text-style-name="P48" svg:width="0.4276in" svg:height="0.1488in" svg:x="4.0118in" svg:y="0.1409in"><draw:text-box><text:p><text:span text:style-name="T14">Diff_2</text:span></text:p></draw:text-box></draw:frame><draw:line draw:style-name="gr7" draw:text-style-name="P47" svg:x1="1.65in" svg:y1="0.2075in" svg:x2="1.1583in" svg:y2="0.2075in"><text:p/></draw:line><draw:line draw:style-name="gr7" draw:text-style-name="P47" svg:x1="2.8307in" svg:y1="0.2118in" svg:x2="2.339in" svg:y2="0.2118in"><text:p/></draw:line><draw:line draw:style-name="gr7" draw:text-style-name="P47" svg:x1="4.0118in" svg:y1="0.2091in" svg:x2="3.5201in" svg:y2="0.2091in"><text:p/></draw:line><draw:frame draw:style-name="gr8" svg:width="0.4413in" svg:height="0.1516in" svg:x="4.0362in" svg:y="0.5972in"><draw:text-box><text:p><text:span text:style-name="T1">RW</text:span></text:p></draw:text-box></draw:frame><draw:frame draw:style-name="gr8" svg:width="0.4413in" svg:height="0.1516in" svg:x="2.8307in" svg:y="0.5846in"><draw:text-box><text:p><text:span text:style-name="T1">RO</text:span></text:p></draw:text-box></draw:frame><draw:frame draw:style-name="gr8" svg:width="0.4413in" svg:height="0.1516in" svg:x="1.6492in" svg:y="0.5846in"><draw:text-box><text:p><text:span text:style-name="T1">RO</text:span></text:p></draw:text-box></draw:frame><draw:frame draw:style-name="gr8" svg:width="0.4413in" svg:height="0.1516in" svg:x="0.4681in" svg:y="0.5846in"><draw:text-box><text:p><text:span text:style-name="T1">RO</text:span></text:p></draw:text-box></draw:frame><draw:frame draw:style-name="gr2" svg:width="0.5039in" svg:height="0.2295in" svg:x="4.0362in" svg:y="0.8937in"><draw:text-box><text:p><text:span text:style-name="T1">Temp</text:span></text:p></draw:text-box></draw:frame><draw:rect draw:style-name="gr3" draw:text-style-name="P47" svg:width="0.6898in" svg:height="0.615in" svg:x="4.0118in" svg:y="1.065in"><text:p/></draw:rect><draw:frame draw:style-name="gr6" draw:text-style-name="P48" svg:width="0.4276in" svg:height="0.1488in" svg:x="4.0118in" svg:y="1.065in"><draw:text-box><text:p><text:span text:style-name="T14">Diff_1</text:span></text:p></draw:text-box></draw:frame><draw:frame draw:style-name="gr8" svg:width="0.4413in" svg:height="0.1516in" svg:x="4.0362in" svg:y="1.5213in"><draw:text-box><text:p><text:span text:style-name="T1">RW</text:span></text:p></draw:text-box></draw:frame><draw:frame draw:style-name="gr10" draw:text-style-name="P48" svg:width="0.6295in" svg:height="0.2898in" svg:x="4.0362in" svg:y="1.2413in"><draw:text-box><text:p><text:span text:style-name="T14"><text:s/></text:span><text:span text:style-name="T14">Diff2+Diff1</text:span></text:p></draw:text-box></draw:frame><draw:path draw:style-name="gr14" draw:text-style-name="P47" svg:width="0.952in" svg:height="0.0657in" draw:transform="rotate (2.04587494918775) translate (3.95292884222716in 1.16778450531096in)" svg:viewBox="0 0 2419 168" svg:d="m0 168c1785 0 2419-160 2419-160l-16-8"><text:p/></draw:path></draw:g></text:p>
      <text:p text:style-name="P1">Note:</text:p>
      <text:p text:style-name="P1">“Temp” VHD file currently has a parent: “Diff_2”. This is because libvhd2 implements coalescing the way, when blocks of data are copied from the given number of parents into the “Tail”. Thus, “Temp” VHD must be the tail. This approach just reuses the existing internal functionality.</text:p>
      <text:p text:style-name="P3"/>
      <text:p text:style-name="P3"/>
      <text:p text:style-name="P11"><text:span text:style-name="T12">Internal stage #2.</text:span> </text:p>
      <text:p text:style-name="P1">“Temp's” <text:s/>parent link is changed to point to the parent of chain[2]. If this operation fails, we will get a stray “Temp” file that can be deleted.</text:p>
      <text:p text:style-name="P1"/>
      <text:p text:style-name="P1"><draw:g text:anchor-type="paragraph" draw:z-index="5" draw:style-name="gr1"><draw:frame draw:style-name="gr2" svg:width="0.5039in" svg:height="0.3531in" svg:x="0.6181in" svg:y="-0.0803in"><draw:text-box><text:p><text:span text:style-name="T1">Head</text:span></text:p><text:p/></draw:text-box></draw:frame><draw:rect draw:style-name="gr3" draw:text-style-name="P47" svg:width="0.6898in" svg:height="0.615in" svg:x="0.6181in" svg:y="0.0906in"><text:p/></draw:rect><draw:frame draw:style-name="gr2" svg:width="0.5039in" svg:height="0.2295in" svg:x="1.8236in" svg:y="-0.0811in"><draw:text-box><text:p><text:span text:style-name="T1">Diff_1</text:span></text:p></draw:text-box></draw:frame><draw:rect draw:style-name="gr3" draw:text-style-name="P47" svg:width="0.6898in" svg:height="0.615in" svg:x="1.7992in" svg:y="0.0906in"><text:p/></draw:rect><draw:frame draw:style-name="gr4" draw:text-style-name="P48" svg:width="0.2524in" svg:height="0.1303in" svg:x="1.7992in" svg:y="0.0906in"><draw:text-box><text:p><text:span text:style-name="T14">Head</text:span></text:p></draw:text-box></draw:frame><draw:frame draw:style-name="gr2" svg:width="0.5039in" svg:height="0.2295in" svg:x="3.0047in" svg:y="-0.0811in"><draw:text-box><text:p><text:span text:style-name="T1">Diff_2</text:span></text:p></draw:text-box></draw:frame><draw:rect draw:style-name="gr3" draw:text-style-name="P47" svg:width="0.6898in" svg:height="0.615in" svg:x="2.9807in" svg:y="0.0906in"><text:p/></draw:rect><draw:frame draw:style-name="gr5" draw:text-style-name="P48" svg:width="0.4051in" svg:height="0.1571in" svg:x="2.9807in" svg:y="0.0906in"><draw:text-box><text:p><text:span text:style-name="T14">Diff_1</text:span></text:p></draw:text-box></draw:frame><draw:frame draw:style-name="gr2" svg:width="0.5039in" svg:height="0.2295in" svg:x="4.1862in" svg:y="-0.0811in"><draw:text-box><text:p><text:span text:style-name="T1">Tail</text:span></text:p></draw:text-box></draw:frame><draw:rect draw:style-name="gr3" draw:text-style-name="P47" svg:width="0.6898in" svg:height="0.615in" svg:x="4.1618in" svg:y="0.0906in"><text:p/></draw:rect><draw:frame draw:style-name="gr6" draw:text-style-name="P48" svg:width="0.4276in" svg:height="0.1488in" svg:x="4.1618in" svg:y="0.0906in"><draw:text-box><text:p><text:span text:style-name="T14">Diff_2</text:span></text:p></draw:text-box></draw:frame><draw:line draw:style-name="gr7" draw:text-style-name="P47" svg:x1="1.8in" svg:y1="0.1567in" svg:x2="1.3083in" svg:y2="0.1567in"><text:p/></draw:line><draw:line draw:style-name="gr7" draw:text-style-name="P47" svg:x1="2.9803in" svg:y1="0.1618in" svg:x2="2.4886in" svg:y2="0.1618in"><text:p/></draw:line><draw:line draw:style-name="gr7" draw:text-style-name="P47" svg:x1="4.1618in" svg:y1="0.1591in" svg:x2="3.6701in" svg:y2="0.1591in"><text:p/></draw:line><draw:frame draw:style-name="gr8" svg:width="0.4413in" svg:height="0.1516in" svg:x="4.1862in" svg:y="0.5469in"><draw:text-box><text:p><text:span text:style-name="T1">RW</text:span></text:p></draw:text-box></draw:frame><draw:frame draw:style-name="gr8" svg:width="0.4413in" svg:height="0.1516in" svg:x="2.9807in" svg:y="0.5343in"><draw:text-box><text:p><text:span text:style-name="T1">RO</text:span></text:p></draw:text-box></draw:frame><draw:frame draw:style-name="gr8" svg:width="0.4413in" svg:height="0.1516in" svg:x="1.7992in" svg:y="0.5343in"><draw:text-box><text:p><text:span text:style-name="T1">RO</text:span></text:p></draw:text-box></draw:frame><draw:frame draw:style-name="gr8" svg:width="0.4413in" svg:height="0.1516in" svg:x="0.6181in" svg:y="0.5343in"><draw:text-box><text:p><text:span text:style-name="T1">RO</text:span></text:p></draw:text-box></draw:frame><draw:frame draw:style-name="gr2" svg:width="0.5039in" svg:height="0.2295in" svg:x="1.8236in" svg:y="0.8433in"><draw:text-box><text:p><text:span text:style-name="T1">Temp</text:span></text:p></draw:text-box></draw:frame><draw:rect draw:style-name="gr3" draw:text-style-name="P47" svg:width="0.6898in" svg:height="0.615in" svg:x="1.7992in" svg:y="1.0146in"><text:p/></draw:rect><draw:frame draw:style-name="gr6" draw:text-style-name="P48" svg:width="0.4276in" svg:height="0.1488in" svg:x="1.7992in" svg:y="1.0146in"><draw:text-box><text:p><text:span text:style-name="T14">Head</text:span></text:p></draw:text-box></draw:frame><draw:frame draw:style-name="gr8" svg:width="0.4413in" svg:height="0.1516in" svg:x="1.8236in" svg:y="1.4709in"><draw:text-box><text:p><text:span text:style-name="T1">RW</text:span></text:p></draw:text-box></draw:frame><draw:frame draw:style-name="gr10" draw:text-style-name="P48" svg:width="0.6295in" svg:height="0.2898in" svg:x="1.8236in" svg:y="1.1909in"><draw:text-box><text:p><text:span text:style-name="T14"><text:s/></text:span><text:span text:style-name="T14">Diff2+Diff1</text:span></text:p></draw:text-box></draw:frame><draw:path draw:style-name="gr14" draw:text-style-name="P47" svg:width="0.952in" svg:height="0.0657in" draw:transform="rotate (2.04587494918775) translate (1.74082254301446in 1.11709006086647in)" svg:viewBox="0 0 2419 168" svg:d="m0 168c1785 0 2419-160 2419-160l-16-8"><text:p/></draw:path></draw:g></text:p>
      <text:p text:style-name="P1"/>
      <text:p text:style-name="P1"/>
      <text:p text:style-name="P1"/>
      <text:p text:style-name="P1"/>
      <text:p text:style-name="P1"/>
      <text:p text:style-name="P1"/>
      <text:p text:style-name="P1"/>
      <text:p text:style-name="P1"/>
      <text:p text:style-name="P1"><text:span text:style-name="T12">Internal stage #3.</text:span> </text:p>
      <text:p text:style-name="P1">“Temp” file is atomically renamed to “Diff2”. Old “Diff2” data disappear. Because “Tail” was previously linked to “Diff2” (by its name and UUID), <text:s/>this will atomically re-link “Tail” to a new “Diff2”. Here we rely on concrete file system abilities to rename files atomically. The rename <text:s text:c="6"/></text:p>
      <text:p text:style-name="P1">either finishes OK or rolled back.</text:p>
      <text:p text:style-name="P1"><draw:g text:anchor-type="paragraph" draw:z-index="9" draw:style-name="gr1"><draw:frame draw:style-name="gr2" svg:width="0.5039in" svg:height="0.3531in" svg:x="0.7866in" svg:y="0.7228in"><draw:text-box><text:p><text:span text:style-name="T1">Head</text:span></text:p><text:p/></draw:text-box></draw:frame><draw:rect draw:style-name="gr3" draw:text-style-name="P47" svg:width="0.6898in" svg:height="0.615in" svg:x="0.7866in" svg:y="0.8937in"><text:p/></draw:rect><draw:frame draw:style-name="gr2" svg:width="0.5039in" svg:height="0.2295in" svg:x="1.9921in" svg:y="0.7224in"><draw:text-box><text:p><text:span text:style-name="T1">Diff_1</text:span></text:p></draw:text-box></draw:frame><draw:rect draw:style-name="gr3" draw:text-style-name="P47" svg:width="0.6898in" svg:height="0.615in" svg:x="1.9677in" svg:y="0.8937in"><text:p/></draw:rect><draw:frame draw:style-name="gr4" draw:text-style-name="P48" svg:width="0.2524in" svg:height="0.1303in" svg:x="1.9677in" svg:y="0.8937in"><draw:text-box><text:p><text:span text:style-name="T14">Head</text:span></text:p></draw:text-box></draw:frame><draw:frame draw:style-name="gr2" svg:width="0.5039in" svg:height="0.2295in" svg:x="3.1728in" svg:y="0.7224in"><draw:text-box><text:p><text:span text:style-name="T1">Diff_2</text:span></text:p></draw:text-box></draw:frame><draw:rect draw:style-name="gr3" draw:text-style-name="P47" svg:width="0.6898in" svg:height="0.615in" svg:x="3.1492in" svg:y="0.8937in"><text:p/></draw:rect><draw:frame draw:style-name="gr5" draw:text-style-name="P48" svg:width="0.4051in" svg:height="0.1571in" svg:x="3.1492in" svg:y="0.8937in"><draw:text-box><text:p><text:span text:style-name="T14">Diff_1</text:span></text:p></draw:text-box></draw:frame><draw:frame draw:style-name="gr2" svg:width="0.5039in" svg:height="0.2295in" svg:x="4.3547in" svg:y="0.7224in"><draw:text-box><text:p><text:span text:style-name="T1">Tail</text:span></text:p></draw:text-box></draw:frame><draw:rect draw:style-name="gr3" draw:text-style-name="P47" svg:width="0.6898in" svg:height="0.615in" svg:x="4.3303in" svg:y="0.8937in"><text:p/></draw:rect><draw:frame draw:style-name="gr6" draw:text-style-name="P48" svg:width="0.4276in" svg:height="0.1488in" svg:x="4.3303in" svg:y="0.8937in"><draw:text-box><text:p><text:span text:style-name="T14">Diff_2</text:span></text:p></draw:text-box></draw:frame><draw:line draw:style-name="gr7" draw:text-style-name="P47" svg:x1="1.9681in" svg:y1="0.961in" svg:x2="1.4764in" svg:y2="0.961in"><text:p/></draw:line><draw:line draw:style-name="gr7" draw:text-style-name="P47" svg:x1="3.1492in" svg:y1="0.9646in" svg:x2="2.6575in" svg:y2="0.9646in"><text:p/></draw:line><draw:frame draw:style-name="gr8" svg:width="0.4413in" svg:height="0.1516in" svg:x="4.3547in" svg:y="1.35in"><draw:text-box><text:p><text:span text:style-name="T1">RW</text:span></text:p></draw:text-box></draw:frame><draw:frame draw:style-name="gr8" svg:width="0.4413in" svg:height="0.1516in" svg:x="3.1492in" svg:y="1.3374in"><draw:text-box><text:p><text:span text:style-name="T1">RO</text:span></text:p></draw:text-box></draw:frame><draw:frame draw:style-name="gr8" svg:width="0.4413in" svg:height="0.1516in" svg:x="1.9677in" svg:y="1.3374in"><draw:text-box><text:p><text:span text:style-name="T1">RO</text:span></text:p></draw:text-box></draw:frame><draw:frame draw:style-name="gr8" svg:width="0.4413in" svg:height="0.1516in" svg:x="0.7866in" svg:y="1.3374in"><draw:text-box><text:p><text:span text:style-name="T1">RO</text:span></text:p></draw:text-box></draw:frame><draw:frame draw:style-name="gr2" svg:width="0.5039in" svg:height="0.2295in" svg:x="1.9921in" svg:y="1.6465in"><draw:text-box><text:p><text:span text:style-name="T1">Diff2</text:span></text:p></draw:text-box></draw:frame><draw:rect draw:style-name="gr3" draw:text-style-name="P47" svg:width="0.6898in" svg:height="0.615in" svg:x="1.9677in" svg:y="1.8181in"><text:p/></draw:rect><draw:frame draw:style-name="gr6" draw:text-style-name="P48" svg:width="0.4276in" svg:height="0.1488in" svg:x="1.9677in" svg:y="1.8181in"><draw:text-box><text:p><text:span text:style-name="T14">Head</text:span></text:p></draw:text-box></draw:frame><draw:frame draw:style-name="gr8" svg:width="0.4413in" svg:height="0.1516in" svg:x="1.9921in" svg:y="2.2744in"><draw:text-box><text:p><text:span text:style-name="T1">RW</text:span></text:p></draw:text-box></draw:frame><draw:frame draw:style-name="gr10" draw:text-style-name="P48" svg:width="0.6295in" svg:height="0.2898in" svg:x="1.9921in" svg:y="1.9945in"><draw:text-box><text:p><text:span text:style-name="T14"><text:s/></text:span><text:span text:style-name="T14">Diff2+Diff1</text:span></text:p></draw:text-box></draw:frame><draw:path draw:style-name="gr14" draw:text-style-name="P47" svg:width="0.952in" svg:height="0.0657in" draw:transform="rotate (2.04587494918775) translate (1.90917884222719in 1.92095598387609in)" svg:viewBox="0 0 2419 168" svg:d="m0 168c1785 0 2419-160 2419-160l-16-8"><text:p/></draw:path><draw:path draw:style-name="gr14" draw:text-style-name="P47" svg:width="1.1087in" svg:height="1.5878in" draw:transform="rotate (-1.65352493333943) translate (4.32937445319334in 0.955254811898501in)" svg:viewBox="0 0 2817 4034" svg:d="m0 0c3135 1 2807 4032 2807 4032l-34 2"><text:p/></draw:path><draw:line draw:style-name="gr17" draw:text-style-name="P47" svg:x1="2.8441in" svg:y1="1.5508in" svg:x2="4.0543in" svg:y2="0.7134in"><text:p/></draw:line><draw:line draw:style-name="gr18" draw:text-style-name="P47" svg:x1="2.9047in" svg:y1="0.5272in" svg:x2="3.8484in" svg:y2="1.6287in"><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g text:anchor-type="paragraph" draw:z-index="10" draw:style-name="gr13"><draw:frame draw:style-name="gr2" svg:width="0.5039in" svg:height="0.3531in" svg:x="0.3453in" svg:y="0.6008in"><draw:text-box><text:p><text:span text:style-name="T1">Head</text:span></text:p><text:p/></draw:text-box></draw:frame><draw:rect draw:style-name="gr3" draw:text-style-name="P47" svg:width="0.6898in" svg:height="0.615in" svg:x="0.3453in" svg:y="0.772in"><text:p/></draw:rect><draw:frame draw:style-name="gr2" svg:width="0.5039in" svg:height="0.2295in" svg:x="2.7319in" svg:y="0.6in"><draw:text-box><text:p><text:span text:style-name="T1">Tail</text:span></text:p></draw:text-box></draw:frame><draw:rect draw:style-name="gr3" draw:text-style-name="P47" svg:width="0.6898in" svg:height="0.615in" svg:x="2.7079in" svg:y="0.772in"><text:p/></draw:rect><draw:frame draw:style-name="gr6" draw:text-style-name="P48" svg:width="0.4276in" svg:height="0.1488in" svg:x="2.7079in" svg:y="0.772in"><draw:text-box><text:p><text:span text:style-name="T14">Head</text:span></text:p></draw:text-box></draw:frame><draw:frame draw:style-name="gr8" svg:width="0.4413in" svg:height="0.1516in" svg:x="2.7319in" svg:y="1.2276in"><draw:text-box><text:p><text:span text:style-name="T1">RW</text:span></text:p></draw:text-box></draw:frame><draw:frame draw:style-name="gr8" svg:width="0.4413in" svg:height="0.1516in" svg:x="0.3453in" svg:y="1.2154in"><draw:text-box><text:p><text:span text:style-name="T1">RO</text:span></text:p></draw:text-box></draw:frame><draw:rect draw:style-name="gr3" draw:text-style-name="P47" svg:width="0.6898in" svg:height="0.615in" svg:x="1.5264in" svg:y="0.7484in"><text:p/></draw:rect><draw:frame draw:style-name="gr6" draw:text-style-name="P48" svg:width="0.4276in" svg:height="0.1488in" svg:x="1.5264in" svg:y="0.7484in"><draw:text-box><text:p><text:span text:style-name="T14">Head</text:span></text:p></draw:text-box></draw:frame><draw:frame draw:style-name="gr8" svg:width="0.4413in" svg:height="0.1516in" svg:x="1.5508in" svg:y="1.2047in"><draw:text-box><text:p><text:span text:style-name="T1">RO</text:span></text:p></draw:text-box></draw:frame><draw:frame draw:style-name="gr10" draw:text-style-name="P48" svg:width="0.6295in" svg:height="0.2898in" svg:x="1.5508in" svg:y="0.9248in"><draw:text-box><text:p><text:span text:style-name="T14"><text:s/></text:span><text:span text:style-name="T14">Diff2+Diff1</text:span></text:p></draw:text-box></draw:frame><draw:frame draw:style-name="gr2" svg:width="0.5039in" svg:height="0.2295in" svg:x="1.5232in" svg:y="0.5791in"><draw:text-box><text:p><text:span text:style-name="T1">Diff2</text:span></text:p></draw:text-box></draw:frame><draw:line draw:style-name="gr7" draw:text-style-name="P47" svg:x1="1.5272in" svg:y1="0.839in" svg:x2="1.0354in" svg:y2="0.839in"><text:p/></draw:line><draw:line draw:style-name="gr7" draw:text-style-name="P47" svg:x1="2.7075in" svg:y1="0.839in" svg:x2="2.2157in" svg:y2="0.839in"><text:p/></draw:line></draw:g><text:span text:style-name="T12">Internal stage #3.</text:span><text:span text:style-name="T13"> <text:tab/>Deleting stray files. </text:span></text:p>
      <text:p text:style-name="P5"/>
      <text:p text:style-name="P5"/>
      <text:p text:style-name="P5">The result looks slightly different comparing to the first case. </text:p>
      <text:p text:style-name="P5"/>
      <text:p text:style-name="P5"><text:span text:style-name="T12">Storage space required for coalescing:</text:span> </text:p>
      <text:p text:style-name="P5">IMHO in the worst case scenario there is no difference between these 2 cases. For example, we have an empty tail and a chain of its parents, with “orthogonal” differences. <text:s/>In this case coalescing into the empty tail will take the same amount of space as coalescing into the empty temporary file...</text:p>
      <text:p text:style-name="P5"/>
      <text:p text:style-name="P5"/>
      <text:h text:style-name="P44" text:outline-level="2">Ideas of implementing “Reverse Coalescing mode” VHD functionality (Proposal).</text:h>
      <text:p text:style-name="P1">The main purpose of implementing this mode of operation is to eliminate long VHD chains that grow every time we make a snapshot.</text:p>
      <text:p text:style-name="P1">Traversing long chains of VHD files is quite expensive. The original idea and description can be found here: “<text:a xlink:type="simple" xlink:href="http://wiki/index.php/James-VHD-plan">James-VHD-plan</text:a><text:span text:style-name="T13">”.</text:span></text:p>
      <text:p text:style-name="P5">Main design ideas an step-by step examples can be found below.</text:p>
      <text:p text:style-name="P5"/>
      <text:h text:style-name="P41" text:outline-level="3">Terminology.</text:h>
      <text:p text:style-name="P5">“Head” is a “Head” or “Golden Image” VHD file, doesn't have parents and never changed.</text:p>
      <text:p text:style-name="P5">“Tail” is the last VHD in the chain. It is opened and can be read or written. In this mode whole active VHD chain doesn't grow longer than 2 nodes. I.e. the active chain consists of “Head” and “Tail” only.</text:p>
      <text:p text:style-name="P5">“Snapshot images” Sxx on the following diagram. Where “xx” represents snapshot sequential number 0...NN. In this mode of operation Snapshot Image Sxx is not a “real” or valid VHD file in the chain. It is better to consider it as a “Undo File” with some revision number, which allows rolling back data writing to the “Tail” to the stage when the last “snapshot” was made. “Real” and valid snapshot VHDs for any stage <text:s/>can be constructed from these “Undo files” Sxx and Head with Tail VHDs.</text:p>
      <text:p text:style-name="P5"><text:line-break/>Number in the box representing a block of VHD file reflects the “block data state”. Every time we modify some block, this number is increased.</text:p>
      <text:p text:style-name="P5"/>
      <text:p text:style-name="P5">“H” is the direct reference in the BAT to the “Head” file. It means that the data for this block (it doesn't exist physically) must be taken directly from the “Head”. This isn't compliant to the VHD specs, but “Snaphot Files” Sxx can't be used on their own and need to be converted to proper VHD snapshots anyway. It was suggested to use a special value in BAT entry for this case. Values 0,1,2 can't be found in BAT for the valid differencing VHDs and we can use them for this purpose.</text:p>
      <text:p text:style-name="P5">“P” is a normal reference to the “Parent” VHD file, represented by 0xFFFFFFFF BAT entry. Block is not present physically and its data will be read from the parent VHD.</text:p>
      <text:p text:style-name="P5"><text:tab/></text:p>
      <text:p text:style-name="P5"><draw:line text:anchor-type="paragraph" draw:z-index="25" draw:style-name="gr27" draw:text-style-name="P47" svg:x1="0.0909in" svg:y1="0.0898in" svg:x2="0.4256in" svg:y2="0.0898in"><text:p/></draw:line><text:tab/>This arrow represents a standard “Head ← Diff” VHD link.</text:p>
      <text:p text:style-name="P5"><draw:line text:anchor-type="paragraph" draw:z-index="26" draw:style-name="gr28" draw:text-style-name="P47" svg:x1="0.0917in" svg:y1="0.0902in" svg:x2="0.4264in" svg:y2="0.0902in"><text:p/></draw:line> <text:s/><text:tab/>This arrow represents a “reversed” link from Tail to the Snapshot file. It is necessary because we need to write whole blocks of data from the Tail to the VHD that is its ancestor. This link should be stored in the “Tail” file somehow (custom parent locator type, our own additional sector in VHD <text:s/>?) in order to be able to find the latest snapshot Sxx. This link needs to be removed or made be ignored when opening “Tail” as normal VHD file.</text:p>
      <text:p text:style-name="P5"><draw:custom-shape text:anchor-type="paragraph" draw:z-index="27" draw:style-name="gr29" svg:width="0.3335in" svg:height="0.1335in" svg:x="0.0291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Copying whole block from “Tail” to the snapshot file Sxx. In this mode VHDs work in “block purity mode”, when all bits in block bitmap are either set (all sectors of the block are present and no need to fetch them from the parent” or block just isn't present in the VHD.</text:p>
      <text:p text:style-name="P5"/>
      <text:p text:style-name="P5">In our example VHD consists of 4 blocks of data and some file state can be described as File[n1, n2, n3, n4], where nxx is either “data write number” or “H” or “P” (see above) and repersent data state of the block in the File.</text:p>
      <text:p text:style-name="P5">Grayed blocks designate recently changed data.</text:p>
      <text:p text:style-name="P5"/>
      <text:h text:style-name="Heading_20_2" text:outline-level="2">Explanation and examples of making snapshots</text:h>
      <text:p text:style-name="Text_20_body"/>
      <text:p text:style-name="P4">Initial state . </text:p>
      <text:p text:style-name="P5">We have a chain of a “Head” VHD with some data and a differencing “Tail”. Tail is almost empty apart from block 1 that is modified and contains data different from the corresponding block in the “Head”. <text:s/>Tail's blocks marked as “P” are not physically present and represented by reference to the parent in its corresponding BAT entries.</text:p>
      <text:p text:style-name="P5"><draw:g text:anchor-type="paragraph" draw:z-index="28" draw:style-name="gr1"><draw:g draw:style-name="gr30"><draw:frame draw:style-name="gr31" draw:text-style-name="P50" svg:width="0.463in" svg:height="0.1504in" svg:x="0.8118in" svg:y="0.189in"><draw:text-box><text:p text:style-name="P47"><text:span text:style-name="T15">0</text:span></text:p></draw:text-box></draw:frame><draw:frame draw:style-name="gr32" svg:width="0.3315in" svg:height="0.1516in" svg:x="0.9087in" svg:y="0.0079in"><draw:text-box><text:p><text:span text:style-name="T1">Head</text:span></text:p></draw:text-box></draw:frame><draw:frame draw:style-name="gr31" draw:text-style-name="P50" svg:width="0.463in" svg:height="0.1504in" svg:x="0.8118in" svg:y="0.339in"><draw:text-box><text:p text:style-name="P47"><text:span text:style-name="T15">0</text:span></text:p></draw:text-box></draw:frame><draw:frame draw:style-name="gr31" draw:text-style-name="P50" svg:width="0.463in" svg:height="0.1504in" svg:x="0.8118in" svg:y="0.489in"><draw:text-box><text:p text:style-name="P47"><text:span text:style-name="T15">0</text:span></text:p></draw:text-box></draw:frame><draw:frame draw:style-name="gr31" draw:text-style-name="P50" svg:width="0.463in" svg:height="0.1504in" svg:x="0.8118in" svg:y="0.639in"><draw:text-box><text:p text:style-name="P47"><text:span text:style-name="T15">0</text:span></text:p></draw:text-box></draw:frame></draw:g><draw:frame draw:style-name="gr31" draw:text-style-name="P51" svg:width="0.463in" svg:height="0.1504in" svg:x="1.6016in" svg:y="0.1874in"><draw:text-box><text:p text:style-name="P47"><text:span text:style-name="T16">p</text:span></text:p></draw:text-box></draw:frame><draw:frame draw:style-name="gr32" svg:width="0.3315in" svg:height="0.1516in" svg:x="1.698in" svg:y="0.0063in"><draw:text-box><text:p><text:span text:style-name="T1">Tail</text:span></text:p></draw:text-box></draw:frame><draw:frame draw:style-name="gr33" draw:text-style-name="P50" svg:width="0.463in" svg:height="0.1504in" svg:x="1.6016in" svg:y="0.3374in"><draw:text-box><text:p text:style-name="P47"><text:span text:style-name="T15">1</text:span></text:p></draw:text-box></draw:frame><draw:frame draw:style-name="gr31" draw:text-style-name="P51" svg:width="0.463in" svg:height="0.1504in" svg:x="1.6016in" svg:y="0.4874in"><draw:text-box><text:p text:style-name="P47"><text:span text:style-name="T16">p</text:span></text:p></draw:text-box></draw:frame><draw:frame draw:style-name="gr31" draw:text-style-name="P51" svg:width="0.463in" svg:height="0.1504in" svg:x="1.6016in" svg:y="0.6374in"><draw:text-box><text:p text:style-name="P47"><text:span text:style-name="T16">p</text:span></text:p></draw:text-box></draw:frame><draw:path draw:style-name="gr34" draw:text-style-name="P47" svg:width="0.3272in" svg:height="0.1972in" draw:transform="skewX (0.327074701823737) rotate (0.662003385281449) translate (1.27430555555555in 0.204166666666667in)" svg:viewBox="0 0 832 502" svg:d="m0 0c400 0 832 502 832 502"><text:p/></draw:path><draw:g draw:style-name="gr30"><draw:frame draw:style-name="gr35" draw:text-style-name="P50" svg:width="0.463in" svg:height="0.1504in" svg:x="0.2925in" svg:y="0.1846in"><draw:text-box><text:p text:style-name="P47"><text:span text:style-name="T15">Block 0</text:span></text:p></draw:text-box></draw:frame><draw:frame draw:style-name="gr35" draw:text-style-name="P50" svg:width="0.463in" svg:height="0.1504in" svg:x="0.2925in" svg:y="0.3346in"><draw:text-box><text:p text:style-name="P47"><text:span text:style-name="T15">Block 1</text:span></text:p></draw:text-box></draw:frame><draw:frame draw:style-name="gr35" draw:text-style-name="P50" svg:width="0.463in" svg:height="0.1504in" svg:x="0.2925in" svg:y="0.4846in"><draw:text-box><text:p text:style-name="P47"><text:span text:style-name="T15">Block 2</text:span></text:p></draw:text-box></draw:frame><draw:frame draw:style-name="gr35" draw:text-style-name="P50" svg:width="0.463in" svg:height="0.1504in" svg:x="0.2925in" svg:y="0.6346in"><draw:text-box><text:p text:style-name="P47"><text:span text:style-name="T15">Block 3</text:span></text:p></draw:text-box></draw:frame></draw:g></draw:g></text:p>
      <text:p text:style-name="P5"/>
      <text:p text:style-name="P5"/>
      <text:p text:style-name="P5"/>
      <text:p text:style-name="P5"><text:soft-page-break/>“Head” state is Head[0,0,0,0], “Tail” state is Tail[P,1,P,P] or Tail[0,1,0,0], which is the same, because the parent VHD is always present. </text:p>
      <text:p text:style-name="P5"/>
      <text:p text:style-name="P5"/>
      <text:p text:style-name="P5"/>
      <text:p text:style-name="P5"/>
      <text:p text:style-name="P4">Making snapshot S0</text:p>
      <text:p text:style-name="P5">Now we want to make a snapshot to capture current state of the Tail, which is Tail[P,1,P,P].</text:p>
      <text:p text:style-name="P5">For this we create an empty differencing VHD S0, whose parent is “Tail”. We also need to establish a reverse link from the “Tail” to S0</text:p>
      <text:p text:style-name="P5">S0 VHD's BAT is populated following way: If Tail's BAT entry contains “P” or reference to the Head's block, S0's corresponding BAT entry is assigned a special value H, telling that this block's data should be read directly from the Head. If Tail's BAT entry says that the block with data present, the corresponding S0's BAT entry is assigned “P”, the data should be read from S0's parent, i.e. Tail. </text:p>
      <text:p text:style-name="P5"/>
      <text:p text:style-name="P5"><draw:g text:anchor-type="paragraph" draw:z-index="29" draw:style-name="gr1"><draw:g draw:style-name="gr30"><draw:g draw:style-name="gr30"><draw:frame draw:style-name="gr31" draw:text-style-name="P50" svg:width="0.463in" svg:height="0.1504in" svg:x="0.8189in" svg:y="0.1283in"><draw:text-box><text:p text:style-name="P47"><text:span text:style-name="T15">0</text:span></text:p></draw:text-box></draw:frame><draw:frame draw:style-name="gr32" svg:width="0.3315in" svg:height="0.1516in" svg:x="0.9154in" svg:y="-0.0528in"><draw:text-box><text:p><text:span text:style-name="T1">Head</text:span></text:p></draw:text-box></draw:frame><draw:frame draw:style-name="gr31" draw:text-style-name="P50" svg:width="0.463in" svg:height="0.1504in" svg:x="0.8189in" svg:y="0.2783in"><draw:text-box><text:p text:style-name="P47"><text:span text:style-name="T15">0</text:span></text:p></draw:text-box></draw:frame><draw:frame draw:style-name="gr31" draw:text-style-name="P50" svg:width="0.463in" svg:height="0.1504in" svg:x="0.8189in" svg:y="0.4283in"><draw:text-box><text:p text:style-name="P47"><text:span text:style-name="T15">0</text:span></text:p></draw:text-box></draw:frame><draw:frame draw:style-name="gr31" draw:text-style-name="P50" svg:width="0.463in" svg:height="0.1504in" svg:x="0.8189in" svg:y="0.5783in"><draw:text-box><text:p text:style-name="P47"><text:span text:style-name="T15">0</text:span></text:p></draw:text-box></draw:frame></draw:g><draw:frame draw:style-name="gr31" draw:text-style-name="P51" svg:width="0.463in" svg:height="0.1504in" svg:x="1.6087in" svg:y="0.1268in"><draw:text-box><text:p text:style-name="P47"><text:span text:style-name="T16">p</text:span></text:p></draw:text-box></draw:frame><draw:frame draw:style-name="gr32" svg:width="0.3315in" svg:height="0.1516in" svg:x="1.7051in" svg:y="-0.0543in"><draw:text-box><text:p><text:span text:style-name="T1">Tail</text:span></text:p></draw:text-box></draw:frame><draw:frame draw:style-name="gr33" draw:text-style-name="P50" svg:width="0.463in" svg:height="0.1504in" svg:x="1.6087in" svg:y="0.2768in"><draw:text-box><text:p text:style-name="P47"><text:span text:style-name="T15">1</text:span></text:p></draw:text-box></draw:frame><draw:frame draw:style-name="gr31" draw:text-style-name="P51" svg:width="0.463in" svg:height="0.1504in" svg:x="1.6087in" svg:y="0.4268in"><draw:text-box><text:p text:style-name="P47"><text:span text:style-name="T16">p</text:span></text:p></draw:text-box></draw:frame><draw:frame draw:style-name="gr31" draw:text-style-name="P51" svg:width="0.463in" svg:height="0.1504in" svg:x="1.6087in" svg:y="0.5768in"><draw:text-box><text:p text:style-name="P47"><text:span text:style-name="T16">p</text:span></text:p></draw:text-box></draw:frame><draw:path draw:style-name="gr34" draw:text-style-name="P47" svg:width="0.3272in" svg:height="0.1972in" draw:transform="skewX (0.327074701823737) rotate (0.662003385281449) translate (1.28243110236221in 0.14375000000002in)" svg:viewBox="0 0 832 502" svg:d="m0 0c400 0 832 502 832 502"><text:p/></draw:path><draw:g draw:style-name="gr30"><draw:frame draw:style-name="gr31" draw:text-style-name="P50" svg:width="0.463in" svg:height="0.1504in" svg:x="2.3988in" svg:y="0.1354in"><draw:text-box><text:p text:style-name="P47"><text:span text:style-name="T15">H</text:span></text:p></draw:text-box></draw:frame><draw:frame draw:style-name="gr32" draw:text-style-name="P47" svg:width="0.3315in" svg:height="0.1516in" svg:x="2.4953in" svg:y="-0.0461in"><draw:text-box><text:p text:style-name="P47"><text:span text:style-name="T1">S0</text:span></text:p></draw:text-box></draw:frame><draw:frame draw:style-name="gr31" draw:text-style-name="P50" svg:width="0.463in" svg:height="0.1504in" svg:x="2.3988in" svg:y="0.2854in"><draw:text-box><text:p text:style-name="P47"><text:span text:style-name="T15">P</text:span></text:p></draw:text-box></draw:frame><draw:frame draw:style-name="gr31" draw:text-style-name="P50" svg:width="0.463in" svg:height="0.1504in" svg:x="2.3988in" svg:y="0.4354in"><draw:text-box><text:p text:style-name="P47"><text:span text:style-name="T15">H</text:span></text:p></draw:text-box></draw:frame><draw:frame draw:style-name="gr31" draw:text-style-name="P50" svg:width="0.463in" svg:height="0.1504in" svg:x="2.3988in" svg:y="0.5854in"><draw:text-box><text:p text:style-name="P47"><text:span text:style-name="T15">H</text:span></text:p></draw:text-box></draw:frame></draw:g><draw:path draw:style-name="gr34" draw:text-style-name="P47" svg:width="0.3272in" svg:height="0.1972in" draw:transform="skewX (0.327074701823737) rotate (0.662003385281449) translate (2.07152777777778in 0.135416666666687in)" svg:viewBox="0 0 832 502" svg:d="m0 0c400 0 832 502 832 502"><text:p/></draw:path><draw:path draw:style-name="gr36" draw:text-style-name="P47" svg:width="0.3126in" svg:height="0.0976in" draw:transform="rotate (-0.328820031075733) translate (2.10246762180366in 0.633583035665732in)" svg:viewBox="0 0 795 249" svg:d="m0 249c317 0 795-249 795-249"><text:p/></draw:path></draw:g><draw:g draw:style-name="gr30"><draw:frame draw:style-name="gr35" draw:text-style-name="P50" svg:width="0.463in" svg:height="0.1504in" svg:x="0.2925in" svg:y="0.1185in"><draw:text-box><text:p text:style-name="P47"><text:span text:style-name="T15">Block 0</text:span></text:p></draw:text-box></draw:frame><draw:frame draw:style-name="gr35" draw:text-style-name="P50" svg:width="0.463in" svg:height="0.1504in" svg:x="0.2925in" svg:y="0.2685in"><draw:text-box><text:p text:style-name="P47"><text:span text:style-name="T15">Block 1</text:span></text:p></draw:text-box></draw:frame><draw:frame draw:style-name="gr35" draw:text-style-name="P50" svg:width="0.463in" svg:height="0.1504in" svg:x="0.2925in" svg:y="0.4185in"><draw:text-box><text:p text:style-name="P47"><text:span text:style-name="T15">Block 2</text:span></text:p></draw:text-box></draw:frame><draw:frame draw:style-name="gr35" draw:text-style-name="P50" svg:width="0.463in" svg:height="0.1504in" svg:x="0.2925in" svg:y="0.5685in"><draw:text-box><text:p text:style-name="P47"><text:span text:style-name="T15">Block 3</text:span></text:p></draw:text-box></draw:frame></draw:g></draw:g></text:p>
      <text:p text:style-name="P5"/>
      <text:p text:style-name="P5"/>
      <text:p text:style-name="P5"/>
      <text:p text:style-name="P5">Empty snapshot S0, its state is S0[H,P,H,H], which is Tail[0,1,0,0]. This is the state we want to capture in the S0.</text:p>
      <text:p text:style-name="P5"/>
      <text:p text:style-name="P5"/>
      <text:p text:style-name="P4">Write data to the tail, copy-on-write “undo data” to the S0.</text:p>
      <text:p text:style-name="P5">Now we want to make writes to the Tail's blocks 1 and 3, this is represented by “block write sequential numbers” 2 and 3 in the Tail. In other words, we write some data firstly to Tail's block 1 and then to block 3</text:p>
      <text:p text:style-name="P5">At the same time we need S0's to represent Tails' state, captured at the time we made S0 snapshot, which is Tail[0,1,0,0].</text:p>
      <text:list xml:id="list874682063" text:style-name="L10">
        <text:list-item>
          <text:p text:style-name="P24">We want to modify data in the Tail's block1. Corresponding Tail's BAT entry tells that the block is present and has some data; S0's BAT entry “P” refers to Tail's block that we about to modify. Thus, before any modifications of Tail's block1, we copy this block to S0 in order to preserve <text:s/>S0's state: Tail[0,1,0,0]. This must be done only once after making a snapshot. Any other writes to Tail's block 1 don't involve copying data to S0. Tail's state is [0,2,0,0], S0's state is [0,1,0,0]</text:p>
        </text:list-item>
      </text:list>
      <text:p text:style-name="P5"><draw:g text:anchor-type="paragraph" draw:z-index="30" draw:style-name="gr1"><draw:g draw:style-name="gr30"><draw:g draw:style-name="gr30"><draw:frame draw:style-name="gr31" draw:text-style-name="P50" svg:width="0.463in" svg:height="0.1504in" svg:x="1.2657in" svg:y="0.2453in"><draw:text-box><text:p text:style-name="P47"><text:span text:style-name="T15">0</text:span></text:p></draw:text-box></draw:frame><draw:frame draw:style-name="gr32" svg:width="0.3315in" svg:height="0.1516in" svg:x="1.3622in" svg:y="0.0642in"><draw:text-box><text:p><text:span text:style-name="T1">Head</text:span></text:p></draw:text-box></draw:frame><draw:frame draw:style-name="gr31" draw:text-style-name="P50" svg:width="0.463in" svg:height="0.1504in" svg:x="1.2657in" svg:y="0.3953in"><draw:text-box><text:p text:style-name="P47"><text:span text:style-name="T15">0</text:span></text:p></draw:text-box></draw:frame><draw:frame draw:style-name="gr31" draw:text-style-name="P50" svg:width="0.463in" svg:height="0.1504in" svg:x="1.2657in" svg:y="0.5453in"><draw:text-box><text:p text:style-name="P47"><text:span text:style-name="T15">0</text:span></text:p></draw:text-box></draw:frame><draw:frame draw:style-name="gr31" draw:text-style-name="P50" svg:width="0.463in" svg:height="0.1504in" svg:x="1.2657in" svg:y="0.6953in"><draw:text-box><text:p text:style-name="P47"><text:span text:style-name="T15">0</text:span></text:p></draw:text-box></draw:frame></draw:g><draw:frame draw:style-name="gr31" draw:text-style-name="P51" svg:width="0.463in" svg:height="0.1504in" svg:x="2.0555in" svg:y="0.2437in"><draw:text-box><text:p text:style-name="P47"><text:span text:style-name="T16">p</text:span></text:p></draw:text-box></draw:frame><draw:frame draw:style-name="gr32" svg:width="0.3315in" svg:height="0.1516in" svg:x="2.152in" svg:y="0.0626in"><draw:text-box><text:p><text:span text:style-name="T1">Tail</text:span></text:p></draw:text-box></draw:frame><draw:frame draw:style-name="gr33" draw:text-style-name="P50" svg:width="0.463in" svg:height="0.1504in" svg:x="2.0555in" svg:y="0.3937in"><draw:text-box><text:p text:style-name="P47"><text:span text:style-name="T15">2</text:span></text:p></draw:text-box></draw:frame><draw:frame draw:style-name="gr31" draw:text-style-name="P51" svg:width="0.463in" svg:height="0.1504in" svg:x="2.0555in" svg:y="0.5437in"><draw:text-box><text:p text:style-name="P47"><text:span text:style-name="T16">p</text:span></text:p></draw:text-box></draw:frame><draw:frame draw:style-name="gr37" draw:text-style-name="P50" svg:width="0.463in" svg:height="0.1504in" svg:x="2.0555in" svg:y="0.6937in"><draw:text-box><text:p text:style-name="P47"><text:span text:style-name="T15">3</text:span></text:p></draw:text-box></draw:frame><draw:path draw:style-name="gr34" draw:text-style-name="P47" svg:width="0.3272in" svg:height="0.1972in" draw:transform="skewX (0.327074701823737) rotate (0.662003385281449) translate (1.72847222222222in 0.260416666666687in)" svg:viewBox="0 0 832 502" svg:d="m0 0c400 0 832 502 832 502"><text:p/></draw:path><draw:frame draw:style-name="gr31" draw:text-style-name="P50" svg:width="0.463in" svg:height="0.1504in" svg:x="2.8457in" svg:y="0.2524in"><draw:text-box><text:p text:style-name="P47"><text:span text:style-name="T15">H</text:span></text:p></draw:text-box></draw:frame><draw:frame draw:style-name="gr32" draw:text-style-name="P47" svg:width="0.3315in" svg:height="0.1516in" svg:x="2.9421in" svg:y="0.0709in"><draw:text-box><text:p text:style-name="P47"><text:span text:style-name="T1">S0</text:span></text:p></draw:text-box></draw:frame><draw:frame draw:style-name="gr37" draw:text-style-name="P50" svg:width="0.463in" svg:height="0.1504in" svg:x="2.8457in" svg:y="0.4024in"><draw:text-box><text:p text:style-name="P47"><text:span text:style-name="T15">1</text:span></text:p></draw:text-box></draw:frame><draw:frame draw:style-name="gr31" draw:text-style-name="P50" svg:width="0.463in" svg:height="0.1504in" svg:x="2.8457in" svg:y="0.5524in"><draw:text-box><text:p text:style-name="P47"><text:span text:style-name="T15">H</text:span></text:p></draw:text-box></draw:frame><draw:frame draw:style-name="gr31" draw:text-style-name="P50" svg:width="0.463in" svg:height="0.1504in" svg:x="2.8457in" svg:y="0.7024in"><draw:text-box><text:p text:style-name="P47"><text:span text:style-name="T15">H</text:span></text:p></draw:text-box></draw:frame><draw:path draw:style-name="gr34" draw:text-style-name="P47" svg:width="0.3272in" svg:height="0.1972in" draw:transform="skewX (0.327074701823737) rotate (0.662003385281449) translate (2.51835629921261in 0.252477034120824in)" svg:viewBox="0 0 832 502" svg:d="m0 0c400 0 832 502 832 502"><text:p/></draw:path><draw:path draw:style-name="gr36" draw:text-style-name="P47" svg:width="0.3126in" svg:height="0.0976in" draw:transform="rotate (-0.328820031075733) translate (2.5496898440259in 0.751037103907179in)" svg:viewBox="0 0 795 249" svg:d="m0 249c317 0 795-249 795-249"><text:p/></draw:path><draw:custom-shape draw:style-name="gr16" svg:width="0.328in" svg:height="0.1098in" svg:x="2.5181in" svg:y="0.43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0"><draw:frame draw:style-name="gr35" draw:text-style-name="P50" svg:width="0.463in" svg:height="0.1504in" svg:x="0.7547in" svg:y="0.2378in"><draw:text-box><text:p text:style-name="P47"><text:span text:style-name="T15">Block 0</text:span></text:p></draw:text-box></draw:frame><draw:frame draw:style-name="gr35" draw:text-style-name="P50" svg:width="0.463in" svg:height="0.1504in" svg:x="0.7547in" svg:y="0.3878in"><draw:text-box><text:p text:style-name="P47"><text:span text:style-name="T15">Block 1</text:span></text:p></draw:text-box></draw:frame><draw:frame draw:style-name="gr35" draw:text-style-name="P50" svg:width="0.463in" svg:height="0.1504in" svg:x="0.7547in" svg:y="0.5378in"><draw:text-box><text:p text:style-name="P47"><text:span text:style-name="T15">Block 2</text:span></text:p></draw:text-box></draw:frame><draw:frame draw:style-name="gr35" draw:text-style-name="P50" svg:width="0.463in" svg:height="0.1504in" svg:x="0.7547in" svg:y="0.6878in"><draw:text-box><text:p text:style-name="P47"><text:span text:style-name="T15">Block 3</text:span></text:p></draw:text-box></draw:frame></draw:g></draw:g></text:p>
      <text:p text:style-name="P5"/>
      <text:p text:style-name="P5"/>
      <text:p text:style-name="P5"/>
      <text:p text:style-name="P5"/>
      <text:list xml:id="list841220649" text:style-name="L11">
        <text:list-item>
          <text:p text:style-name="P25">Now we want to modify Tail's block 3. S0's corresponding BAT entry tells that the data must be taken directly from the Head. Thus, we don't need to copy data to S0's block3. After this write Tail's state is [0,2,0,3], S0's state is [0,1,0,0].</text:p>
        </text:list-item>
      </text:list>
      <text:p text:style-name="P5"/>
      <text:p text:style-name="P5"/>
      <text:p text:style-name="P5"/>
      <text:p text:style-name="P4">Making snapshot S1</text:p>
      <text:p text:style-name="P6">Now we want to make another snapshot that will capture current Tail's state [0,2,0,3].</text:p>
      <text:list xml:id="list944618054" text:style-name="L12">
        <text:list-item>
          <text:p text:style-name="P28">Create another empty VHD file S1 with the parent “Tail”.</text:p>
        </text:list-item>
        <text:list-item>
          <text:p text:style-name="P28">Initialize S1's BAT as was described above (making S0 snapshot). S1's state is [0,2,0,3] the same as Tail's at this moment.</text:p>
        </text:list-item>
      </text:list>
      <text:p text:style-name="P6"><draw:g text:anchor-type="paragraph" draw:z-index="31" draw:style-name="gr1"><draw:g draw:style-name="gr30"><draw:g draw:style-name="gr30"><draw:frame draw:style-name="gr31" draw:text-style-name="P50" svg:width="0.463in" svg:height="0.1504in" svg:x="0.8433in" svg:y="0.2626in"><draw:text-box><text:p text:style-name="P47"><text:span text:style-name="T15">0</text:span></text:p></draw:text-box></draw:frame><draw:frame draw:style-name="gr32" svg:width="0.3315in" svg:height="0.1516in" svg:x="0.9398in" svg:y="0.0811in"><draw:text-box><text:p><text:span text:style-name="T1">Head</text:span></text:p></draw:text-box></draw:frame><draw:frame draw:style-name="gr31" draw:text-style-name="P50" svg:width="0.463in" svg:height="0.1504in" svg:x="0.8433in" svg:y="0.4126in"><draw:text-box><text:p text:style-name="P47"><text:span text:style-name="T15">0</text:span></text:p></draw:text-box></draw:frame><draw:frame draw:style-name="gr31" draw:text-style-name="P50" svg:width="0.463in" svg:height="0.1504in" svg:x="0.8433in" svg:y="0.5626in"><draw:text-box><text:p text:style-name="P47"><text:span text:style-name="T15">0</text:span></text:p></draw:text-box></draw:frame><draw:frame draw:style-name="gr31" draw:text-style-name="P50" svg:width="0.463in" svg:height="0.1504in" svg:x="0.8433in" svg:y="0.7126in"><draw:text-box><text:p text:style-name="P47"><text:span text:style-name="T15">0</text:span></text:p></draw:text-box></draw:frame></draw:g><draw:frame draw:style-name="gr31" draw:text-style-name="P51" svg:width="0.463in" svg:height="0.1504in" svg:x="1.6327in" svg:y="0.261in"><draw:text-box><text:p text:style-name="P47"><text:span text:style-name="T16">p</text:span></text:p></draw:text-box></draw:frame><draw:frame draw:style-name="gr32" svg:width="0.3315in" svg:height="0.1516in" svg:x="1.7291in" svg:y="0.0799in"><draw:text-box><text:p><text:span text:style-name="T1">Tail</text:span></text:p></draw:text-box></draw:frame><draw:frame draw:style-name="gr38" draw:text-style-name="P50" svg:width="0.463in" svg:height="0.1504in" svg:x="1.6327in" svg:y="0.411in"><draw:text-box><text:p text:style-name="P47"><text:span text:style-name="T15">2</text:span></text:p></draw:text-box></draw:frame><draw:frame draw:style-name="gr31" draw:text-style-name="P51" svg:width="0.463in" svg:height="0.1504in" svg:x="1.6327in" svg:y="0.561in"><draw:text-box><text:p text:style-name="P47"><text:span text:style-name="T16">p</text:span></text:p></draw:text-box></draw:frame><draw:frame draw:style-name="gr39" draw:text-style-name="P50" svg:width="0.463in" svg:height="0.1504in" svg:x="1.6327in" svg:y="0.711in"><draw:text-box><text:p text:style-name="P47"><text:span text:style-name="T15">3</text:span></text:p></draw:text-box></draw:frame><draw:path draw:style-name="gr34" draw:text-style-name="P47" svg:width="0.3272in" svg:height="0.1972in" draw:transform="skewX (0.327074701823737) rotate (0.662003385281449) translate (1.30555555555553in 0.277777777777798in)" svg:viewBox="0 0 832 502" svg:d="m0 0c400 0 832 502 832 502"><text:p/></draw:path><draw:frame draw:style-name="gr31" draw:text-style-name="P50" svg:width="0.463in" svg:height="0.1504in" svg:x="2.4232in" svg:y="0.2693in"><draw:text-box><text:p text:style-name="P47"><text:span text:style-name="T15">H</text:span></text:p></draw:text-box></draw:frame><draw:frame draw:style-name="gr32" draw:text-style-name="P47" svg:width="0.3315in" svg:height="0.1516in" svg:x="2.5197in" svg:y="0.0882in"><draw:text-box><text:p text:style-name="P47"><text:span text:style-name="T1">S1</text:span></text:p></draw:text-box></draw:frame><draw:frame draw:style-name="gr39" draw:text-style-name="P50" svg:width="0.463in" svg:height="0.1504in" svg:x="2.4232in" svg:y="0.4193in"><draw:text-box><text:p text:style-name="P47"><text:span text:style-name="T15">P</text:span></text:p></draw:text-box></draw:frame><draw:frame draw:style-name="gr31" draw:text-style-name="P50" svg:width="0.463in" svg:height="0.1504in" svg:x="2.4232in" svg:y="0.5693in"><draw:text-box><text:p text:style-name="P47"><text:span text:style-name="T15">H</text:span></text:p></draw:text-box></draw:frame><draw:frame draw:style-name="gr31" draw:text-style-name="P50" svg:width="0.463in" svg:height="0.1504in" svg:x="2.4232in" svg:y="0.7193in"><draw:text-box><text:p text:style-name="P47"><text:span text:style-name="T15">P</text:span></text:p></draw:text-box></draw:frame><draw:path draw:style-name="gr34" draw:text-style-name="P47" svg:width="0.3272in" svg:height="0.1972in" draw:transform="skewX (0.327074701823737) rotate (0.662003385281449) translate (2.09701443569553in 0.269444444444444in)" svg:viewBox="0 0 832 502" svg:d="m0 0c400 0 832 502 832 502"><text:p/></draw:path><draw:path draw:style-name="gr36" draw:text-style-name="P47" svg:width="0.3126in" svg:height="0.0976in" draw:transform="rotate (-0.328820031075733) translate (2.12677317735924in 0.76839821501827in)" svg:viewBox="0 0 795 249" svg:d="m0 249c317 0 795-249 795-249"><text:p/></draw:path><draw:frame draw:style-name="gr31" draw:text-style-name="P50" svg:width="0.463in" svg:height="0.1504in" svg:x="3.2382in" svg:y="0.2673in"><draw:text-box><text:p text:style-name="P47"><text:span text:style-name="T15">H</text:span></text:p></draw:text-box></draw:frame><draw:frame draw:style-name="gr32" draw:text-style-name="P47" svg:width="0.3315in" svg:height="0.1516in" svg:x="3.335in" svg:y="0.0862in"><draw:text-box><text:p text:style-name="P47"><text:span text:style-name="T1">S0</text:span></text:p></draw:text-box></draw:frame><draw:frame draw:style-name="gr39" draw:text-style-name="P50" svg:width="0.463in" svg:height="0.1504in" svg:x="3.2382in" svg:y="0.4173in"><draw:text-box><text:p text:style-name="P47"><text:span text:style-name="T15">1</text:span></text:p></draw:text-box></draw:frame><draw:frame draw:style-name="gr31" draw:text-style-name="P50" svg:width="0.463in" svg:height="0.1504in" svg:x="3.2382in" svg:y="0.5673in"><draw:text-box><text:p text:style-name="P47"><text:span text:style-name="T15">H</text:span></text:p></draw:text-box></draw:frame><draw:frame draw:style-name="gr31" draw:text-style-name="P50" svg:width="0.463in" svg:height="0.1504in" svg:x="3.2382in" svg:y="0.7173in"><draw:text-box><text:p text:style-name="P47"><text:span text:style-name="T15">H</text:span></text:p></draw:text-box></draw:frame><draw:path draw:style-name="gr34" draw:text-style-name="P47" svg:width="1.5382in" svg:height="0.9051in" draw:transform="skewX (0.748746249105567) rotate (0.938463538797351) translate (2.09701443569554in 0.290972222222242in)" svg:viewBox="0 0 3908 2300" svg:d="m0 0c1863 1 3908 2300 3908 2300"><text:p/></draw:path></draw:g><draw:g draw:style-name="gr30"><draw:frame draw:style-name="gr35" draw:text-style-name="P50" svg:width="0.463in" svg:height="0.1504in" svg:x="0.3217in" svg:y="0.2689in"><draw:text-box><text:p text:style-name="P47"><text:span text:style-name="T15">Block 0</text:span></text:p></draw:text-box></draw:frame><draw:frame draw:style-name="gr35" draw:text-style-name="P50" svg:width="0.463in" svg:height="0.1504in" svg:x="0.3217in" svg:y="0.4189in"><draw:text-box><text:p text:style-name="P47"><text:span text:style-name="T15">Block 1</text:span></text:p></draw:text-box></draw:frame><draw:frame draw:style-name="gr35" draw:text-style-name="P50" svg:width="0.463in" svg:height="0.1504in" svg:x="0.3217in" svg:y="0.5689in"><draw:text-box><text:p text:style-name="P47"><text:span text:style-name="T15">Block 2</text:span></text:p></draw:text-box></draw:frame><draw:frame draw:style-name="gr35" draw:text-style-name="P50" svg:width="0.463in" svg:height="0.1504in" svg:x="0.3217in" svg:y="0.7189in"><draw:text-box><text:p text:style-name="P47"><text:span text:style-name="T15">Block 3</text:span></text:p></draw:text-box></draw:frame></draw:g></draw:g></text:p>
      <text:p text:style-name="P4"/>
      <text:p text:style-name="P4"/>
      <text:p text:style-name="P4"/>
      <text:p text:style-name="P4"/>
      <text:p text:style-name="P4"/>
      <text:p text:style-name="P4"><text:soft-page-break/></text:p>
      <text:p text:style-name="P4">Write data to the tail, copy-on-write “undo data” to the S1.</text:p>
      <text:list xml:id="list1094981338" text:style-name="L13">
        <text:list-item>
          <text:p text:style-name="P29">We are going to modify Tail's block1. Corresponding BAT entry in S1 tells us that it refers to its parent, thus, we need to copy current data from Tail's block1 to S1. Then we write to Tail's block1. Now it's state is Tail[0,4,0,3], S1's state is [0,2,0,3].</text:p>
        </text:list-item>
        <text:list-item>
          <text:p text:style-name="P29">We are going to modify Tail's block2. As soon as S1's BAT entry tells that the data must be taken directly from the Head, there is no need to copy block2 to S1. After the write Tail's state is[0,4,5,3], S1's state is still [0,2,0,3].</text:p>
          <text:p text:style-name="P29"><draw:g text:anchor-type="paragraph" draw:z-index="32" draw:style-name="gr15"><draw:g draw:style-name="gr30"><draw:g draw:style-name="gr30"><draw:frame draw:style-name="gr31" draw:text-style-name="P50" svg:width="0.463in" svg:height="0.1504in" svg:x="1.0555in" svg:y="0.3346in"><draw:text-box><text:p text:style-name="P47"><text:span text:style-name="T15">0</text:span></text:p></draw:text-box></draw:frame><draw:frame draw:style-name="gr32" svg:width="0.3315in" svg:height="0.1516in" svg:x="1.152in" svg:y="0.1531in"><draw:text-box><text:p><text:span text:style-name="T1">Head</text:span></text:p></draw:text-box></draw:frame><draw:frame draw:style-name="gr31" draw:text-style-name="P50" svg:width="0.463in" svg:height="0.1504in" svg:x="1.0555in" svg:y="0.4846in"><draw:text-box><text:p text:style-name="P47"><text:span text:style-name="T15">0</text:span></text:p></draw:text-box></draw:frame><draw:frame draw:style-name="gr31" draw:text-style-name="P50" svg:width="0.463in" svg:height="0.1504in" svg:x="1.0555in" svg:y="0.6346in"><draw:text-box><text:p text:style-name="P47"><text:span text:style-name="T15">0</text:span></text:p></draw:text-box></draw:frame><draw:frame draw:style-name="gr31" draw:text-style-name="P50" svg:width="0.463in" svg:height="0.1504in" svg:x="1.0555in" svg:y="0.7846in"><draw:text-box><text:p text:style-name="P47"><text:span text:style-name="T15">0</text:span></text:p></draw:text-box></draw:frame></draw:g><draw:frame draw:style-name="gr31" draw:text-style-name="P51" svg:width="0.463in" svg:height="0.1504in" svg:x="1.8449in" svg:y="0.3331in"><draw:text-box><text:p text:style-name="P47"><text:span text:style-name="T16">p</text:span></text:p></draw:text-box></draw:frame><draw:frame draw:style-name="gr32" svg:width="0.3315in" svg:height="0.1516in" svg:x="1.9413in" svg:y="0.152in"><draw:text-box><text:p><text:span text:style-name="T1">Tail</text:span></text:p></draw:text-box></draw:frame><draw:frame draw:style-name="gr33" draw:text-style-name="P50" svg:width="0.463in" svg:height="0.1504in" svg:x="1.8449in" svg:y="0.4831in"><draw:text-box><text:p text:style-name="P47"><text:span text:style-name="T15">4</text:span></text:p></draw:text-box></draw:frame><draw:frame draw:style-name="gr33" draw:text-style-name="P50" svg:width="0.463in" svg:height="0.1504in" svg:x="1.8449in" svg:y="0.6331in"><draw:text-box><text:p text:style-name="P47"><text:span text:style-name="T15">5</text:span></text:p></draw:text-box></draw:frame><draw:frame draw:style-name="gr39" draw:text-style-name="P50" svg:width="0.463in" svg:height="0.1504in" svg:x="1.8449in" svg:y="0.7831in"><draw:text-box><text:p text:style-name="P47"><text:span text:style-name="T15">3</text:span></text:p></draw:text-box></draw:frame><draw:path draw:style-name="gr34" draw:text-style-name="P47" svg:width="0.3272in" svg:height="0.1972in" draw:transform="skewX (0.327074701823737) rotate (0.662003385281449) translate (1.51805555555555in 0.35in)" svg:viewBox="0 0 832 502" svg:d="m0 0c400 0 832 502 832 502"><text:p/></draw:path><draw:frame draw:style-name="gr31" draw:text-style-name="P50" svg:width="0.463in" svg:height="0.1504in" svg:x="2.6354in" svg:y="0.3413in"><draw:text-box><text:p text:style-name="P47"><text:span text:style-name="T15">H</text:span></text:p></draw:text-box></draw:frame><draw:frame draw:style-name="gr32" draw:text-style-name="P47" svg:width="0.3315in" svg:height="0.1516in" svg:x="2.7319in" svg:y="0.1602in"><draw:text-box><text:p text:style-name="P47"><text:span text:style-name="T1">S1</text:span></text:p></draw:text-box></draw:frame><draw:frame draw:style-name="gr40" draw:text-style-name="P50" svg:width="0.463in" svg:height="0.1504in" svg:x="2.6354in" svg:y="0.4913in"><draw:text-box><text:p text:style-name="P47"><text:span text:style-name="T15">2</text:span></text:p></draw:text-box></draw:frame><draw:frame draw:style-name="gr31" draw:text-style-name="P50" svg:width="0.463in" svg:height="0.1504in" svg:x="2.6354in" svg:y="0.6413in"><draw:text-box><text:p text:style-name="P47"><text:span text:style-name="T15">H</text:span></text:p></draw:text-box></draw:frame><draw:frame draw:style-name="gr31" draw:text-style-name="P50" svg:width="0.463in" svg:height="0.1504in" svg:x="2.6354in" svg:y="0.7913in"><draw:text-box><text:p text:style-name="P47"><text:span text:style-name="T15">P</text:span></text:p></draw:text-box></draw:frame><draw:path draw:style-name="gr34" draw:text-style-name="P47" svg:width="0.3272in" svg:height="0.1972in" draw:transform="skewX (0.327074701823737) rotate (0.662003385281449) translate (2.30833333333333in 0.341666666666687in)" svg:viewBox="0 0 832 502" svg:d="m0 0c400 0 832 502 832 502"><text:p/></draw:path><draw:path draw:style-name="gr36" draw:text-style-name="P47" svg:width="0.3126in" svg:height="0.0976in" draw:transform="rotate (-0.328820031075733) translate (2.33927317735918in 0.839833035665813in)" svg:viewBox="0 0 795 249" svg:d="m0 249c317 0 795-249 795-249"><text:p/></draw:path><draw:frame draw:style-name="gr31" draw:text-style-name="P50" svg:width="0.463in" svg:height="0.1504in" svg:x="3.4504in" svg:y="0.3394in"><draw:text-box><text:p text:style-name="P47"><text:span text:style-name="T15">H</text:span></text:p></draw:text-box></draw:frame><draw:frame draw:style-name="gr32" draw:text-style-name="P47" svg:width="0.3315in" svg:height="0.1516in" svg:x="3.5472in" svg:y="0.1583in"><draw:text-box><text:p text:style-name="P47"><text:span text:style-name="T1">S0</text:span></text:p></draw:text-box></draw:frame><draw:frame draw:style-name="gr39" draw:text-style-name="P50" svg:width="0.463in" svg:height="0.1504in" svg:x="3.4504in" svg:y="0.4894in"><draw:text-box><text:p text:style-name="P47"><text:span text:style-name="T15">1</text:span></text:p></draw:text-box></draw:frame><draw:frame draw:style-name="gr31" draw:text-style-name="P50" svg:width="0.463in" svg:height="0.1504in" svg:x="3.4504in" svg:y="0.6394in"><draw:text-box><text:p text:style-name="P47"><text:span text:style-name="T15">H</text:span></text:p></draw:text-box></draw:frame><draw:frame draw:style-name="gr31" draw:text-style-name="P50" svg:width="0.463in" svg:height="0.1504in" svg:x="3.4504in" svg:y="0.7894in"><draw:text-box><text:p text:style-name="P47"><text:span text:style-name="T15">H</text:span></text:p></draw:text-box></draw:frame><draw:path draw:style-name="gr34" draw:text-style-name="P47" svg:width="1.5382in" svg:height="0.9051in" draw:transform="skewX (0.748746249105567) rotate (0.938463538797351) translate (2.30833333333333in 0.363194444444444in)" svg:viewBox="0 0 3908 2300" svg:d="m0 0c1863 1 3908 2300 3908 2300"><text:p/></draw:path><draw:custom-shape draw:style-name="gr16" svg:width="0.328in" svg:height="0.1098in" svg:x="2.3075in" svg:y="0.5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0"><draw:frame draw:style-name="gr35" draw:text-style-name="P50" svg:width="0.463in" svg:height="0.1504in" svg:x="0.5929in" svg:y="0.3346in"><draw:text-box><text:p text:style-name="P47"><text:span text:style-name="T15">Block 0</text:span></text:p></draw:text-box></draw:frame><draw:frame draw:style-name="gr35" draw:text-style-name="P50" svg:width="0.463in" svg:height="0.1504in" svg:x="0.5929in" svg:y="0.4846in"><draw:text-box><text:p text:style-name="P47"><text:span text:style-name="T15">Block 1</text:span></text:p></draw:text-box></draw:frame><draw:frame draw:style-name="gr35" draw:text-style-name="P50" svg:width="0.463in" svg:height="0.1504in" svg:x="0.5929in" svg:y="0.6346in"><draw:text-box><text:p text:style-name="P47"><text:span text:style-name="T15">Block 2</text:span></text:p></draw:text-box></draw:frame><draw:frame draw:style-name="gr35" draw:text-style-name="P50" svg:width="0.463in" svg:height="0.1504in" svg:x="0.5929in" svg:y="0.7846in"><draw:text-box><text:p text:style-name="P47"><text:span text:style-name="T15">Block 3</text:span></text:p></draw:text-box></draw:frame></draw:g></draw:g></text:p>
        </text:list-item>
      </text:list>
      <text:p text:style-name="P6"/>
      <text:p text:style-name="P6"/>
      <text:p text:style-name="P6"/>
      <text:p text:style-name="P6"/>
      <text:list xml:id="list1277191204" text:style-name="L14">
        <text:list-item>
          <text:p text:style-name="P30">Write to Tail's block3. <text:s/>Corresponding S1's <text:s/>BAT entry contains reference to the parent Tail, thus, we copy whole block to S1.</text:p>
        </text:list-item>
        <text:list-item>
          <text:p text:style-name="P30">Write to Tail's block0. <text:s/>Corresponding S1's <text:s/>BAT entry contains reference Head directly, no need to copy block to S1.</text:p>
          <text:p text:style-name="P30"><draw:g text:anchor-type="paragraph" draw:z-index="33" draw:style-name="gr1"><draw:g draw:style-name="gr30"><draw:g draw:style-name="gr30"><draw:frame draw:style-name="gr31" draw:text-style-name="P50" svg:width="0.463in" svg:height="0.1504in" svg:x="1.0642in" svg:y="0.2701in"><draw:text-box><text:p text:style-name="P47"><text:span text:style-name="T15">0</text:span></text:p></draw:text-box></draw:frame><draw:frame draw:style-name="gr32" svg:width="0.3315in" svg:height="0.1516in" svg:x="1.1606in" svg:y="0.0886in"><draw:text-box><text:p><text:span text:style-name="T1">Head</text:span></text:p></draw:text-box></draw:frame><draw:frame draw:style-name="gr31" draw:text-style-name="P50" svg:width="0.463in" svg:height="0.1504in" svg:x="1.0642in" svg:y="0.4201in"><draw:text-box><text:p text:style-name="P47"><text:span text:style-name="T15">0</text:span></text:p></draw:text-box></draw:frame><draw:frame draw:style-name="gr31" draw:text-style-name="P50" svg:width="0.463in" svg:height="0.1504in" svg:x="1.0642in" svg:y="0.5701in"><draw:text-box><text:p text:style-name="P47"><text:span text:style-name="T15">0</text:span></text:p></draw:text-box></draw:frame><draw:frame draw:style-name="gr31" draw:text-style-name="P50" svg:width="0.463in" svg:height="0.1504in" svg:x="1.0642in" svg:y="0.7201in"><draw:text-box><text:p text:style-name="P47"><text:span text:style-name="T15">0</text:span></text:p></draw:text-box></draw:frame></draw:g><draw:frame draw:style-name="gr33" draw:text-style-name="P50" svg:width="0.463in" svg:height="0.1504in" svg:x="1.8535in" svg:y="0.2685in"><draw:text-box><text:p text:style-name="P47"><text:span text:style-name="T15">7</text:span></text:p></draw:text-box></draw:frame><draw:frame draw:style-name="gr32" svg:width="0.3315in" svg:height="0.1516in" svg:x="1.95in" svg:y="0.0874in"><draw:text-box><text:p><text:span text:style-name="T1">Tail</text:span></text:p></draw:text-box></draw:frame><draw:frame draw:style-name="gr33" draw:text-style-name="P50" svg:width="0.463in" svg:height="0.1504in" svg:x="1.8535in" svg:y="0.4185in"><draw:text-box><text:p text:style-name="P47"><text:span text:style-name="T15">4</text:span></text:p></draw:text-box></draw:frame><draw:frame draw:style-name="gr33" draw:text-style-name="P50" svg:width="0.463in" svg:height="0.1504in" svg:x="1.8535in" svg:y="0.5685in"><draw:text-box><text:p text:style-name="P47"><text:span text:style-name="T15">5</text:span></text:p></draw:text-box></draw:frame><draw:frame draw:style-name="gr40" draw:text-style-name="P50" svg:width="0.463in" svg:height="0.1504in" svg:x="1.8535in" svg:y="0.7185in"><draw:text-box><text:p text:style-name="P47"><text:span text:style-name="T15">6</text:span></text:p></draw:text-box></draw:frame><draw:path draw:style-name="gr34" draw:text-style-name="P47" svg:width="0.3272in" svg:height="0.1972in" draw:transform="skewX (0.327074701823737) rotate (0.662003385281449) translate (1.52678258967629in 0.285416666666687in)" svg:viewBox="0 0 832 502" svg:d="m0 0c400 0 832 502 832 502"><text:p/></draw:path><draw:frame draw:style-name="gr31" draw:text-style-name="P50" svg:width="0.463in" svg:height="0.1504in" svg:x="2.6441in" svg:y="0.2768in"><draw:text-box><text:p text:style-name="P47"><text:span text:style-name="T15">H</text:span></text:p></draw:text-box></draw:frame><draw:frame draw:style-name="gr32" draw:text-style-name="P47" svg:width="0.3315in" svg:height="0.1516in" svg:x="2.7406in" svg:y="0.0957in"><draw:text-box><text:p text:style-name="P47"><text:span text:style-name="T1">S1</text:span></text:p></draw:text-box></draw:frame><draw:frame draw:style-name="gr40" draw:text-style-name="P50" svg:width="0.463in" svg:height="0.1504in" svg:x="2.6441in" svg:y="0.4268in"><draw:text-box><text:p text:style-name="P47"><text:span text:style-name="T15">2</text:span></text:p></draw:text-box></draw:frame><draw:frame draw:style-name="gr31" draw:text-style-name="P50" svg:width="0.463in" svg:height="0.1504in" svg:x="2.6441in" svg:y="0.5768in"><draw:text-box><text:p text:style-name="P47"><text:span text:style-name="T15">H</text:span></text:p></draw:text-box></draw:frame><draw:frame draw:style-name="gr33" draw:text-style-name="P50" svg:width="0.463in" svg:height="0.1504in" svg:x="2.6441in" svg:y="0.7268in"><draw:text-box><text:p text:style-name="P47"><text:span text:style-name="T15">3</text:span></text:p></draw:text-box></draw:frame><draw:path draw:style-name="gr34" draw:text-style-name="P47" svg:width="0.3272in" svg:height="0.1972in" draw:transform="skewX (0.327074701823737) rotate (0.662003385281449) translate (2.31784776902887in 0.277083333333333in)" svg:viewBox="0 0 832 502" svg:d="m0 0c400 0 832 502 832 502"><text:p/></draw:path><draw:path draw:style-name="gr36" draw:text-style-name="P47" svg:width="0.3126in" svg:height="0.0976in" draw:transform="rotate (-0.328820031075733) translate (2.34760651069254in 0.775249702332399in)" svg:viewBox="0 0 795 249" svg:d="m0 249c317 0 795-249 795-249"><text:p/></draw:path><draw:frame draw:style-name="gr31" draw:text-style-name="P50" svg:width="0.463in" svg:height="0.1504in" svg:x="3.4591in" svg:y="0.2748in"><draw:text-box><text:p text:style-name="P47"><text:span text:style-name="T15">H</text:span></text:p></draw:text-box></draw:frame><draw:frame draw:style-name="gr32" draw:text-style-name="P47" svg:width="0.3315in" svg:height="0.1516in" svg:x="3.5563in" svg:y="0.0937in"><draw:text-box><text:p text:style-name="P47"><text:span text:style-name="T1">S0</text:span></text:p></draw:text-box></draw:frame><draw:frame draw:style-name="gr39" draw:text-style-name="P50" svg:width="0.463in" svg:height="0.1504in" svg:x="3.4591in" svg:y="0.4248in"><draw:text-box><text:p text:style-name="P47"><text:span text:style-name="T15">1</text:span></text:p></draw:text-box></draw:frame><draw:frame draw:style-name="gr31" draw:text-style-name="P50" svg:width="0.463in" svg:height="0.1504in" svg:x="3.4591in" svg:y="0.5748in"><draw:text-box><text:p text:style-name="P47"><text:span text:style-name="T15">H</text:span></text:p></draw:text-box></draw:frame><draw:frame draw:style-name="gr31" draw:text-style-name="P50" svg:width="0.463in" svg:height="0.1504in" svg:x="3.4591in" svg:y="0.7248in"><draw:text-box><text:p text:style-name="P47"><text:span text:style-name="T15">H</text:span></text:p></draw:text-box></draw:frame><draw:path draw:style-name="gr34" draw:text-style-name="P47" svg:width="1.5382in" svg:height="0.9051in" draw:transform="skewX (0.748746249105567) rotate (0.938463538797351) translate (2.31784776902887in 0.298611111111131in)" svg:viewBox="0 0 3908 2300" svg:d="m0 0c1863 1 3908 2300 3908 2300"><text:p/></draw:path><draw:custom-shape draw:style-name="gr16" svg:width="0.328in" svg:height="0.1098in" svg:x="2.3161in" svg:y="0.726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30"><draw:frame draw:style-name="gr35" draw:text-style-name="P50" svg:width="0.463in" svg:height="0.1504in" svg:x="0.6016in" svg:y="0.2701in"><draw:text-box><text:p text:style-name="P47"><text:span text:style-name="T15">Block 0</text:span></text:p></draw:text-box></draw:frame><draw:frame draw:style-name="gr35" draw:text-style-name="P50" svg:width="0.463in" svg:height="0.1504in" svg:x="0.6016in" svg:y="0.4201in"><draw:text-box><text:p text:style-name="P47"><text:span text:style-name="T15">Block 1</text:span></text:p></draw:text-box></draw:frame><draw:frame draw:style-name="gr35" draw:text-style-name="P50" svg:width="0.463in" svg:height="0.1504in" svg:x="0.6016in" svg:y="0.5701in"><draw:text-box><text:p text:style-name="P47"><text:span text:style-name="T15">Block 2</text:span></text:p></draw:text-box></draw:frame><draw:frame draw:style-name="gr35" draw:text-style-name="P50" svg:width="0.463in" svg:height="0.1504in" svg:x="0.6016in" svg:y="0.7201in"><draw:text-box><text:p text:style-name="P47"><text:span text:style-name="T15">Block 3</text:span></text:p></draw:text-box></draw:frame></draw:g></draw:g></text:p>
        </text:list-item>
      </text:list>
      <text:p text:style-name="P6"/>
      <text:p text:style-name="P6"/>
      <text:p text:style-name="P6"/>
      <text:p text:style-name="P6"/>
      <text:p text:style-name="P6">Tail's state is [7,4,5,6], S1's state is[0,2,0,3], i.e. the same as at the time S1 was made.</text:p>
      <text:p text:style-name="P6">After this S1 doesn't contain any references to the parent Tail, only “undo” data blocks copied earlier and direct references to the Head. Any Tail's <text:s text:c="3"/>modifications now do not involve copying “undo” blocks to S1.</text:p>
      <text:p text:style-name="P6"/>
      <text:p text:style-name="P4">Making snapshot S2 and writing to the tail.</text:p>
      <text:p text:style-name="P6"/>
      <text:list xml:id="list1753321019" text:style-name="L15">
        <text:list-item>
          <text:p text:style-name="P31">Empty snapshot file S2 captures Tail state [7,4,5,6]</text:p>
        </text:list-item>
      </text:list>
      <text:p text:style-name="P6"><draw:g text:anchor-type="paragraph" draw:z-index="34" draw:style-name="gr1"><draw:g draw:style-name="gr30"><draw:g draw:style-name="gr30"><draw:frame draw:style-name="gr31" draw:text-style-name="P50" svg:width="0.463in" svg:height="0.1504in" svg:x="0.9256in" svg:y="0.2693in"><draw:text-box><text:p text:style-name="P47"><text:span text:style-name="T15">0</text:span></text:p></draw:text-box></draw:frame><draw:frame draw:style-name="gr32" svg:width="0.3315in" svg:height="0.1516in" svg:x="1.022in" svg:y="0.0882in"><draw:text-box><text:p><text:span text:style-name="T1">Head</text:span></text:p></draw:text-box></draw:frame><draw:frame draw:style-name="gr31" draw:text-style-name="P50" svg:width="0.463in" svg:height="0.1504in" svg:x="0.9256in" svg:y="0.4193in"><draw:text-box><text:p text:style-name="P47"><text:span text:style-name="T15">0</text:span></text:p></draw:text-box></draw:frame><draw:frame draw:style-name="gr31" draw:text-style-name="P50" svg:width="0.463in" svg:height="0.1504in" svg:x="0.9256in" svg:y="0.5693in"><draw:text-box><text:p text:style-name="P47"><text:span text:style-name="T15">0</text:span></text:p></draw:text-box></draw:frame><draw:frame draw:style-name="gr31" draw:text-style-name="P50" svg:width="0.463in" svg:height="0.1504in" svg:x="0.9256in" svg:y="0.7193in"><draw:text-box><text:p text:style-name="P47"><text:span text:style-name="T15">0</text:span></text:p></draw:text-box></draw:frame></draw:g><draw:frame draw:style-name="gr38" draw:text-style-name="P50" svg:width="0.463in" svg:height="0.1504in" svg:x="1.7154in" svg:y="0.2681in"><draw:text-box><text:p text:style-name="P47"><text:span text:style-name="T15">7</text:span></text:p></draw:text-box></draw:frame><draw:frame draw:style-name="gr32" svg:width="0.3315in" svg:height="0.1516in" svg:x="1.8118in" svg:y="0.0866in"><draw:text-box><text:p><text:span text:style-name="T1">Tail</text:span></text:p></draw:text-box></draw:frame><draw:frame draw:style-name="gr38" draw:text-style-name="P50" svg:width="0.463in" svg:height="0.1504in" svg:x="1.7154in" svg:y="0.4181in"><draw:text-box><text:p text:style-name="P47"><text:span text:style-name="T15">4</text:span></text:p></draw:text-box></draw:frame><draw:frame draw:style-name="gr38" draw:text-style-name="P50" svg:width="0.463in" svg:height="0.1504in" svg:x="1.7154in" svg:y="0.5681in"><draw:text-box><text:p text:style-name="P47"><text:span text:style-name="T15">5</text:span></text:p></draw:text-box></draw:frame><draw:frame draw:style-name="gr41" draw:text-style-name="P50" svg:width="0.463in" svg:height="0.1504in" svg:x="1.7154in" svg:y="0.7181in"><draw:text-box><text:p text:style-name="P47"><text:span text:style-name="T15">6</text:span></text:p></draw:text-box></draw:frame><draw:path draw:style-name="gr34" draw:text-style-name="P47" svg:width="0.3272in" svg:height="0.1972in" draw:transform="skewX (0.327074701823737) rotate (0.662003385281449) translate (1.38819444444445in 0.284722222222242in)" svg:viewBox="0 0 832 502" svg:d="m0 0c400 0 832 502 832 502"><text:p/></draw:path><draw:g draw:style-name="gr30"><draw:frame draw:style-name="gr31" draw:text-style-name="P50" svg:width="0.463in" svg:height="0.1504in" svg:x="3.2929in" svg:y="0.2764in"><draw:text-box><text:p text:style-name="P47"><text:span text:style-name="T15">H</text:span></text:p></draw:text-box></draw:frame><draw:frame draw:style-name="gr32" draw:text-style-name="P47" svg:width="0.3315in" svg:height="0.1516in" svg:x="3.3894in" svg:y="0.0949in"><draw:text-box><text:p text:style-name="P47"><text:span text:style-name="T1">S1</text:span></text:p></draw:text-box></draw:frame><draw:frame draw:style-name="gr41" draw:text-style-name="P50" svg:width="0.463in" svg:height="0.1504in" svg:x="3.2929in" svg:y="0.4264in"><draw:text-box><text:p text:style-name="P47"><text:span text:style-name="T15">2</text:span></text:p></draw:text-box></draw:frame><draw:frame draw:style-name="gr31" draw:text-style-name="P50" svg:width="0.463in" svg:height="0.1504in" svg:x="3.2929in" svg:y="0.5764in"><draw:text-box><text:p text:style-name="P47"><text:span text:style-name="T15">H</text:span></text:p></draw:text-box></draw:frame><draw:frame draw:style-name="gr38" draw:text-style-name="P50" svg:width="0.463in" svg:height="0.1504in" svg:x="3.2929in" svg:y="0.7264in"><draw:text-box><text:p text:style-name="P47"><text:span text:style-name="T15">3</text:span></text:p></draw:text-box></draw:frame></draw:g><draw:path draw:style-name="gr34" draw:text-style-name="P47" svg:width="0.3272in" svg:height="0.1972in" draw:transform="skewX (0.327074701823737) rotate (0.662003385281449) translate (2.17847222222223in 0.276388888888889in)" svg:viewBox="0 0 832 502" svg:d="m0 0c400 0 832 502 832 502"><text:p/></draw:path><draw:path draw:style-name="gr36" draw:text-style-name="P47" svg:width="0.3126in" svg:height="0.0976in" draw:transform="rotate (-0.328820031075733) translate (2.20901836546072in 0.775342659462715in)" svg:viewBox="0 0 795 249" svg:d="m0 249c317 0 795-249 795-249"><text:p/></draw:path><draw:g draw:style-name="gr30"><draw:frame draw:style-name="gr32" draw:text-style-name="P47" svg:width="0.3315in" svg:height="0.1516in" svg:x="4.2047in" svg:y="0.1165in"><draw:text-box><text:p text:style-name="P47"><text:span text:style-name="T1">S0</text:span></text:p></draw:text-box></draw:frame><draw:g draw:style-name="gr30"><draw:frame draw:style-name="gr31" draw:text-style-name="P50" svg:width="0.463in" svg:height="0.1504in" svg:x="4.1083in" svg:y="0.2976in"><draw:text-box><text:p text:style-name="P47"><text:span text:style-name="T15">H</text:span></text:p></draw:text-box></draw:frame><draw:frame draw:style-name="gr39" draw:text-style-name="P50" svg:width="0.463in" svg:height="0.1504in" svg:x="4.1083in" svg:y="0.4476in"><draw:text-box><text:p text:style-name="P47"><text:span text:style-name="T15">1</text:span></text:p></draw:text-box></draw:frame><draw:frame draw:style-name="gr31" draw:text-style-name="P50" svg:width="0.463in" svg:height="0.1504in" svg:x="4.1083in" svg:y="0.5976in"><draw:text-box><text:p text:style-name="P47"><text:span text:style-name="T15">H</text:span></text:p></draw:text-box></draw:frame><draw:frame draw:style-name="gr31" draw:text-style-name="P50" svg:width="0.463in" svg:height="0.1504in" svg:x="4.1083in" svg:y="0.7476in"><draw:text-box><text:p text:style-name="P47"><text:span text:style-name="T15">H</text:span></text:p></draw:text-box></draw:frame></draw:g></draw:g><draw:path draw:style-name="gr34" draw:text-style-name="P47" svg:width="1.513in" svg:height="0.8874in" draw:transform="skewX (0.75712382951514) rotate (0.945444855805328) translate (2.17847222222224in 0.293957786526739in)" svg:viewBox="0 0 3844 2255" svg:d="m0 0c1835 1 3844 2255 3844 2255"><text:p/></draw:path><draw:g draw:style-name="gr30"><draw:frame draw:style-name="gr31" draw:text-style-name="P50" svg:width="0.463in" svg:height="0.1504in" svg:x="2.5055in" svg:y="0.2681in"><draw:text-box><text:p text:style-name="P47"><text:span text:style-name="T15">P</text:span></text:p></draw:text-box></draw:frame><draw:frame draw:style-name="gr32" draw:text-style-name="P47" svg:width="0.3315in" svg:height="0.1516in" svg:x="2.602in" svg:y="0.0866in"><draw:text-box><text:p text:style-name="P47"><text:span text:style-name="T1">S2</text:span></text:p></draw:text-box></draw:frame><draw:frame draw:style-name="gr41" draw:text-style-name="P50" svg:width="0.463in" svg:height="0.1504in" svg:x="2.5055in" svg:y="0.4181in"><draw:text-box><text:p text:style-name="P47"><text:span text:style-name="T15">P</text:span></text:p></draw:text-box></draw:frame><draw:frame draw:style-name="gr31" draw:text-style-name="P50" svg:width="0.463in" svg:height="0.1504in" svg:x="2.5055in" svg:y="0.5681in"><draw:text-box><text:p text:style-name="P47"><text:span text:style-name="T15">P</text:span></text:p></draw:text-box></draw:frame><draw:frame draw:style-name="gr38" draw:text-style-name="P50" svg:width="0.463in" svg:height="0.1504in" svg:x="2.5055in" svg:y="0.7181in"><draw:text-box><text:p text:style-name="P47"><text:span text:style-name="T15">P</text:span></text:p></draw:text-box></draw:frame></draw:g><draw:path draw:style-name="gr42" draw:text-style-name="P47" svg:width="1.4531in" svg:height="1.0008in" draw:transform="skewX (0.165806278939461) rotate (2.56947372478605) translate (3.42549192293343in 1.04609823894409in)" svg:viewBox="0 0 3692 2543" svg:d="m0 2543h1275c1275 0 2417-2543 2417-2543"><text:p/></draw:path></draw:g><draw:g draw:style-name="gr30"><draw:frame draw:style-name="gr35" draw:text-style-name="P50" svg:width="0.463in" svg:height="0.1504in" svg:x="0.4346in" svg:y="0.2685in"><draw:text-box><text:p text:style-name="P47"><text:span text:style-name="T15">Block 0</text:span></text:p></draw:text-box></draw:frame><draw:frame draw:style-name="gr35" draw:text-style-name="P50" svg:width="0.463in" svg:height="0.1504in" svg:x="0.4346in" svg:y="0.4185in"><draw:text-box><text:p text:style-name="P47"><text:span text:style-name="T15">Block 1</text:span></text:p></draw:text-box></draw:frame><draw:frame draw:style-name="gr35" draw:text-style-name="P50" svg:width="0.463in" svg:height="0.1504in" svg:x="0.4346in" svg:y="0.5685in"><draw:text-box><text:p text:style-name="P47"><text:span text:style-name="T15">Block 2</text:span></text:p></draw:text-box></draw:frame><draw:frame draw:style-name="gr35" draw:text-style-name="P50" svg:width="0.463in" svg:height="0.1504in" svg:x="0.4346in" svg:y="0.7185in"><draw:text-box><text:p text:style-name="P47"><text:span text:style-name="T15">Block 3</text:span></text:p></draw:text-box></draw:frame></draw:g></draw:g></text:p>
      <text:p text:style-name="P6"/>
      <text:p text:style-name="P6"/>
      <text:p text:style-name="P6"/>
      <text:p text:style-name="P6"/>
      <text:p text:style-name="P6"/>
      <text:list xml:id="list152016551" text:style-name="L16">
        <text:list-item>
          <text:p text:style-name="P32">Write to the Tail's block2; Tails state is [7,4,8,6], S2's state is <text:s/>[7,4,5,6]</text:p>
          <text:p text:style-name="P26"><draw:g text:anchor-type="paragraph" draw:z-index="35" draw:style-name="gr1"><draw:g draw:style-name="gr30"><draw:custom-shape draw:style-name="gr16" svg:width="0.328in" svg:height="0.1098in" svg:x="2.1992in" svg:y="0.577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0"><draw:frame draw:style-name="gr31" draw:text-style-name="P50" svg:width="0.463in" svg:height="0.1504in" svg:x="0.9472in" svg:y="0.2571in"><draw:text-box><text:p text:style-name="P47"><text:span text:style-name="T15">0</text:span></text:p></draw:text-box></draw:frame><draw:frame draw:style-name="gr32" svg:width="0.3315in" svg:height="0.1516in" svg:x="1.0437in" svg:y="0.076in"><draw:text-box><text:p><text:span text:style-name="T1">Head</text:span></text:p></draw:text-box></draw:frame><draw:frame draw:style-name="gr31" draw:text-style-name="P50" svg:width="0.463in" svg:height="0.1504in" svg:x="0.9472in" svg:y="0.4071in"><draw:text-box><text:p text:style-name="P47"><text:span text:style-name="T15">0</text:span></text:p></draw:text-box></draw:frame><draw:frame draw:style-name="gr31" draw:text-style-name="P50" svg:width="0.463in" svg:height="0.1504in" svg:x="0.9472in" svg:y="0.5571in"><draw:text-box><text:p text:style-name="P47"><text:span text:style-name="T15">0</text:span></text:p></draw:text-box></draw:frame><draw:frame draw:style-name="gr31" draw:text-style-name="P50" svg:width="0.463in" svg:height="0.1504in" svg:x="0.9472in" svg:y="0.7071in"><draw:text-box><text:p text:style-name="P47"><text:span text:style-name="T15">0</text:span></text:p></draw:text-box></draw:frame></draw:g><draw:frame draw:style-name="gr38" draw:text-style-name="P50" svg:width="0.463in" svg:height="0.1504in" svg:x="1.7366in" svg:y="0.2563in"><draw:text-box><text:p text:style-name="P47"><text:span text:style-name="T15">7</text:span></text:p></draw:text-box></draw:frame><draw:frame draw:style-name="gr32" svg:width="0.3315in" svg:height="0.1516in" svg:x="1.8331in" svg:y="0.0744in"><draw:text-box><text:p><text:span text:style-name="T1">Tail</text:span></text:p></draw:text-box></draw:frame><draw:frame draw:style-name="gr38" draw:text-style-name="P50" svg:width="0.463in" svg:height="0.1504in" svg:x="1.7366in" svg:y="0.4063in"><draw:text-box><text:p text:style-name="P47"><text:span text:style-name="T15">4</text:span></text:p></draw:text-box></draw:frame><draw:frame draw:style-name="gr33" draw:text-style-name="P50" svg:width="0.463in" svg:height="0.1504in" svg:x="1.7366in" svg:y="0.5563in"><draw:text-box><text:p text:style-name="P47"><text:span text:style-name="T15">8</text:span></text:p></draw:text-box></draw:frame><draw:frame draw:style-name="gr41" draw:text-style-name="P50" svg:width="0.463in" svg:height="0.1504in" svg:x="1.7366in" svg:y="0.7063in"><draw:text-box><text:p text:style-name="P47"><text:span text:style-name="T15">6</text:span></text:p></draw:text-box></draw:frame><draw:path draw:style-name="gr34" draw:text-style-name="P47" svg:width="0.3272in" svg:height="0.1972in" draw:transform="skewX (0.327074701823737) rotate (0.662003385281449) translate (1.40972222222222in 0.272222222222242in)" svg:viewBox="0 0 832 502" svg:d="m0 0c400 0 832 502 832 502"><text:p/></draw:path><draw:g draw:style-name="gr30"><draw:frame draw:style-name="gr31" draw:text-style-name="P50" svg:width="0.463in" svg:height="0.1504in" svg:x="3.3146in" svg:y="0.2642in"><draw:text-box><text:p text:style-name="P47"><text:span text:style-name="T15">H</text:span></text:p></draw:text-box></draw:frame><draw:frame draw:style-name="gr32" draw:text-style-name="P47" svg:width="0.3315in" svg:height="0.1516in" svg:x="3.411in" svg:y="0.0827in"><draw:text-box><text:p text:style-name="P47"><text:span text:style-name="T1">S1</text:span></text:p></draw:text-box></draw:frame><draw:frame draw:style-name="gr41" draw:text-style-name="P50" svg:width="0.463in" svg:height="0.1504in" svg:x="3.3146in" svg:y="0.4142in"><draw:text-box><text:p text:style-name="P47"><text:span text:style-name="T15">2</text:span></text:p></draw:text-box></draw:frame><draw:frame draw:style-name="gr31" draw:text-style-name="P50" svg:width="0.463in" svg:height="0.1504in" svg:x="3.3146in" svg:y="0.5642in"><draw:text-box><text:p text:style-name="P47"><text:span text:style-name="T15">H</text:span></text:p></draw:text-box></draw:frame><draw:frame draw:style-name="gr38" draw:text-style-name="P50" svg:width="0.463in" svg:height="0.1504in" svg:x="3.3146in" svg:y="0.7142in"><draw:text-box><text:p text:style-name="P47"><text:span text:style-name="T15">3</text:span></text:p></draw:text-box></draw:frame></draw:g><draw:path draw:style-name="gr34" draw:text-style-name="P47" svg:width="0.3272in" svg:height="0.1972in" draw:transform="skewX (0.327074701823737) rotate (0.662003385281449) translate (2.2in 0.264676290463669in)" svg:viewBox="0 0 832 502" svg:d="m0 0c400 0 832 502 832 502"><text:p/></draw:path><draw:path draw:style-name="gr36" draw:text-style-name="P47" svg:width="0.3126in" svg:height="0.0976in" draw:transform="rotate (-0.328820031075733) translate (2.23093984402586in 0.763236360250186in)" svg:viewBox="0 0 795 249" svg:d="m0 249c317 0 795-249 795-249"><text:p/></draw:path><draw:g draw:style-name="gr30"><draw:frame draw:style-name="gr32" draw:text-style-name="P47" svg:width="0.3315in" svg:height="0.1516in" svg:x="4.2264in" svg:y="0.1043in"><draw:text-box><text:p text:style-name="P47"><text:span text:style-name="T1">S0</text:span></text:p></draw:text-box></draw:frame><draw:g draw:style-name="gr30"><draw:frame draw:style-name="gr31" draw:text-style-name="P50" svg:width="0.463in" svg:height="0.1504in" svg:x="4.1299in" svg:y="0.2854in"><draw:text-box><text:p text:style-name="P47"><text:span text:style-name="T15">H</text:span></text:p></draw:text-box></draw:frame><draw:frame draw:style-name="gr39" draw:text-style-name="P50" svg:width="0.463in" svg:height="0.1504in" svg:x="4.1299in" svg:y="0.4354in"><draw:text-box><text:p text:style-name="P47"><text:span text:style-name="T15">1</text:span></text:p></draw:text-box></draw:frame><draw:frame draw:style-name="gr31" draw:text-style-name="P50" svg:width="0.463in" svg:height="0.1504in" svg:x="4.1299in" svg:y="0.5854in"><draw:text-box><text:p text:style-name="P47"><text:span text:style-name="T15">H</text:span></text:p></draw:text-box></draw:frame><draw:frame draw:style-name="gr31" draw:text-style-name="P50" svg:width="0.463in" svg:height="0.1504in" svg:x="4.1299in" svg:y="0.7354in"><draw:text-box><text:p text:style-name="P47"><text:span text:style-name="T15">H</text:span></text:p></draw:text-box></draw:frame></draw:g></draw:g><draw:path draw:style-name="gr34" draw:text-style-name="P47" svg:width="1.513in" svg:height="0.8874in" draw:transform="skewX (0.75712382951514) rotate (0.945444855805328) translate (2.20000000000001in 0.282638888888889in)" svg:viewBox="0 0 3844 2255" svg:d="m0 0c1835 1 3844 2255 3844 2255"><text:p/></draw:path><draw:frame draw:style-name="gr31" draw:text-style-name="P50" svg:width="0.463in" svg:height="0.1504in" svg:x="2.5272in" svg:y="0.2563in"><draw:text-box><text:p text:style-name="P47"><text:span text:style-name="T15">P</text:span></text:p></draw:text-box></draw:frame><draw:frame draw:style-name="gr32" draw:text-style-name="P47" svg:width="0.3315in" svg:height="0.1516in" svg:x="2.6236in" svg:y="0.0744in"><draw:text-box><text:p text:style-name="P47"><text:span text:style-name="T1">S2</text:span></text:p></draw:text-box></draw:frame><draw:frame draw:style-name="gr41" draw:text-style-name="P50" svg:width="0.463in" svg:height="0.1504in" svg:x="2.5272in" svg:y="0.4063in"><draw:text-box><text:p text:style-name="P47"><text:span text:style-name="T15">P</text:span></text:p></draw:text-box></draw:frame><draw:frame draw:style-name="gr33" draw:text-style-name="P50" svg:width="0.463in" svg:height="0.1504in" svg:x="2.5272in" svg:y="0.5563in"><draw:text-box><text:p text:style-name="P47"><text:span text:style-name="T15">5</text:span></text:p></draw:text-box></draw:frame><draw:frame draw:style-name="gr38" draw:text-style-name="P50" svg:width="0.463in" svg:height="0.1504in" svg:x="2.5272in" svg:y="0.7063in"><draw:text-box><text:p text:style-name="P47"><text:span text:style-name="T15">P</text:span></text:p></draw:text-box></draw:frame><draw:path draw:style-name="gr42" draw:text-style-name="P47" svg:width="1.4531in" svg:height="1.0008in" draw:transform="skewX (0.165806278939461) rotate (2.56947372478605) translate (3.44662599992378in 1.03359823894411in)" svg:viewBox="0 0 3692 2543" svg:d="m0 2543h1275c1275 0 2417-2543 2417-2543"><text:p/></draw:path></draw:g><draw:g draw:style-name="gr30"><draw:frame draw:style-name="gr35" draw:text-style-name="P50" svg:width="0.463in" svg:height="0.1504in" svg:x="0.4846in" svg:y="0.2571in"><draw:text-box><text:p text:style-name="P47"><text:span text:style-name="T15">Block 0</text:span></text:p></draw:text-box></draw:frame><draw:frame draw:style-name="gr35" draw:text-style-name="P50" svg:width="0.463in" svg:height="0.1504in" svg:x="0.4846in" svg:y="0.4071in"><draw:text-box><text:p text:style-name="P47"><text:span text:style-name="T15">Block 1</text:span></text:p></draw:text-box></draw:frame><draw:frame draw:style-name="gr35" draw:text-style-name="P50" svg:width="0.463in" svg:height="0.1504in" svg:x="0.4846in" svg:y="0.5571in"><draw:text-box><text:p text:style-name="P47"><text:span text:style-name="T15">Block 2</text:span></text:p></draw:text-box></draw:frame><draw:frame draw:style-name="gr35" draw:text-style-name="P50" svg:width="0.463in" svg:height="0.1504in" svg:x="0.4846in" svg:y="0.7071in"><draw:text-box><text:p text:style-name="P47"><text:span text:style-name="T15">Block 3</text:span></text:p></draw:text-box></draw:frame></draw:g></draw:g></text:p>
        </text:list-item>
      </text:list>
      <text:p text:style-name="P5"/>
      <text:p text:style-name="P5"/>
      <text:p text:style-name="P5"/>
      <text:p text:style-name="P5"/>
      <text:p text:style-name="P5"/>
      <text:p text:style-name="P5">Notes: As mentioned earlier, these type of snapshot files Sxx are not “real” VHD files, they are slightly out-of specs and can't be used directly. Nevertheless, it is quite convenient to consider them as VHD files, because libvhd2 will use already existing functionality to manipulate their data structures and finally convert them into the proper standard VHDs.</text:p>
      <text:p text:style-name="P5"/>
      <text:p text:style-name="P5"/>
      <text:h text:style-name="Heading_20_2" text:outline-level="2">Trimming snapsots.</text:h>
      <text:p text:style-name="P1">If we do not need previously made snapshot files, they can be simple deleted. No “classical” coalescing is required, which is a large benefit of <text:soft-page-break/>this scheme. If we delete all snapshot files Sxx or if we need Tail VHD absolutely compliant with VHD specs, it is also required to remove a “reverse link” from it.</text:p>
      <text:h text:style-name="Heading_20_2" text:outline-level="2">Creating “normal” VHD snapshots from “Undo” files.</text:h>
      <text:p text:style-name="P5">Snapshot files Sxx from examples above can't be treated as “normal” differencing VHD files, because along with actual data blocks they can contain reference to both Tail's and Head's data blocks. </text:p>
      <text:p text:style-name="P5">In order to convert Sxx file to a standard differencing VHD with the parent “Head” it is required:</text:p>
      <text:list xml:id="list1026368916" text:style-name="L17">
        <text:list-item>
          <text:p text:style-name="P27">If Sxx file contains references to its current parent “Tail”, <text:s/>(“P” entries in its BAT), corresponding data blocks must be copied into it from the Tail</text:p>
        </text:list-item>
        <text:list-item>
          <text:p text:style-name="P27">All “H” entries in Sxx BAT must be changed to “P” </text:p>
        </text:list-item>
        <text:list-item>
          <text:p text:style-name="P27">Sxx parent link (names + parent locators) must be changed to point to the Head.</text:p>
        </text:list-item>
      </text:list>
      <text:p text:style-name="P5"/>
      <text:p text:style-name="P5">As the result we will get a standard differencing VHD with a parent “Head”. All such snapshot files will represent VHD chain length of 1.</text:p>
      <text:p text:style-name="P5">For example, after converting “undo files” Sxx from the last diagram to the “normal” differencing VHD snapshots (SDxx), the picture will look as follows:</text:p>
      <text:p text:style-name="P5"/>
      <text:p text:style-name="P5"/>
      <text:p text:style-name="P5"><draw:g text:anchor-type="paragraph" draw:z-index="36" draw:style-name="gr1"><draw:g draw:style-name="gr30"><draw:g draw:style-name="gr30"><draw:frame draw:style-name="gr31" draw:text-style-name="P50" svg:width="0.463in" svg:height="0.1504in" svg:x="1.7697in" svg:y="0.2862in"><draw:text-box><text:p text:style-name="P47"><text:span text:style-name="T15">0</text:span></text:p></draw:text-box></draw:frame><draw:frame draw:style-name="gr32" svg:width="0.3315in" svg:height="0.1516in" svg:x="1.8661in" svg:y="0.1051in"><draw:text-box><text:p><text:span text:style-name="T1">Head</text:span></text:p></draw:text-box></draw:frame><draw:frame draw:style-name="gr31" draw:text-style-name="P50" svg:width="0.463in" svg:height="0.1504in" svg:x="1.7697in" svg:y="0.4362in"><draw:text-box><text:p text:style-name="P47"><text:span text:style-name="T15">0</text:span></text:p></draw:text-box></draw:frame><draw:frame draw:style-name="gr31" draw:text-style-name="P50" svg:width="0.463in" svg:height="0.1504in" svg:x="1.7697in" svg:y="0.5862in"><draw:text-box><text:p text:style-name="P47"><text:span text:style-name="T15">0</text:span></text:p></draw:text-box></draw:frame><draw:frame draw:style-name="gr31" draw:text-style-name="P50" svg:width="0.463in" svg:height="0.1504in" svg:x="1.7697in" svg:y="0.7362in"><draw:text-box><text:p text:style-name="P47"><text:span text:style-name="T15">0</text:span></text:p></draw:text-box></draw:frame></draw:g><draw:frame draw:style-name="gr43" draw:text-style-name="P50" svg:width="0.463in" svg:height="0.1504in" svg:x="3.3496in" svg:y="0.2933in"><draw:text-box><text:p text:style-name="P47"><text:span text:style-name="T15">P</text:span></text:p></draw:text-box></draw:frame><draw:frame draw:style-name="gr32" draw:text-style-name="P47" svg:width="0.3315in" svg:height="0.1516in" svg:x="3.4461in" svg:y="0.1118in"><draw:text-box><text:p text:style-name="P47"><text:span text:style-name="T1">SD1</text:span></text:p></draw:text-box></draw:frame><draw:frame draw:style-name="gr44" draw:text-style-name="P50" svg:width="0.463in" svg:height="0.1504in" svg:x="3.3496in" svg:y="0.4433in"><draw:text-box><text:p text:style-name="P47"><text:span text:style-name="T15">2</text:span></text:p></draw:text-box></draw:frame><draw:frame draw:style-name="gr43" draw:text-style-name="P50" svg:width="0.463in" svg:height="0.1504in" svg:x="3.3496in" svg:y="0.5933in"><draw:text-box><text:p text:style-name="P47"><text:span text:style-name="T15">P</text:span></text:p></draw:text-box></draw:frame><draw:frame draw:style-name="gr43" draw:text-style-name="P50" svg:width="0.463in" svg:height="0.1504in" svg:x="3.3496in" svg:y="0.7433in"><draw:text-box><text:p text:style-name="P47"><text:span text:style-name="T15">3</text:span></text:p></draw:text-box></draw:frame><draw:path draw:style-name="gr34" draw:text-style-name="P47" svg:width="0.3272in" svg:height="0.1972in" draw:transform="skewX (0.327074701823737) rotate (0.662003385281449) translate (2.23511592300962in 0.293842957130437in)" svg:viewBox="0 0 832 502" svg:d="m0 0c400 0 832 502 832 502"><text:p/></draw:path><draw:frame draw:style-name="gr32" draw:text-style-name="P47" svg:width="0.3315in" svg:height="0.1516in" svg:x="4.2614in" svg:y="0.1335in"><draw:text-box><text:p text:style-name="P47"><text:span text:style-name="T1">SD0</text:span></text:p></draw:text-box></draw:frame><draw:g draw:style-name="gr30"><draw:frame draw:style-name="gr43" draw:text-style-name="P50" svg:width="0.463in" svg:height="0.1504in" svg:x="4.1646in" svg:y="0.3146in"><draw:text-box><text:p text:style-name="P47"><text:span text:style-name="T15">P</text:span></text:p></draw:text-box></draw:frame><draw:frame draw:style-name="gr44" draw:text-style-name="P50" svg:width="0.463in" svg:height="0.1504in" svg:x="4.1646in" svg:y="0.4646in"><draw:text-box><text:p text:style-name="P47"><text:span text:style-name="T15">1</text:span></text:p></draw:text-box></draw:frame><draw:frame draw:style-name="gr43" draw:text-style-name="P50" svg:width="0.463in" svg:height="0.1504in" svg:x="4.1646in" svg:y="0.6146in"><draw:text-box><text:p text:style-name="P47"><text:span text:style-name="T15">P</text:span></text:p></draw:text-box></draw:frame><draw:frame draw:style-name="gr43" draw:text-style-name="P50" svg:width="0.463in" svg:height="0.1504in" svg:x="4.1646in" svg:y="0.7646in"><draw:text-box><text:p text:style-name="P47"><text:span text:style-name="T15">P</text:span></text:p></draw:text-box></draw:frame></draw:g><draw:path draw:style-name="gr34" draw:text-style-name="P47" svg:width="1.513in" svg:height="0.8874in" draw:transform="skewX (0.75712382951514) rotate (0.945444855805328) translate (2.23511592300964in 0.311805555555556in)" svg:viewBox="0 0 3844 2255" svg:d="m0 0c1835 1 3844 2255 3844 2255"><text:p/></draw:path><draw:frame draw:style-name="gr43" draw:text-style-name="P50" svg:width="0.463in" svg:height="0.1504in" svg:x="2.5618in" svg:y="0.2854in"><draw:text-box><text:p text:style-name="P47"><text:span text:style-name="T15">7</text:span></text:p></draw:text-box></draw:frame><draw:frame draw:style-name="gr32" draw:text-style-name="P47" svg:width="0.3315in" svg:height="0.1516in" svg:x="2.6587in" svg:y="0.1035in"><draw:text-box><text:p text:style-name="P47"><text:span text:style-name="T1">SD2</text:span></text:p></draw:text-box></draw:frame><draw:frame draw:style-name="gr44" draw:text-style-name="P50" svg:width="0.463in" svg:height="0.1504in" svg:x="2.5618in" svg:y="0.4354in"><draw:text-box><text:p text:style-name="P47"><text:span text:style-name="T15">4</text:span></text:p></draw:text-box></draw:frame><draw:frame draw:style-name="gr43" draw:text-style-name="P50" svg:width="0.463in" svg:height="0.1504in" svg:x="2.5618in" svg:y="0.5854in"><draw:text-box><text:p text:style-name="P47"><text:span text:style-name="T15">5</text:span></text:p></draw:text-box></draw:frame><draw:frame draw:style-name="gr43" draw:text-style-name="P50" svg:width="0.463in" svg:height="0.1504in" svg:x="2.5618in" svg:y="0.7354in"><draw:text-box><text:p text:style-name="P47"><text:span text:style-name="T15">6</text:span></text:p></draw:text-box></draw:frame><draw:path draw:style-name="gr42" draw:text-style-name="P47" svg:width="1.4531in" svg:height="1.0008in" draw:transform="skewX (0.165806278939461) rotate (2.56947372478605) translate (3.48134822214599in 1.06276490561078in)" svg:viewBox="0 0 3692 2543" svg:d="m0 2543h1275c1275 0 2417-2543 2417-2543"><text:p/></draw:path><draw:g draw:style-name="gr30"><draw:frame draw:style-name="gr35" draw:text-style-name="P50" svg:width="0.463in" svg:height="0.1504in" svg:x="1.3071in" svg:y="0.2862in"><draw:text-box><text:p text:style-name="P47"><text:span text:style-name="T15">Block 0</text:span></text:p></draw:text-box></draw:frame><draw:frame draw:style-name="gr35" draw:text-style-name="P50" svg:width="0.463in" svg:height="0.1504in" svg:x="1.3071in" svg:y="0.4362in"><draw:text-box><text:p text:style-name="P47"><text:span text:style-name="T15">Block 1</text:span></text:p></draw:text-box></draw:frame><draw:frame draw:style-name="gr35" draw:text-style-name="P50" svg:width="0.463in" svg:height="0.1504in" svg:x="1.3071in" svg:y="0.5862in"><draw:text-box><text:p text:style-name="P47"><text:span text:style-name="T15">Block 2</text:span></text:p></draw:text-box></draw:frame><draw:frame draw:style-name="gr35" draw:text-style-name="P50" svg:width="0.463in" svg:height="0.1504in" svg:x="1.3071in" svg:y="0.7362in"><draw:text-box><text:p text:style-name="P47"><text:span text:style-name="T15">Block 3</text:span></text:p></draw:text-box></draw:frame></draw:g></draw:g><draw:frame draw:style-name="gr38" draw:text-style-name="P50" svg:width="0.463in" svg:height="0.1504in" svg:x="2.2362in" svg:y="1.2882in"><draw:text-box><text:p text:style-name="P47"><text:span text:style-name="T15">7</text:span></text:p></draw:text-box></draw:frame><draw:frame draw:style-name="gr32" svg:width="0.3315in" svg:height="0.1516in" svg:x="2.3327in" svg:y="1.1063in"><draw:text-box><text:p><text:span text:style-name="T1">Tail</text:span></text:p></draw:text-box></draw:frame><draw:frame draw:style-name="gr38" draw:text-style-name="P50" svg:width="0.463in" svg:height="0.1504in" svg:x="2.2362in" svg:y="1.4382in"><draw:text-box><text:p text:style-name="P47"><text:span text:style-name="T15">4</text:span></text:p></draw:text-box></draw:frame><draw:frame draw:style-name="gr38" draw:text-style-name="P50" svg:width="0.463in" svg:height="0.1504in" svg:x="2.2362in" svg:y="1.5882in"><draw:text-box><text:p text:style-name="P47"><text:span text:style-name="T15">8</text:span></text:p></draw:text-box></draw:frame><draw:frame draw:style-name="gr41" draw:text-style-name="P50" svg:width="0.463in" svg:height="0.1504in" svg:x="2.2362in" svg:y="1.7382in"><draw:text-box><text:p text:style-name="P47"><text:span text:style-name="T15">6</text:span></text:p></draw:text-box></draw:frame><draw:path draw:style-name="gr45" draw:text-style-name="P47" svg:width="0.7252in" svg:height="0.6949in" draw:transform="rotate (-0.809134641224572) translate (2.23921826282065in 0.308842515875585in)" svg:viewBox="0 0 1843 1766" svg:d="m0 11c734 0 722-11 722-11 0 0 883 842 872 854s249 912 249 912"><text:p/></draw:path></draw:g></text:p>
      <text:p text:style-name="P5"/>
      <text:p text:style-name="P5"/>
      <text:p text:style-name="P9"/>
      <text:p text:style-name="P9"/>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quare" svg:viewBox="0 0 10 10" svg:d="m0 0h10v10h-1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paragraph-properties style:line-spacing="0.2in"/>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701in" fo:margin-bottom="0.7874in" fo:margin-left="0.452in" fo:margin-right="0.528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9T10:30:46</meta:creation-date>
    <dc:date>2012-11-29T15:03:25</dc:date>
    <meta:editing-duration>PT17H54M3S</meta:editing-duration>
    <meta:editing-cycles>421</meta:editing-cycles>
    <meta:generator>LibreOffice/3.5$Linux_x86 LibreOffice_project/350m1$Build-2</meta:generator>
    <meta:print-date>2012-10-31T12:28:12</meta:print-date>
    <meta:document-statistic meta:table-count="1" meta:image-count="0" meta:object-count="0" meta:page-count="14" meta:paragraph-count="199" meta:word-count="4905" meta:character-count="22816" meta:non-whitespace-character-count="23425"/>
  </office:meta>
</office:document-meta>
</file>